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452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53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427cm"/>
    </style:style>
    <style:style style:name="co13" style:family="table-column">
      <style:table-column-properties fo:break-before="auto" style:column-width="2.256cm"/>
    </style:style>
    <style:style style:name="co14" style:family="table-column">
      <style:table-column-properties fo:break-before="auto" style:column-width="2.23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2.083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3.408cm"/>
    </style:style>
    <style:style style:name="co22" style:family="table-column">
      <style:table-column-properties fo:break-before="auto" style:column-width="1.372cm"/>
    </style:style>
    <style:style style:name="co23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9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114" calcext:value-type="float">
            <text:p><text:s text:c="3"/>8,114</text:p>
          </table:table-cell>
          <table:table-cell table:style-name="ce57" office:value-type="float" office:value="7582" calcext:value-type="float">
            <text:p><text:s text:c="3"/>7,582</text:p>
          </table:table-cell>
          <table:table-cell table:style-name="ce57" office:value-type="float" office:value="241" calcext:value-type="float">
            <text:p><text:s text:c="3"/>241</text:p>
          </table:table-cell>
          <table:table-cell table:style-name="ce57" office:value-type="float" office:value="226" calcext:value-type="float">
            <text:p><text:s text:c="3"/>226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291" calcext:value-type="float">
            <text:p><text:s text:c="3"/>291</text:p>
          </table:table-cell>
          <table:table-cell table:style-name="ce57" office:value-type="float" office:value="252" calcext:value-type="float">
            <text:p><text:s text:c="3"/>252</text:p>
          </table:table-cell>
          <table:table-cell table:style-name="ce57" office:value-type="float" office:value="39" calcext:value-type="float">
            <text:p><text:s text:c="3"/>39</text:p>
          </table:table-cell>
          <table:table-cell table:style-name="ce57" office:value-type="float" office:value="8040" calcext:value-type="float">
            <text:p><text:s text:c="3"/>8,040</text:p>
          </table:table-cell>
          <table:table-cell table:style-name="ce57" office:value-type="float" office:value="7509" calcext:value-type="float">
            <text:p><text:s text:c="3"/>7,509</text:p>
          </table:table-cell>
          <table:table-cell table:style-name="ce57" office:value-type="float" office:value="241" calcext:value-type="float">
            <text:p><text:s text:c="3"/>241</text:p>
          </table:table-cell>
          <table:table-cell table:style-name="ce57" office:value-type="float" office:value="226" calcext:value-type="float">
            <text:p><text:s text:c="3"/>226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290" calcext:value-type="float">
            <text:p><text:s text:c="3"/>290</text:p>
          </table:table-cell>
          <table:table-cell table:style-name="ce57" office:value-type="float" office:value="252" calcext:value-type="float">
            <text:p><text:s text:c="3"/>252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74" calcext:value-type="float">
            <text:p><text:s text:c="3"/>74</text:p>
          </table:table-cell>
          <table:table-cell table:style-name="ce57" office:value-type="float" office:value="73" calcext:value-type="float">
            <text:p><text:s text:c="3"/>73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038" calcext:value-type="float">
            <text:p><text:s text:c="3"/>4,038</text:p>
          </table:table-cell>
          <table:table-cell table:style-name="ce58" office:value-type="float" office:value="3969" calcext:value-type="float">
            <text:p><text:s text:c="3"/>3,969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4020" calcext:value-type="float">
            <text:p><text:s text:c="3"/>4,020</text:p>
          </table:table-cell>
          <table:table-cell table:style-name="ce58" office:value-type="float" office:value="3951" calcext:value-type="float">
            <text:p><text:s text:c="3"/>3,95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number-columns-repeated="2" table:style-name="ce58" office:value-type="float" office:value="18" calcext:value-type="float">
            <text:p><text:s text:c="3"/>18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076" calcext:value-type="float">
            <text:p><text:s text:c="3"/>4,076</text:p>
          </table:table-cell>
          <table:table-cell table:style-name="ce58" office:value-type="float" office:value="3613" calcext:value-type="float">
            <text:p><text:s text:c="3"/>3,613</text:p>
          </table:table-cell>
          <table:table-cell table:style-name="ce58" office:value-type="float" office:value="221" calcext:value-type="float">
            <text:p><text:s text:c="3"/>221</text:p>
          </table:table-cell>
          <table:table-cell table:style-name="ce58" office:value-type="float" office:value="210" calcext:value-type="float">
            <text:p><text:s text:c="3"/>210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4020" calcext:value-type="float">
            <text:p><text:s text:c="3"/>4,020</text:p>
          </table:table-cell>
          <table:table-cell table:style-name="ce58" office:value-type="float" office:value="3558" calcext:value-type="float">
            <text:p><text:s text:c="3"/>3,558</text:p>
          </table:table-cell>
          <table:table-cell table:style-name="ce58" office:value-type="float" office:value="221" calcext:value-type="float">
            <text:p><text:s text:c="3"/>221</text:p>
          </table:table-cell>
          <table:table-cell table:style-name="ce58" office:value-type="float" office:value="210" calcext:value-type="float">
            <text:p><text:s text:c="3"/>210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41" calcext:value-type="float">
            <text:p><text:s text:c="3"/>241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0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122" calcext:value-type="float">
            <text:p><text:s text:c="3"/>8,122</text:p>
          </table:table-cell>
          <table:table-cell table:style-name="ce57" office:value-type="float" office:value="7601" calcext:value-type="float">
            <text:p><text:s text:c="3"/>7,601</text:p>
          </table:table-cell>
          <table:table-cell table:style-name="ce57" office:value-type="float" office:value="247" calcext:value-type="float">
            <text:p><text:s text:c="3"/>247</text:p>
          </table:table-cell>
          <table:table-cell table:style-name="ce57" office:value-type="float" office:value="238" calcext:value-type="float">
            <text:p><text:s text:c="3"/>238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274" calcext:value-type="float">
            <text:p><text:s text:c="3"/>274</text:p>
          </table:table-cell>
          <table:table-cell table:style-name="ce57" office:value-type="float" office:value="241" calcext:value-type="float">
            <text:p><text:s text:c="3"/>241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8030" calcext:value-type="float">
            <text:p><text:s text:c="3"/>8,030</text:p>
          </table:table-cell>
          <table:table-cell table:style-name="ce57" office:value-type="float" office:value="7509" calcext:value-type="float">
            <text:p><text:s text:c="3"/>7,509</text:p>
          </table:table-cell>
          <table:table-cell table:style-name="ce57" office:value-type="float" office:value="247" calcext:value-type="float">
            <text:p><text:s text:c="3"/>247</text:p>
          </table:table-cell>
          <table:table-cell table:style-name="ce57" office:value-type="float" office:value="238" calcext:value-type="float">
            <text:p><text:s text:c="3"/>238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274" calcext:value-type="float">
            <text:p><text:s text:c="3"/>274</text:p>
          </table:table-cell>
          <table:table-cell table:style-name="ce57" office:value-type="float" office:value="241" calcext:value-type="float">
            <text:p><text:s text:c="3"/>241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number-columns-repeated="2" table:style-name="ce57" office:value-type="float" office:value="92" calcext:value-type="float">
            <text:p><text:s text:c="3"/>92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031" calcext:value-type="float">
            <text:p><text:s text:c="3"/>4,031</text:p>
          </table:table-cell>
          <table:table-cell table:style-name="ce58" office:value-type="float" office:value="3961" calcext:value-type="float">
            <text:p><text:s text:c="3"/>3,96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4015" calcext:value-type="float">
            <text:p><text:s text:c="3"/>4,015</text:p>
          </table:table-cell>
          <table:table-cell table:style-name="ce58" office:value-type="float" office:value="3945" calcext:value-type="float">
            <text:p><text:s text:c="3"/>3,945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number-columns-repeated="2" table:style-name="ce58" office:value-type="float" office:value="16" calcext:value-type="float">
            <text:p><text:s text:c="3"/>16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091" calcext:value-type="float">
            <text:p><text:s text:c="3"/>4,091</text:p>
          </table:table-cell>
          <table:table-cell table:style-name="ce58" office:value-type="float" office:value="3640" calcext:value-type="float">
            <text:p><text:s text:c="3"/>3,640</text:p>
          </table:table-cell>
          <table:table-cell table:style-name="ce58" office:value-type="float" office:value="227" calcext:value-type="float">
            <text:p><text:s text:c="3"/>227</text:p>
          </table:table-cell>
          <table:table-cell table:style-name="ce58" office:value-type="float" office:value="223" calcext:value-type="float">
            <text:p><text:s text:c="3"/>22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4015" calcext:value-type="float">
            <text:p><text:s text:c="3"/>4,015</text:p>
          </table:table-cell>
          <table:table-cell table:style-name="ce58" office:value-type="float" office:value="3564" calcext:value-type="float">
            <text:p><text:s text:c="3"/>3,564</text:p>
          </table:table-cell>
          <table:table-cell table:style-name="ce58" office:value-type="float" office:value="227" calcext:value-type="float">
            <text:p><text:s text:c="3"/>227</text:p>
          </table:table-cell>
          <table:table-cell table:style-name="ce58" office:value-type="float" office:value="223" calcext:value-type="float">
            <text:p><text:s text:c="3"/>22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2" table:style-name="ce58" office:value-type="float" office:value="76" calcext:value-type="float">
            <text:p><text:s text:c="3"/>76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578" calcext:value-type="float">
            <text:p><text:s text:c="3"/>8,578</text:p>
          </table:table-cell>
          <table:table-cell table:style-name="ce57" office:value-type="float" office:value="8008" calcext:value-type="float">
            <text:p><text:s text:c="3"/>8,008</text:p>
          </table:table-cell>
          <table:table-cell table:style-name="ce57" office:value-type="float" office:value="260" calcext:value-type="float">
            <text:p><text:s text:c="3"/>260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10" calcext:value-type="float">
            <text:p><text:s text:c="3"/>310</text:p>
          </table:table-cell>
          <table:table-cell table:style-name="ce57" office:value-type="float" office:value="261" calcext:value-type="float">
            <text:p><text:s text:c="3"/>261</text:p>
          </table:table-cell>
          <table:table-cell table:style-name="ce57" office:value-type="float" office:value="49" calcext:value-type="float">
            <text:p><text:s text:c="3"/>49</text:p>
          </table:table-cell>
          <table:table-cell table:style-name="ce57" office:value-type="float" office:value="8458" calcext:value-type="float">
            <text:p><text:s text:c="3"/>8,458</text:p>
          </table:table-cell>
          <table:table-cell table:style-name="ce57" office:value-type="float" office:value="7889" calcext:value-type="float">
            <text:p><text:s text:c="3"/>7,889</text:p>
          </table:table-cell>
          <table:table-cell table:style-name="ce57" office:value-type="float" office:value="260" calcext:value-type="float">
            <text:p><text:s text:c="3"/>260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09" calcext:value-type="float">
            <text:p><text:s text:c="3"/>309</text:p>
          </table:table-cell>
          <table:table-cell table:style-name="ce57" office:value-type="float" office:value="261" calcext:value-type="float">
            <text:p><text:s text:c="3"/>261</text:p>
          </table:table-cell>
          <table:table-cell table:style-name="ce57" office:value-type="float" office:value="48" calcext:value-type="float">
            <text:p><text:s text:c="3"/>48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style-name="ce57" office:value-type="float" office:value="119" calcext:value-type="float">
            <text:p><text:s text:c="3"/>119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253" calcext:value-type="float">
            <text:p><text:s text:c="3"/>4,253</text:p>
          </table:table-cell>
          <table:table-cell table:style-name="ce58" office:value-type="float" office:value="4170" calcext:value-type="float">
            <text:p><text:s text:c="3"/>4,170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4229" calcext:value-type="float">
            <text:p><text:s text:c="3"/>4,229</text:p>
          </table:table-cell>
          <table:table-cell table:style-name="ce58" office:value-type="float" office:value="4146" calcext:value-type="float">
            <text:p><text:s text:c="3"/>4,146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number-columns-repeated="2" table:style-name="ce58" office:value-type="float" office:value="24" calcext:value-type="float">
            <text:p><text:s text:c="3"/>24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325" calcext:value-type="float">
            <text:p><text:s text:c="3"/>4,325</text:p>
          </table:table-cell>
          <table:table-cell table:style-name="ce58" office:value-type="float" office:value="3838" calcext:value-type="float">
            <text:p><text:s text:c="3"/>3,838</text:p>
          </table:table-cell>
          <table:table-cell table:style-name="ce58" office:value-type="float" office:value="236" calcext:value-type="float">
            <text:p><text:s text:c="3"/>236</text:p>
          </table:table-cell>
          <table:table-cell table:style-name="ce58" office:value-type="float" office:value="227" calcext:value-type="float">
            <text:p><text:s text:c="3"/>227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251" calcext:value-type="float">
            <text:p><text:s text:c="3"/>251</text:p>
          </table:table-cell>
          <table:table-cell table:style-name="ce58" office:value-type="float" office:value="241" calcext:value-type="float">
            <text:p><text:s text:c="3"/>241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4229" calcext:value-type="float">
            <text:p><text:s text:c="3"/>4,229</text:p>
          </table:table-cell>
          <table:table-cell table:style-name="ce58" office:value-type="float" office:value="3743" calcext:value-type="float">
            <text:p><text:s text:c="3"/>3,743</text:p>
          </table:table-cell>
          <table:table-cell table:style-name="ce58" office:value-type="float" office:value="236" calcext:value-type="float">
            <text:p><text:s text:c="3"/>236</text:p>
          </table:table-cell>
          <table:table-cell table:style-name="ce58" office:value-type="float" office:value="227" calcext:value-type="float">
            <text:p><text:s text:c="3"/>227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250" calcext:value-type="float">
            <text:p><text:s text:c="3"/>250</text:p>
          </table:table-cell>
          <table:table-cell table:style-name="ce58" office:value-type="float" office:value="241" calcext:value-type="float">
            <text:p><text:s text:c="3"/>24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96" calcext:value-type="float">
            <text:p><text:s text:c="3"/>96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2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940" calcext:value-type="float">
            <text:p><text:s text:c="3"/>8,940</text:p>
          </table:table-cell>
          <table:table-cell table:style-name="ce57" office:value-type="float" office:value="8354" calcext:value-type="float">
            <text:p><text:s text:c="3"/>8,354</text:p>
          </table:table-cell>
          <table:table-cell table:style-name="ce57" office:value-type="float" office:value="286" calcext:value-type="float">
            <text:p><text:s text:c="3"/>286</text:p>
          </table:table-cell>
          <table:table-cell table:style-name="ce57" office:value-type="float" office:value="271" calcext:value-type="float">
            <text:p><text:s text:c="3"/>271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300" calcext:value-type="float">
            <text:p><text:s text:c="3"/>300</text:p>
          </table:table-cell>
          <table:table-cell table:style-name="ce57" office:value-type="float" office:value="259" calcext:value-type="float">
            <text:p><text:s text:c="3"/>259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57" office:value-type="float" office:value="8838" calcext:value-type="float">
            <text:p><text:s text:c="3"/>8,838</text:p>
          </table:table-cell>
          <table:table-cell table:style-name="ce57" office:value-type="float" office:value="8253" calcext:value-type="float">
            <text:p><text:s text:c="3"/>8,253</text:p>
          </table:table-cell>
          <table:table-cell table:style-name="ce57" office:value-type="float" office:value="286" calcext:value-type="float">
            <text:p><text:s text:c="3"/>286</text:p>
          </table:table-cell>
          <table:table-cell table:style-name="ce57" office:value-type="float" office:value="271" calcext:value-type="float">
            <text:p><text:s text:c="3"/>271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299" calcext:value-type="float">
            <text:p><text:s text:c="3"/>299</text:p>
          </table:table-cell>
          <table:table-cell table:style-name="ce57" office:value-type="float" office:value="258" calcext:value-type="float">
            <text:p><text:s text:c="3"/>258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101" calcext:value-type="float">
            <text:p><text:s text:c="3"/>10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445" calcext:value-type="float">
            <text:p><text:s text:c="3"/>4,445</text:p>
          </table:table-cell>
          <table:table-cell table:style-name="ce58" office:value-type="float" office:value="4364" calcext:value-type="float">
            <text:p><text:s text:c="3"/>4,364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4419" calcext:value-type="float">
            <text:p><text:s text:c="3"/>4,419</text:p>
          </table:table-cell>
          <table:table-cell table:style-name="ce58" office:value-type="float" office:value="4338" calcext:value-type="float">
            <text:p><text:s text:c="3"/>4,338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number-columns-repeated="2" table:style-name="ce58" office:value-type="float" office:value="26" calcext:value-type="float">
            <text:p><text:s text:c="3"/>26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495" calcext:value-type="float">
            <text:p><text:s text:c="3"/>4,495</text:p>
          </table:table-cell>
          <table:table-cell table:style-name="ce58" office:value-type="float" office:value="3990" calcext:value-type="float">
            <text:p><text:s text:c="3"/>3,990</text:p>
          </table:table-cell>
          <table:table-cell table:style-name="ce58" office:value-type="float" office:value="259" calcext:value-type="float">
            <text:p><text:s text:c="3"/>259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46" calcext:value-type="float">
            <text:p><text:s text:c="3"/>246</text:p>
          </table:table-cell>
          <table:table-cell table:style-name="ce58" office:value-type="float" office:value="236" calcext:value-type="float">
            <text:p><text:s text:c="3"/>236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4419" calcext:value-type="float">
            <text:p><text:s text:c="3"/>4,419</text:p>
          </table:table-cell>
          <table:table-cell table:style-name="ce58" office:value-type="float" office:value="3915" calcext:value-type="float">
            <text:p><text:s text:c="3"/>3,915</text:p>
          </table:table-cell>
          <table:table-cell table:style-name="ce58" office:value-type="float" office:value="259" calcext:value-type="float">
            <text:p><text:s text:c="3"/>259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style-name="ce58" office:value-type="float" office:value="235" calcext:value-type="float">
            <text:p><text:s text:c="3"/>23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11年</text:p>
            <text:p>截至9月止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5928" calcext:value-type="float">
            <text:p><text:s text:c="3"/>75,928</text:p>
          </table:table-cell>
          <table:table-cell table:style-name="ce59" office:value-type="float" office:value="70780" calcext:value-type="float">
            <text:p><text:s text:c="3"/>70,780</text:p>
          </table:table-cell>
          <table:table-cell table:style-name="ce59" office:value-type="float" office:value="2416" calcext:value-type="float">
            <text:p><text:s text:c="3"/>2,416</text:p>
          </table:table-cell>
          <table:table-cell table:style-name="ce59" office:value-type="float" office:value="2259" calcext:value-type="float">
            <text:p><text:s text:c="3"/>2,259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2732" calcext:value-type="float">
            <text:p><text:s text:c="3"/>2,732</text:p>
          </table:table-cell>
          <table:table-cell table:style-name="ce59" office:value-type="float" office:value="2324" calcext:value-type="float">
            <text:p><text:s text:c="3"/>2,324</text:p>
          </table:table-cell>
          <table:table-cell table:style-name="ce59" office:value-type="float" office:value="408" calcext:value-type="float">
            <text:p><text:s text:c="3"/>408</text:p>
          </table:table-cell>
          <table:table-cell table:style-name="ce59" office:value-type="float" office:value="75032" calcext:value-type="float">
            <text:p><text:s text:c="3"/>75,032</text:p>
          </table:table-cell>
          <table:table-cell table:style-name="ce59" office:value-type="float" office:value="69892" calcext:value-type="float">
            <text:p><text:s text:c="3"/>69,892</text:p>
          </table:table-cell>
          <table:table-cell table:style-name="ce59" office:value-type="float" office:value="2413" calcext:value-type="float">
            <text:p><text:s text:c="3"/>2,413</text:p>
          </table:table-cell>
          <table:table-cell table:style-name="ce59" office:value-type="float" office:value="2258" calcext:value-type="float">
            <text:p><text:s text:c="3"/>2,258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2727" calcext:value-type="float">
            <text:p><text:s text:c="3"/>2,727</text:p>
          </table:table-cell>
          <table:table-cell table:style-name="ce59" office:value-type="float" office:value="2322" calcext:value-type="float">
            <text:p><text:s text:c="3"/>2,322</text:p>
          </table:table-cell>
          <table:table-cell table:style-name="ce59" office:value-type="float" office:value="405" calcext:value-type="float">
            <text:p><text:s text:c="3"/>405</text:p>
          </table:table-cell>
          <table:table-cell table:style-name="ce59" office:value-type="float" office:value="896" calcext:value-type="float">
            <text:p><text:s text:c="3"/>896</text:p>
          </table:table-cell>
          <table:table-cell table:style-name="ce59" office:value-type="float" office:value="888" calcext:value-type="float">
            <text:p><text:s text:c="3"/>88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7740" calcext:value-type="float">
            <text:p><text:s text:c="3"/>37,740</text:p>
          </table:table-cell>
          <table:table-cell table:style-name="ce60" office:value-type="float" office:value="36999" calcext:value-type="float">
            <text:p><text:s text:c="3"/>36,999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514" calcext:value-type="float">
            <text:p><text:s text:c="3"/>514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320" calcext:value-type="float">
            <text:p><text:s text:c="3"/>320</text:p>
          </table:table-cell>
          <table:table-cell table:style-name="ce60" office:value-type="float" office:value="37516" calcext:value-type="float">
            <text:p><text:s text:c="3"/>37,516</text:p>
          </table:table-cell>
          <table:table-cell table:style-name="ce60" office:value-type="float" office:value="36778" calcext:value-type="float">
            <text:p><text:s text:c="3"/>36,778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513" calcext:value-type="float">
            <text:p><text:s text:c="3"/>513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319" calcext:value-type="float">
            <text:p><text:s text:c="3"/>319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8188" calcext:value-type="float">
            <text:p><text:s text:c="3"/>38,188</text:p>
          </table:table-cell>
          <table:table-cell table:style-name="ce60" office:value-type="float" office:value="33781" calcext:value-type="float">
            <text:p><text:s text:c="3"/>33,781</text:p>
          </table:table-cell>
          <table:table-cell table:style-name="ce60" office:value-type="float" office:value="2189" calcext:value-type="float">
            <text:p><text:s text:c="3"/>2,189</text:p>
          </table:table-cell>
          <table:table-cell table:style-name="ce60" office:value-type="float" office:value="2094" calcext:value-type="float">
            <text:p><text:s text:c="3"/>2,094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2218" calcext:value-type="float">
            <text:p><text:s text:c="3"/>2,218</text:p>
          </table:table-cell>
          <table:table-cell table:style-name="ce60" office:value-type="float" office:value="2130" calcext:value-type="float">
            <text:p><text:s text:c="3"/>2,130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7516" calcext:value-type="float">
            <text:p><text:s text:c="3"/>37,516</text:p>
          </table:table-cell>
          <table:table-cell table:style-name="ce60" office:value-type="float" office:value="33114" calcext:value-type="float">
            <text:p><text:s text:c="3"/>33,114</text:p>
          </table:table-cell>
          <table:table-cell table:style-name="ce60" office:value-type="float" office:value="2188" calcext:value-type="float">
            <text:p><text:s text:c="3"/>2,188</text:p>
          </table:table-cell>
          <table:table-cell table:style-name="ce60" office:value-type="float" office:value="2093" calcext:value-type="float">
            <text:p><text:s text:c="3"/>2,093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2214" calcext:value-type="float">
            <text:p><text:s text:c="3"/>2,214</text:p>
          </table:table-cell>
          <table:table-cell table:style-name="ce60" office:value-type="float" office:value="2128" calcext:value-type="float">
            <text:p><text:s text:c="3"/>2,128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672" calcext:value-type="float">
            <text:p><text:s text:c="3"/>672</text:p>
          </table:table-cell>
          <table:table-cell table:style-name="ce60" office:value-type="float" office:value="667" calcext:value-type="float">
            <text:p><text:s text:c="3"/>667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7922" calcext:value-type="float">
            <text:p><text:s text:c="3"/>7,922</text:p>
          </table:table-cell>
          <table:table-cell table:style-name="ce57" office:value-type="float" office:value="7402" calcext:value-type="float">
            <text:p><text:s text:c="3"/>7,402</text:p>
          </table:table-cell>
          <table:table-cell table:style-name="ce57" office:value-type="float" office:value="265" calcext:value-type="float">
            <text:p><text:s text:c="3"/>265</text:p>
          </table:table-cell>
          <table:table-cell table:style-name="ce57" office:value-type="float" office:value="250" calcext:value-type="float">
            <text:p><text:s text:c="3"/>250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255" calcext:value-type="float">
            <text:p><text:s text:c="3"/>255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57" office:value-type="float" office:value="42" calcext:value-type="float">
            <text:p><text:s text:c="3"/>42</text:p>
          </table:table-cell>
          <table:table-cell table:style-name="ce57" office:value-type="float" office:value="7828" calcext:value-type="float">
            <text:p><text:s text:c="3"/>7,828</text:p>
          </table:table-cell>
          <table:table-cell table:style-name="ce57" office:value-type="float" office:value="7309" calcext:value-type="float">
            <text:p><text:s text:c="3"/>7,309</text:p>
          </table:table-cell>
          <table:table-cell table:style-name="ce57" office:value-type="float" office:value="265" calcext:value-type="float">
            <text:p><text:s text:c="3"/>265</text:p>
          </table:table-cell>
          <table:table-cell table:style-name="ce57" office:value-type="float" office:value="250" calcext:value-type="float">
            <text:p><text:s text:c="3"/>250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254" calcext:value-type="float">
            <text:p><text:s text:c="3"/>254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57" office:value-type="float" office:value="94" calcext:value-type="float">
            <text:p><text:s text:c="3"/>94</text:p>
          </table:table-cell>
          <table:table-cell table:style-name="ce57" office:value-type="float" office:value="93" calcext:value-type="float">
            <text:p><text:s text:c="3"/>93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944" calcext:value-type="float">
            <text:p><text:s text:c="3"/>3,944</text:p>
          </table:table-cell>
          <table:table-cell table:style-name="ce58" office:value-type="float" office:value="3862" calcext:value-type="float">
            <text:p><text:s text:c="3"/>3,862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3914" calcext:value-type="float">
            <text:p><text:s text:c="3"/>3,914</text:p>
          </table:table-cell>
          <table:table-cell table:style-name="ce58" office:value-type="float" office:value="3832" calcext:value-type="float">
            <text:p><text:s text:c="3"/>3,832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number-columns-repeated="2" table:style-name="ce58" office:value-type="float" office:value="30" calcext:value-type="float">
            <text:p><text:s text:c="3"/>30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978" calcext:value-type="float">
            <text:p><text:s text:c="3"/>3,978</text:p>
          </table:table-cell>
          <table:table-cell table:style-name="ce58" office:value-type="float" office:value="3540" calcext:value-type="float">
            <text:p><text:s text:c="3"/>3,540</text:p>
          </table:table-cell>
          <table:table-cell table:style-name="ce58" office:value-type="float" office:value="239" calcext:value-type="float">
            <text:p><text:s text:c="3"/>239</text:p>
          </table:table-cell>
          <table:table-cell table:style-name="ce58" office:value-type="float" office:value="229" calcext:value-type="float">
            <text:p><text:s text:c="3"/>22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199" calcext:value-type="float">
            <text:p><text:s text:c="3"/>199</text:p>
          </table:table-cell>
          <table:table-cell table:style-name="ce58" office:value-type="float" office:value="195" calcext:value-type="float">
            <text:p><text:s text:c="3"/>19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3914" calcext:value-type="float">
            <text:p><text:s text:c="3"/>3,914</text:p>
          </table:table-cell>
          <table:table-cell table:style-name="ce58" office:value-type="float" office:value="3477" calcext:value-type="float">
            <text:p><text:s text:c="3"/>3,477</text:p>
          </table:table-cell>
          <table:table-cell table:style-name="ce58" office:value-type="float" office:value="239" calcext:value-type="float">
            <text:p><text:s text:c="3"/>239</text:p>
          </table:table-cell>
          <table:table-cell table:style-name="ce58" office:value-type="float" office:value="229" calcext:value-type="float">
            <text:p><text:s text:c="3"/>22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198" calcext:value-type="float">
            <text:p><text:s text:c="3"/>198</text:p>
          </table:table-cell>
          <table:table-cell table:style-name="ce58" office:value-type="float" office:value="195" calcext:value-type="float">
            <text:p><text:s text:c="3"/>195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2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6716" calcext:value-type="float">
            <text:p><text:s text:c="3"/>6,716</text:p>
          </table:table-cell>
          <table:table-cell table:style-name="ce57" office:value-type="float" office:value="6277" calcext:value-type="float">
            <text:p><text:s text:c="3"/>6,277</text:p>
          </table:table-cell>
          <table:table-cell table:style-name="ce57" office:value-type="float" office:value="201" calcext:value-type="float">
            <text:p><text:s text:c="3"/>201</text:p>
          </table:table-cell>
          <table:table-cell table:style-name="ce57" office:value-type="float" office:value="198" calcext:value-type="float">
            <text:p><text:s text:c="3"/>19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38" calcext:value-type="float">
            <text:p><text:s text:c="3"/>238</text:p>
          </table:table-cell>
          <table:table-cell table:style-name="ce57" office:value-type="float" office:value="205" calcext:value-type="float">
            <text:p><text:s text:c="3"/>205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6632" calcext:value-type="float">
            <text:p><text:s text:c="3"/>6,632</text:p>
          </table:table-cell>
          <table:table-cell table:style-name="ce57" office:value-type="float" office:value="6194" calcext:value-type="float">
            <text:p><text:s text:c="3"/>6,194</text:p>
          </table:table-cell>
          <table:table-cell table:style-name="ce57" office:value-type="float" office:value="201" calcext:value-type="float">
            <text:p><text:s text:c="3"/>201</text:p>
          </table:table-cell>
          <table:table-cell table:style-name="ce57" office:value-type="float" office:value="198" calcext:value-type="float">
            <text:p><text:s text:c="3"/>19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37" calcext:value-type="float">
            <text:p><text:s text:c="3"/>237</text:p>
          </table:table-cell>
          <table:table-cell table:style-name="ce57" office:value-type="float" office:value="205" calcext:value-type="float">
            <text:p><text:s text:c="3"/>205</text:p>
          </table:table-cell>
          <table:table-cell table:style-name="ce57" office:value-type="float" office:value="32" calcext:value-type="float">
            <text:p><text:s text:c="3"/>32</text:p>
          </table:table-cell>
          <table:table-cell table:style-name="ce57" office:value-type="float" office:value="84" calcext:value-type="float">
            <text:p><text:s text:c="3"/>84</text:p>
          </table:table-cell>
          <table:table-cell table:style-name="ce57" office:value-type="float" office:value="83" calcext:value-type="float">
            <text:p><text:s text:c="3"/>83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336" calcext:value-type="float">
            <text:p><text:s text:c="3"/>3,336</text:p>
          </table:table-cell>
          <table:table-cell table:style-name="ce58" office:value-type="float" office:value="3282" calcext:value-type="float">
            <text:p><text:s text:c="3"/>3,282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3316" calcext:value-type="float">
            <text:p><text:s text:c="3"/>3,316</text:p>
          </table:table-cell>
          <table:table-cell table:style-name="ce58" office:value-type="float" office:value="3263" calcext:value-type="float">
            <text:p><text:s text:c="3"/>3,263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380" calcext:value-type="float">
            <text:p><text:s text:c="3"/>3,380</text:p>
          </table:table-cell>
          <table:table-cell table:style-name="ce58" office:value-type="float" office:value="2995" calcext:value-type="float">
            <text:p><text:s text:c="3"/>2,995</text:p>
          </table:table-cell>
          <table:table-cell table:style-name="ce58" office:value-type="float" office:value="186" calcext:value-type="float">
            <text:p><text:s text:c="3"/>186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99" calcext:value-type="float">
            <text:p><text:s text:c="3"/>199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316" calcext:value-type="float">
            <text:p><text:s text:c="3"/>3,316</text:p>
          </table:table-cell>
          <table:table-cell table:style-name="ce58" office:value-type="float" office:value="2931" calcext:value-type="float">
            <text:p><text:s text:c="3"/>2,931</text:p>
          </table:table-cell>
          <table:table-cell table:style-name="ce58" office:value-type="float" office:value="186" calcext:value-type="float">
            <text:p><text:s text:c="3"/>186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99" calcext:value-type="float">
            <text:p><text:s text:c="3"/>199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2" table:style-name="ce58" office:value-type="float" office:value="64" calcext:value-type="float">
            <text:p><text:s text:c="3"/>64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3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9642" calcext:value-type="float">
            <text:p><text:s text:c="3"/>9,642</text:p>
          </table:table-cell>
          <table:table-cell table:style-name="ce57" office:value-type="float" office:value="8956" calcext:value-type="float">
            <text:p><text:s text:c="3"/>8,956</text:p>
          </table:table-cell>
          <table:table-cell table:style-name="ce57" office:value-type="float" office:value="318" calcext:value-type="float">
            <text:p><text:s text:c="3"/>318</text:p>
          </table:table-cell>
          <table:table-cell table:style-name="ce57" office:value-type="float" office:value="295" calcext:value-type="float">
            <text:p><text:s text:c="3"/>295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368" calcext:value-type="float">
            <text:p><text:s text:c="3"/>368</text:p>
          </table:table-cell>
          <table:table-cell table:style-name="ce57" office:value-type="float" office:value="335" calcext:value-type="float">
            <text:p><text:s text:c="3"/>335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9536" calcext:value-type="float">
            <text:p><text:s text:c="3"/>9,536</text:p>
          </table:table-cell>
          <table:table-cell table:style-name="ce57" office:value-type="float" office:value="8850" calcext:value-type="float">
            <text:p><text:s text:c="3"/>8,850</text:p>
          </table:table-cell>
          <table:table-cell table:style-name="ce57" office:value-type="float" office:value="318" calcext:value-type="float">
            <text:p><text:s text:c="3"/>318</text:p>
          </table:table-cell>
          <table:table-cell table:style-name="ce57" office:value-type="float" office:value="295" calcext:value-type="float">
            <text:p><text:s text:c="3"/>295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368" calcext:value-type="float">
            <text:p><text:s text:c="3"/>368</text:p>
          </table:table-cell>
          <table:table-cell table:style-name="ce57" office:value-type="float" office:value="335" calcext:value-type="float">
            <text:p><text:s text:c="3"/>335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number-columns-repeated="2" table:style-name="ce57" office:value-type="float" office:value="106" calcext:value-type="float">
            <text:p><text:s text:c="3"/>106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792" calcext:value-type="float">
            <text:p><text:s text:c="3"/>4,792</text:p>
          </table:table-cell>
          <table:table-cell table:style-name="ce58" office:value-type="float" office:value="4706" calcext:value-type="float">
            <text:p><text:s text:c="3"/>4,706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4768" calcext:value-type="float">
            <text:p><text:s text:c="3"/>4,768</text:p>
          </table:table-cell>
          <table:table-cell table:style-name="ce58" office:value-type="float" office:value="4682" calcext:value-type="float">
            <text:p><text:s text:c="3"/>4,682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number-columns-repeated="2" table:style-name="ce58" office:value-type="float" office:value="24" calcext:value-type="float">
            <text:p><text:s text:c="3"/>24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850" calcext:value-type="float">
            <text:p><text:s text:c="3"/>4,850</text:p>
          </table:table-cell>
          <table:table-cell table:style-name="ce58" office:value-type="float" office:value="4250" calcext:value-type="float">
            <text:p><text:s text:c="3"/>4,25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272" calcext:value-type="float">
            <text:p><text:s text:c="3"/>272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313" calcext:value-type="float">
            <text:p><text:s text:c="3"/>313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4768" calcext:value-type="float">
            <text:p><text:s text:c="3"/>4,768</text:p>
          </table:table-cell>
          <table:table-cell table:style-name="ce58" office:value-type="float" office:value="4168" calcext:value-type="float">
            <text:p><text:s text:c="3"/>4,168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272" calcext:value-type="float">
            <text:p><text:s text:c="3"/>272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313" calcext:value-type="float">
            <text:p><text:s text:c="3"/>313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number-columns-repeated="2" table:style-name="ce58" office:value-type="float" office:value="82" calcext:value-type="float">
            <text:p><text:s text:c="3"/>82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4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102" calcext:value-type="float">
            <text:p><text:s text:c="3"/>8,102</text:p>
          </table:table-cell>
          <table:table-cell table:style-name="ce57" office:value-type="float" office:value="7578" calcext:value-type="float">
            <text:p><text:s text:c="3"/>7,578</text:p>
          </table:table-cell>
          <table:table-cell table:style-name="ce57" office:value-type="float" office:value="236" calcext:value-type="float">
            <text:p><text:s text:c="3"/>236</text:p>
          </table:table-cell>
          <table:table-cell table:style-name="ce57" office:value-type="float" office:value="214" calcext:value-type="float">
            <text:p><text:s text:c="3"/>214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288" calcext:value-type="float">
            <text:p><text:s text:c="3"/>288</text:p>
          </table:table-cell>
          <table:table-cell table:style-name="ce57" office:value-type="float" office:value="251" calcext:value-type="float">
            <text:p><text:s text:c="3"/>251</text:p>
          </table:table-cell>
          <table:table-cell table:style-name="ce57" office:value-type="float" office:value="37" calcext:value-type="float">
            <text:p><text:s text:c="3"/>37</text:p>
          </table:table-cell>
          <table:table-cell table:style-name="ce57" office:value-type="float" office:value="8006" calcext:value-type="float">
            <text:p><text:s text:c="3"/>8,006</text:p>
          </table:table-cell>
          <table:table-cell table:style-name="ce57" office:value-type="float" office:value="7484" calcext:value-type="float">
            <text:p><text:s text:c="3"/>7,484</text:p>
          </table:table-cell>
          <table:table-cell table:style-name="ce57" office:value-type="float" office:value="234" calcext:value-type="float">
            <text:p><text:s text:c="3"/>234</text:p>
          </table:table-cell>
          <table:table-cell table:style-name="ce57" office:value-type="float" office:value="214" calcext:value-type="float">
            <text:p><text:s text:c="3"/>214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288" calcext:value-type="float">
            <text:p><text:s text:c="3"/>288</text:p>
          </table:table-cell>
          <table:table-cell table:style-name="ce57" office:value-type="float" office:value="251" calcext:value-type="float">
            <text:p><text:s text:c="3"/>251</text:p>
          </table:table-cell>
          <table:table-cell table:style-name="ce57" office:value-type="float" office:value="37" calcext:value-type="float">
            <text:p><text:s text:c="3"/>37</text:p>
          </table:table-cell>
          <table:table-cell table:style-name="ce57" office:value-type="float" office:value="96" calcext:value-type="float">
            <text:p><text:s text:c="3"/>96</text:p>
          </table:table-cell>
          <table:table-cell table:style-name="ce57" office:value-type="float" office:value="94" calcext:value-type="float">
            <text:p><text:s text:c="3"/>9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number-columns-repeated="2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029" calcext:value-type="float">
            <text:p><text:s text:c="3"/>4,029</text:p>
          </table:table-cell>
          <table:table-cell table:style-name="ce58" office:value-type="float" office:value="3962" calcext:value-type="float">
            <text:p><text:s text:c="3"/>3,962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4003" calcext:value-type="float">
            <text:p><text:s text:c="3"/>4,003</text:p>
          </table:table-cell>
          <table:table-cell table:style-name="ce58" office:value-type="float" office:value="3938" calcext:value-type="float">
            <text:p><text:s text:c="3"/>3,938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073" calcext:value-type="float">
            <text:p><text:s text:c="3"/>4,073</text:p>
          </table:table-cell>
          <table:table-cell table:style-name="ce58" office:value-type="float" office:value="3616" calcext:value-type="float">
            <text:p><text:s text:c="3"/>3,616</text:p>
          </table:table-cell>
          <table:table-cell table:style-name="ce58" office:value-type="float" office:value="214" calcext:value-type="float">
            <text:p><text:s text:c="3"/>214</text:p>
          </table:table-cell>
          <table:table-cell table:style-name="ce58" office:value-type="float" office:value="201" calcext:value-type="float">
            <text:p><text:s text:c="3"/>20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43" calcext:value-type="float">
            <text:p><text:s text:c="3"/>243</text:p>
          </table:table-cell>
          <table:table-cell table:style-name="ce58" office:value-type="float" office:value="234" calcext:value-type="float">
            <text:p><text:s text:c="3"/>234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003" calcext:value-type="float">
            <text:p><text:s text:c="3"/>4,003</text:p>
          </table:table-cell>
          <table:table-cell table:style-name="ce58" office:value-type="float" office:value="3546" calcext:value-type="float">
            <text:p><text:s text:c="3"/>3,546</text:p>
          </table:table-cell>
          <table:table-cell table:style-name="ce58" office:value-type="float" office:value="214" calcext:value-type="float">
            <text:p><text:s text:c="3"/>214</text:p>
          </table:table-cell>
          <table:table-cell table:style-name="ce58" office:value-type="float" office:value="201" calcext:value-type="float">
            <text:p><text:s text:c="3"/>20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43" calcext:value-type="float">
            <text:p><text:s text:c="3"/>243</text:p>
          </table:table-cell>
          <table:table-cell table:style-name="ce58" office:value-type="float" office:value="234" calcext:value-type="float">
            <text:p><text:s text:c="3"/>234</text:p>
          </table:table-cell>
          <table:table-cell table:style-name="ce58" office:value-type="float" office:value="9" calcext:value-type="float">
            <text:p><text:s text:c="3"/>9</text:p>
          </table:table-cell>
          <table:table-cell table:number-columns-repeated="2" table:style-name="ce58" office:value-type="float" office:value="70" calcext:value-type="float">
            <text:p><text:s text:c="3"/>70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5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038" calcext:value-type="float">
            <text:p><text:s text:c="3"/>8,038</text:p>
          </table:table-cell>
          <table:table-cell table:style-name="ce57" office:value-type="float" office:value="7535" calcext:value-type="float">
            <text:p><text:s text:c="3"/>7,535</text:p>
          </table:table-cell>
          <table:table-cell table:style-name="ce57" office:value-type="float" office:value="238" calcext:value-type="float">
            <text:p><text:s text:c="3"/>238</text:p>
          </table:table-cell>
          <table:table-cell table:style-name="ce57" office:value-type="float" office:value="224" calcext:value-type="float">
            <text:p><text:s text:c="3"/>224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265" calcext:value-type="float">
            <text:p><text:s text:c="3"/>265</text:p>
          </table:table-cell>
          <table:table-cell table:style-name="ce57" office:value-type="float" office:value="227" calcext:value-type="float">
            <text:p><text:s text:c="3"/>227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7950" calcext:value-type="float">
            <text:p><text:s text:c="3"/>7,950</text:p>
          </table:table-cell>
          <table:table-cell table:style-name="ce57" office:value-type="float" office:value="7447" calcext:value-type="float">
            <text:p><text:s text:c="3"/>7,447</text:p>
          </table:table-cell>
          <table:table-cell table:style-name="ce57" office:value-type="float" office:value="238" calcext:value-type="float">
            <text:p><text:s text:c="3"/>238</text:p>
          </table:table-cell>
          <table:table-cell table:style-name="ce57" office:value-type="float" office:value="224" calcext:value-type="float">
            <text:p><text:s text:c="3"/>224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265" calcext:value-type="float">
            <text:p><text:s text:c="3"/>265</text:p>
          </table:table-cell>
          <table:table-cell table:style-name="ce57" office:value-type="float" office:value="227" calcext:value-type="float">
            <text:p><text:s text:c="3"/>227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number-columns-repeated="2" table:style-name="ce57" office:value-type="float" office:value="88" calcext:value-type="float">
            <text:p><text:s text:c="3"/>88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991" calcext:value-type="float">
            <text:p><text:s text:c="3"/>3,991</text:p>
          </table:table-cell>
          <table:table-cell table:style-name="ce58" office:value-type="float" office:value="3917" calcext:value-type="float">
            <text:p><text:s text:c="3"/>3,917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3975" calcext:value-type="float">
            <text:p><text:s text:c="3"/>3,975</text:p>
          </table:table-cell>
          <table:table-cell table:style-name="ce58" office:value-type="float" office:value="3901" calcext:value-type="float">
            <text:p><text:s text:c="3"/>3,901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number-columns-repeated="2" table:style-name="ce58" office:value-type="float" office:value="16" calcext:value-type="float">
            <text:p><text:s text:c="3"/>16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047" calcext:value-type="float">
            <text:p><text:s text:c="3"/>4,047</text:p>
          </table:table-cell>
          <table:table-cell table:style-name="ce58" office:value-type="float" office:value="3618" calcext:value-type="float">
            <text:p><text:s text:c="3"/>3,618</text:p>
          </table:table-cell>
          <table:table-cell table:style-name="ce58" office:value-type="float" office:value="214" calcext:value-type="float">
            <text:p><text:s text:c="3"/>214</text:p>
          </table:table-cell>
          <table:table-cell table:style-name="ce58" office:value-type="float" office:value="205" calcext:value-type="float">
            <text:p><text:s text:c="3"/>205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975" calcext:value-type="float">
            <text:p><text:s text:c="3"/>3,975</text:p>
          </table:table-cell>
          <table:table-cell table:style-name="ce58" office:value-type="float" office:value="3546" calcext:value-type="float">
            <text:p><text:s text:c="3"/>3,546</text:p>
          </table:table-cell>
          <table:table-cell table:style-name="ce58" office:value-type="float" office:value="214" calcext:value-type="float">
            <text:p><text:s text:c="3"/>214</text:p>
          </table:table-cell>
          <table:table-cell table:style-name="ce58" office:value-type="float" office:value="205" calcext:value-type="float">
            <text:p><text:s text:c="3"/>205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2" table:style-name="ce58" office:value-type="float" office:value="72" calcext:value-type="float">
            <text:p><text:s text:c="3"/>72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6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312" calcext:value-type="float">
            <text:p><text:s text:c="3"/>8,312</text:p>
          </table:table-cell>
          <table:table-cell table:style-name="ce57" office:value-type="float" office:value="7718" calcext:value-type="float">
            <text:p><text:s text:c="3"/>7,718</text:p>
          </table:table-cell>
          <table:table-cell table:style-name="ce57" office:value-type="float" office:value="283" calcext:value-type="float">
            <text:p><text:s text:c="3"/>283</text:p>
          </table:table-cell>
          <table:table-cell table:style-name="ce57" office:value-type="float" office:value="267" calcext:value-type="float">
            <text:p><text:s text:c="3"/>267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11" calcext:value-type="float">
            <text:p><text:s text:c="3"/>311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57" office:value-type="float" office:value="55" calcext:value-type="float">
            <text:p><text:s text:c="3"/>55</text:p>
          </table:table-cell>
          <table:table-cell table:style-name="ce57" office:value-type="float" office:value="8206" calcext:value-type="float">
            <text:p><text:s text:c="3"/>8,206</text:p>
          </table:table-cell>
          <table:table-cell table:style-name="ce57" office:value-type="float" office:value="7612" calcext:value-type="float">
            <text:p><text:s text:c="3"/>7,612</text:p>
          </table:table-cell>
          <table:table-cell table:style-name="ce57" office:value-type="float" office:value="283" calcext:value-type="float">
            <text:p><text:s text:c="3"/>283</text:p>
          </table:table-cell>
          <table:table-cell table:style-name="ce57" office:value-type="float" office:value="267" calcext:value-type="float">
            <text:p><text:s text:c="3"/>267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11" calcext:value-type="float">
            <text:p><text:s text:c="3"/>311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57" office:value-type="float" office:value="55" calcext:value-type="float">
            <text:p><text:s text:c="3"/>55</text:p>
          </table:table-cell>
          <table:table-cell table:number-columns-repeated="2" table:style-name="ce57" office:value-type="float" office:value="106" calcext:value-type="float">
            <text:p><text:s text:c="3"/>106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131" calcext:value-type="float">
            <text:p><text:s text:c="3"/>4,131</text:p>
          </table:table-cell>
          <table:table-cell table:style-name="ce58" office:value-type="float" office:value="4041" calcext:value-type="float">
            <text:p><text:s text:c="3"/>4,041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style-name="ce58" office:value-type="float" office:value="4103" calcext:value-type="float">
            <text:p><text:s text:c="3"/>4,103</text:p>
          </table:table-cell>
          <table:table-cell table:style-name="ce58" office:value-type="float" office:value="4013" calcext:value-type="float">
            <text:p><text:s text:c="3"/>4,013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number-columns-repeated="2" table:style-name="ce58" office:value-type="float" office:value="28" calcext:value-type="float">
            <text:p><text:s text:c="3"/>28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181" calcext:value-type="float">
            <text:p><text:s text:c="3"/>4,181</text:p>
          </table:table-cell>
          <table:table-cell table:style-name="ce58" office:value-type="float" office:value="3677" calcext:value-type="float">
            <text:p><text:s text:c="3"/>3,677</text:p>
          </table:table-cell>
          <table:table-cell table:style-name="ce58" office:value-type="float" office:value="259" calcext:value-type="float">
            <text:p><text:s text:c="3"/>259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style-name="ce58" office:value-type="float" office:value="233" calcext:value-type="float">
            <text:p><text:s text:c="3"/>233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4103" calcext:value-type="float">
            <text:p><text:s text:c="3"/>4,103</text:p>
          </table:table-cell>
          <table:table-cell table:style-name="ce58" office:value-type="float" office:value="3599" calcext:value-type="float">
            <text:p><text:s text:c="3"/>3,599</text:p>
          </table:table-cell>
          <table:table-cell table:style-name="ce58" office:value-type="float" office:value="259" calcext:value-type="float">
            <text:p><text:s text:c="3"/>259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style-name="ce58" office:value-type="float" office:value="233" calcext:value-type="float">
            <text:p><text:s text:c="3"/>233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number-columns-repeated="2" table:style-name="ce58" office:value-type="float" office:value="78" calcext:value-type="float">
            <text:p><text:s text:c="3"/>78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7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952" calcext:value-type="float">
            <text:p><text:s text:c="3"/>8,952</text:p>
          </table:table-cell>
          <table:table-cell table:style-name="ce57" office:value-type="float" office:value="8360" calcext:value-type="float">
            <text:p><text:s text:c="3"/>8,360</text:p>
          </table:table-cell>
          <table:table-cell table:style-name="ce57" office:value-type="float" office:value="255" calcext:value-type="float">
            <text:p><text:s text:c="3"/>255</text:p>
          </table:table-cell>
          <table:table-cell table:style-name="ce57" office:value-type="float" office:value="233" calcext:value-type="float">
            <text:p><text:s text:c="3"/>233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337" calcext:value-type="float">
            <text:p><text:s text:c="3"/>337</text:p>
          </table:table-cell>
          <table:table-cell table:style-name="ce57" office:value-type="float" office:value="284" calcext:value-type="float">
            <text:p><text:s text:c="3"/>284</text:p>
          </table:table-cell>
          <table:table-cell table:style-name="ce57" office:value-type="float" office:value="53" calcext:value-type="float">
            <text:p><text:s text:c="3"/>53</text:p>
          </table:table-cell>
          <table:table-cell table:style-name="ce57" office:value-type="float" office:value="8852" calcext:value-type="float">
            <text:p><text:s text:c="3"/>8,852</text:p>
          </table:table-cell>
          <table:table-cell table:style-name="ce57" office:value-type="float" office:value="8262" calcext:value-type="float">
            <text:p><text:s text:c="3"/>8,262</text:p>
          </table:table-cell>
          <table:table-cell table:style-name="ce57" office:value-type="float" office:value="255" calcext:value-type="float">
            <text:p><text:s text:c="3"/>255</text:p>
          </table:table-cell>
          <table:table-cell table:style-name="ce57" office:value-type="float" office:value="233" calcext:value-type="float">
            <text:p><text:s text:c="3"/>233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335" calcext:value-type="float">
            <text:p><text:s text:c="3"/>335</text:p>
          </table:table-cell>
          <table:table-cell table:style-name="ce57" office:value-type="float" office:value="282" calcext:value-type="float">
            <text:p><text:s text:c="3"/>282</text:p>
          </table:table-cell>
          <table:table-cell table:style-name="ce57" office:value-type="float" office:value="53" calcext:value-type="float">
            <text:p><text:s text:c="3"/>53</text:p>
          </table:table-cell>
          <table:table-cell table:style-name="ce57" office:value-type="float" office:value="100" calcext:value-type="float">
            <text:p><text:s text:c="3"/>100</text:p>
          </table:table-cell>
          <table:table-cell table:style-name="ce57" office:value-type="float" office:value="98" calcext:value-type="float">
            <text:p><text:s text:c="3"/>98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456" calcext:value-type="float">
            <text:p><text:s text:c="3"/>4,456</text:p>
          </table:table-cell>
          <table:table-cell table:style-name="ce58" office:value-type="float" office:value="4370" calcext:value-type="float">
            <text:p><text:s text:c="3"/>4,370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58" office:value-type="float" office:value="4426" calcext:value-type="float">
            <text:p><text:s text:c="3"/>4,426</text:p>
          </table:table-cell>
          <table:table-cell table:style-name="ce58" office:value-type="float" office:value="4340" calcext:value-type="float">
            <text:p><text:s text:c="3"/>4,340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number-columns-repeated="2" table:style-name="ce58" office:value-type="float" office:value="30" calcext:value-type="float">
            <text:p><text:s text:c="3"/>30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496" calcext:value-type="float">
            <text:p><text:s text:c="3"/>4,496</text:p>
          </table:table-cell>
          <table:table-cell table:style-name="ce58" office:value-type="float" office:value="3990" calcext:value-type="float">
            <text:p><text:s text:c="3"/>3,990</text:p>
          </table:table-cell>
          <table:table-cell table:style-name="ce58" office:value-type="float" office:value="232" calcext:value-type="float">
            <text:p><text:s text:c="3"/>232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74" calcext:value-type="float">
            <text:p><text:s text:c="3"/>274</text:p>
          </table:table-cell>
          <table:table-cell table:style-name="ce58" office:value-type="float" office:value="261" calcext:value-type="float">
            <text:p><text:s text:c="3"/>26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4426" calcext:value-type="float">
            <text:p><text:s text:c="3"/>4,426</text:p>
          </table:table-cell>
          <table:table-cell table:style-name="ce58" office:value-type="float" office:value="3922" calcext:value-type="float">
            <text:p><text:s text:c="3"/>3,922</text:p>
          </table:table-cell>
          <table:table-cell table:style-name="ce58" office:value-type="float" office:value="232" calcext:value-type="float">
            <text:p><text:s text:c="3"/>232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72" calcext:value-type="float">
            <text:p><text:s text:c="3"/>272</text:p>
          </table:table-cell>
          <table:table-cell table:style-name="ce58" office:value-type="float" office:value="259" calcext:value-type="float">
            <text:p><text:s text:c="3"/>259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8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9574" calcext:value-type="float">
            <text:p><text:s text:c="3"/>9,574</text:p>
          </table:table-cell>
          <table:table-cell table:style-name="ce57" office:value-type="float" office:value="8870" calcext:value-type="float">
            <text:p><text:s text:c="3"/>8,870</text:p>
          </table:table-cell>
          <table:table-cell table:style-name="ce57" office:value-type="float" office:value="337" calcext:value-type="float">
            <text:p><text:s text:c="3"/>337</text:p>
          </table:table-cell>
          <table:table-cell table:style-name="ce57" office:value-type="float" office:value="316" calcext:value-type="float">
            <text:p><text:s text:c="3"/>316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367" calcext:value-type="float">
            <text:p><text:s text:c="3"/>367</text:p>
          </table:table-cell>
          <table:table-cell table:style-name="ce57" office:value-type="float" office:value="309" calcext:value-type="float">
            <text:p><text:s text:c="3"/>309</text:p>
          </table:table-cell>
          <table:table-cell table:style-name="ce57" office:value-type="float" office:value="58" calcext:value-type="float">
            <text:p><text:s text:c="3"/>58</text:p>
          </table:table-cell>
          <table:table-cell table:style-name="ce57" office:value-type="float" office:value="9450" calcext:value-type="float">
            <text:p><text:s text:c="3"/>9,450</text:p>
          </table:table-cell>
          <table:table-cell table:style-name="ce57" office:value-type="float" office:value="8748" calcext:value-type="float">
            <text:p><text:s text:c="3"/>8,748</text:p>
          </table:table-cell>
          <table:table-cell table:style-name="ce57" office:value-type="float" office:value="336" calcext:value-type="float">
            <text:p><text:s text:c="3"/>336</text:p>
          </table:table-cell>
          <table:table-cell table:style-name="ce57" office:value-type="float" office:value="315" calcext:value-type="float">
            <text:p><text:s text:c="3"/>315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366" calcext:value-type="float">
            <text:p><text:s text:c="3"/>366</text:p>
          </table:table-cell>
          <table:table-cell table:style-name="ce57" office:value-type="float" office:value="309" calcext:value-type="float">
            <text:p><text:s text:c="3"/>309</text:p>
          </table:table-cell>
          <table:table-cell table:style-name="ce57" office:value-type="float" office:value="57" calcext:value-type="float">
            <text:p><text:s text:c="3"/>57</text:p>
          </table:table-cell>
          <table:table-cell table:style-name="ce57" office:value-type="float" office:value="124" calcext:value-type="float">
            <text:p><text:s text:c="3"/>124</text:p>
          </table:table-cell>
          <table:table-cell table:style-name="ce57" office:value-type="float" office:value="122" calcext:value-type="float">
            <text:p><text:s text:c="3"/>122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757" calcext:value-type="float">
            <text:p><text:s text:c="3"/>4,757</text:p>
          </table:table-cell>
          <table:table-cell table:style-name="ce58" office:value-type="float" office:value="4652" calcext:value-type="float">
            <text:p><text:s text:c="3"/>4,652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4725" calcext:value-type="float">
            <text:p><text:s text:c="3"/>4,725</text:p>
          </table:table-cell>
          <table:table-cell table:style-name="ce58" office:value-type="float" office:value="4620" calcext:value-type="float">
            <text:p><text:s text:c="3"/>4,620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number-columns-repeated="2" table:style-name="ce58" office:value-type="float" office:value="32" calcext:value-type="float">
            <text:p><text:s text:c="3"/>32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817" calcext:value-type="float">
            <text:p><text:s text:c="3"/>4,817</text:p>
          </table:table-cell>
          <table:table-cell table:style-name="ce58" office:value-type="float" office:value="4218" calcext:value-type="float">
            <text:p><text:s text:c="3"/>4,218</text:p>
          </table:table-cell>
          <table:table-cell table:style-name="ce58" office:value-type="float" office:value="306" calcext:value-type="float">
            <text:p><text:s text:c="3"/>306</text:p>
          </table:table-cell>
          <table:table-cell table:style-name="ce58" office:value-type="float" office:value="293" calcext:value-type="float">
            <text:p><text:s text:c="3"/>293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93" calcext:value-type="float">
            <text:p><text:s text:c="3"/>293</text:p>
          </table:table-cell>
          <table:table-cell table:style-name="ce58" office:value-type="float" office:value="282" calcext:value-type="float">
            <text:p><text:s text:c="3"/>282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4725" calcext:value-type="float">
            <text:p><text:s text:c="3"/>4,725</text:p>
          </table:table-cell>
          <table:table-cell table:style-name="ce58" office:value-type="float" office:value="4128" calcext:value-type="float">
            <text:p><text:s text:c="3"/>4,128</text:p>
          </table:table-cell>
          <table:table-cell table:style-name="ce58" office:value-type="float" office:value="305" calcext:value-type="float">
            <text:p><text:s text:c="3"/>305</text:p>
          </table:table-cell>
          <table:table-cell table:style-name="ce58" office:value-type="float" office:value="292" calcext:value-type="float">
            <text:p><text:s text:c="3"/>292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92" calcext:value-type="float">
            <text:p><text:s text:c="3"/>292</text:p>
          </table:table-cell>
          <table:table-cell table:style-name="ce58" office:value-type="float" office:value="282" calcext:value-type="float">
            <text:p><text:s text:c="3"/>282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90" calcext:value-type="float">
            <text:p><text:s text:c="3"/>90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9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670" calcext:value-type="float">
            <text:p><text:s text:c="3"/>8,670</text:p>
          </table:table-cell>
          <table:table-cell table:style-name="ce57" office:value-type="float" office:value="8084" calcext:value-type="float">
            <text:p><text:s text:c="3"/>8,084</text:p>
          </table:table-cell>
          <table:table-cell table:style-name="ce57" office:value-type="float" office:value="283" calcext:value-type="float">
            <text:p><text:s text:c="3"/>283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303" calcext:value-type="float">
            <text:p><text:s text:c="3"/>303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59" calcext:value-type="float">
            <text:p><text:s text:c="3"/>59</text:p>
          </table:table-cell>
          <table:table-cell table:style-name="ce57" office:value-type="float" office:value="8572" calcext:value-type="float">
            <text:p><text:s text:c="3"/>8,572</text:p>
          </table:table-cell>
          <table:table-cell table:style-name="ce57" office:value-type="float" office:value="7986" calcext:value-type="float">
            <text:p><text:s text:c="3"/>7,986</text:p>
          </table:table-cell>
          <table:table-cell table:style-name="ce57" office:value-type="float" office:value="283" calcext:value-type="float">
            <text:p><text:s text:c="3"/>283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303" calcext:value-type="float">
            <text:p><text:s text:c="3"/>303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59" calcext:value-type="float">
            <text:p><text:s text:c="3"/>59</text:p>
          </table:table-cell>
          <table:table-cell table:number-columns-repeated="2" table:style-name="ce57" office:value-type="float" office:value="98" calcext:value-type="float">
            <text:p><text:s text:c="3"/>98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304" calcext:value-type="float">
            <text:p><text:s text:c="3"/>4,304</text:p>
          </table:table-cell>
          <table:table-cell table:style-name="ce58" office:value-type="float" office:value="4207" calcext:value-type="float">
            <text:p><text:s text:c="3"/>4,207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4286" calcext:value-type="float">
            <text:p><text:s text:c="3"/>4,286</text:p>
          </table:table-cell>
          <table:table-cell table:style-name="ce58" office:value-type="float" office:value="4189" calcext:value-type="float">
            <text:p><text:s text:c="3"/>4,189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number-columns-repeated="2" table:style-name="ce58" office:value-type="float" office:value="18" calcext:value-type="float">
            <text:p><text:s text:c="3"/>18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366" calcext:value-type="float">
            <text:p><text:s text:c="3"/>4,366</text:p>
          </table:table-cell>
          <table:table-cell table:style-name="ce58" office:value-type="float" office:value="3877" calcext:value-type="float">
            <text:p><text:s text:c="3"/>3,877</text:p>
          </table:table-cell>
          <table:table-cell table:style-name="ce58" office:value-type="float" office:value="252" calcext:value-type="float">
            <text:p><text:s text:c="3"/>252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225" calcext:value-type="float">
            <text:p><text:s text:c="3"/>225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4286" calcext:value-type="float">
            <text:p><text:s text:c="3"/>4,286</text:p>
          </table:table-cell>
          <table:table-cell table:style-name="ce58" office:value-type="float" office:value="3797" calcext:value-type="float">
            <text:p><text:s text:c="3"/>3,797</text:p>
          </table:table-cell>
          <table:table-cell table:style-name="ce58" office:value-type="float" office:value="252" calcext:value-type="float">
            <text:p><text:s text:c="3"/>252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225" calcext:value-type="float">
            <text:p><text:s text:c="3"/>225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number-columns-repeated="2" table:style-name="ce58" office:value-type="float" office:value="80" calcext:value-type="float">
            <text:p><text:s text:c="3"/>80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6.85235395612522" calcext:value-type="float">
            <text:p>6.85</text:p>
          </table:table-cell>
          <table:table-cell table:style-name="ce61" office:value-type="float" office:value="6.62094434186231" calcext:value-type="float">
            <text:p>6.62</text:p>
          </table:table-cell>
          <table:table-cell table:style-name="ce61" office:value-type="float" office:value="17.4273858921162" calcext:value-type="float">
            <text:p>17.43</text:p>
          </table:table-cell>
          <table:table-cell table:style-name="ce61" office:value-type="float" office:value="15.929203539823" calcext:value-type="float">
            <text:p>15.93</text:p>
          </table:table-cell>
          <table:table-cell table:style-name="ce61" office:value-type="float" office:value="40" calcext:value-type="float">
            <text:p>40.00</text:p>
          </table:table-cell>
          <table:table-cell table:style-name="ce61" office:value-type="float" office:value="4.12371134020619" calcext:value-type="float">
            <text:p>4.12</text:p>
          </table:table-cell>
          <table:table-cell table:style-name="ce61" office:value-type="float" office:value="-3.17460317460317" calcext:value-type="float">
            <text:p>–3.17</text:p>
          </table:table-cell>
          <table:table-cell table:style-name="ce61" office:value-type="float" office:value="51.2820512820513" calcext:value-type="float">
            <text:p>51.28</text:p>
          </table:table-cell>
          <table:table-cell table:style-name="ce61" office:value-type="float" office:value="6.61691542288557" calcext:value-type="float">
            <text:p>6.62</text:p>
          </table:table-cell>
          <table:table-cell table:style-name="ce61" office:value-type="float" office:value="6.35237714742309" calcext:value-type="float">
            <text:p>6.35</text:p>
          </table:table-cell>
          <table:table-cell table:style-name="ce61" office:value-type="float" office:value="17.4273858921162" calcext:value-type="float">
            <text:p>17.43</text:p>
          </table:table-cell>
          <table:table-cell table:style-name="ce61" office:value-type="float" office:value="15.929203539823" calcext:value-type="float">
            <text:p>15.93</text:p>
          </table:table-cell>
          <table:table-cell table:style-name="ce61" office:value-type="float" office:value="40" calcext:value-type="float">
            <text:p>40.00</text:p>
          </table:table-cell>
          <table:table-cell table:style-name="ce61" office:value-type="float" office:value="4.48275862068966" calcext:value-type="float">
            <text:p>4.48</text:p>
          </table:table-cell>
          <table:table-cell table:style-name="ce61" office:value-type="float" office:value="-3.17460317460317" calcext:value-type="float">
            <text:p>–3.17</text:p>
          </table:table-cell>
          <table:table-cell table:style-name="ce61" office:value-type="float" office:value="55.2631578947369" calcext:value-type="float">
            <text:p>55.26</text:p>
          </table:table-cell>
          <table:table-cell table:style-name="ce61" office:value-type="float" office:value="32.4324324324324" calcext:value-type="float">
            <text:p>32.43</text:p>
          </table:table-cell>
          <table:table-cell table:style-name="ce61" office:value-type="float" office:value="34.2465753424658" calcext:value-type="float">
            <text:p>34.25</text:p>
          </table:table-cell>
          <table:table-cell table:number-columns-repeated="3" table:style-name="ce61" office:value-type="string" calcext:value-type="string">
            <text:p>--</text:p>
          </table:table-cell>
          <table:table-cell table:style-name="ce61" office:value-type="float" office:value="-100" calcext:value-type="float">
            <text:p>–100.00</text:p>
          </table:table-cell>
          <table:table-cell table:style-name="ce61" office:value-type="string" calcext:value-type="string">
            <text:p>--</text:p>
          </table:table-cell>
          <table:table-cell table:style-name="ce61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6.58741951461119" calcext:value-type="float">
            <text:p>6.59</text:p>
          </table:table-cell>
          <table:table-cell table:style-name="ce62" office:value-type="float" office:value="5.99647266313933" calcext:value-type="float">
            <text:p>6.00</text:p>
          </table:table-cell>
          <table:table-cell table:style-name="ce62" office:value-type="float" office:value="55" calcext:value-type="float">
            <text:p>55.00</text:p>
          </table:table-cell>
          <table:table-cell table:style-name="ce62" office:value-type="float" office:value="25" calcext:value-type="float">
            <text:p>25.00</text:p>
          </table:table-cell>
          <table:table-cell table:style-name="ce62" office:value-type="float" office:value="175" calcext:value-type="float">
            <text:p>175.00</text:p>
          </table:table-cell>
          <table:table-cell table:style-name="ce62" office:value-type="float" office:value="34.6938775510204" calcext:value-type="float">
            <text:p>34.69</text:p>
          </table:table-cell>
          <table:table-cell table:style-name="ce62" office:value-type="float" office:value="-13.6363636363636" calcext:value-type="float">
            <text:p>–13.64</text:p>
          </table:table-cell>
          <table:table-cell table:style-name="ce62" office:value-type="float" office:value="74.0740740740741" calcext:value-type="float">
            <text:p>74.07</text:p>
          </table:table-cell>
          <table:table-cell table:style-name="ce62" office:value-type="float" office:value="6.61691542288557" calcext:value-type="float">
            <text:p>6.62</text:p>
          </table:table-cell>
          <table:table-cell table:style-name="ce62" office:value-type="float" office:value="6.02379144520375" calcext:value-type="float">
            <text:p>6.02</text:p>
          </table:table-cell>
          <table:table-cell table:style-name="ce62" office:value-type="float" office:value="55" calcext:value-type="float">
            <text:p>55.00</text:p>
          </table:table-cell>
          <table:table-cell table:style-name="ce62" office:value-type="float" office:value="25" calcext:value-type="float">
            <text:p>25.00</text:p>
          </table:table-cell>
          <table:table-cell table:style-name="ce62" office:value-type="float" office:value="175" calcext:value-type="float">
            <text:p>175.00</text:p>
          </table:table-cell>
          <table:table-cell table:style-name="ce62" office:value-type="float" office:value="34.6938775510204" calcext:value-type="float">
            <text:p>34.69</text:p>
          </table:table-cell>
          <table:table-cell table:style-name="ce62" office:value-type="float" office:value="-13.6363636363636" calcext:value-type="float">
            <text:p>–13.64</text:p>
          </table:table-cell>
          <table:table-cell table:style-name="ce62" office:value-type="float" office:value="74.0740740740741" calcext:value-type="float">
            <text:p>74.07</text:p>
          </table:table-cell>
          <table:table-cell table:number-columns-repeated="2" table:style-name="ce62" office:value-type="float" office:value="0" calcext:value-type="float">
            <text:p>—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7.11481844946026" calcext:value-type="float">
            <text:p>7.11</text:p>
          </table:table-cell>
          <table:table-cell table:style-name="ce63" office:value-type="float" office:value="7.30694713534459" calcext:value-type="float">
            <text:p>7.31</text:p>
          </table:table-cell>
          <table:table-cell table:style-name="ce63" office:value-type="float" office:value="14.027149321267" calcext:value-type="float">
            <text:p>14.03</text:p>
          </table:table-cell>
          <table:table-cell table:style-name="ce63" office:value-type="float" office:value="15.2380952380952" calcext:value-type="float">
            <text:p>15.24</text:p>
          </table:table-cell>
          <table:table-cell table:style-name="ce63" office:value-type="float" office:value="-9.09090909090909" calcext:value-type="float">
            <text:p>–9.09</text:p>
          </table:table-cell>
          <table:table-cell table:style-name="ce63" office:value-type="float" office:value="-2.06611570247934" calcext:value-type="float">
            <text:p>–2.07</text:p>
          </table:table-cell>
          <table:table-cell table:style-name="ce63" office:value-type="float" office:value="-2.17391304347826" calcext:value-type="float">
            <text:p>–2.17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6.61691542288557" calcext:value-type="float">
            <text:p>6.62</text:p>
          </table:table-cell>
          <table:table-cell table:style-name="ce63" office:value-type="float" office:value="6.71725688589095" calcext:value-type="float">
            <text:p>6.72</text:p>
          </table:table-cell>
          <table:table-cell table:style-name="ce63" office:value-type="float" office:value="14.027149321267" calcext:value-type="float">
            <text:p>14.03</text:p>
          </table:table-cell>
          <table:table-cell table:style-name="ce63" office:value-type="float" office:value="15.2380952380952" calcext:value-type="float">
            <text:p>15.24</text:p>
          </table:table-cell>
          <table:table-cell table:style-name="ce63" office:value-type="float" office:value="-9.09090909090909" calcext:value-type="float">
            <text:p>–9.09</text:p>
          </table:table-cell>
          <table:table-cell table:style-name="ce63" office:value-type="float" office:value="-1.6597510373444" calcext:value-type="float">
            <text:p>–1.66</text:p>
          </table:table-cell>
          <table:table-cell table:style-name="ce63" office:value-type="float" office:value="-2.17391304347826" calcext:value-type="float">
            <text:p>–2.17</text:p>
          </table:table-cell>
          <table:table-cell table:style-name="ce63" office:value-type="float" office:value="9.09090909090909" calcext:value-type="float">
            <text:p>9.09</text:p>
          </table:table-cell>
          <table:table-cell table:style-name="ce63" office:value-type="float" office:value="42.8571428571429" calcext:value-type="float">
            <text:p>42.86</text:p>
          </table:table-cell>
          <table:table-cell table:style-name="ce63" office:value-type="float" office:value="45.4545454545455" calcext:value-type="float">
            <text:p>45.45</text:p>
          </table:table-cell>
          <table:table-cell table:number-columns-repeated="3" table:style-name="ce63" office:value-type="string" calcext:value-type="string">
            <text:p>--</text:p>
          </table:table-cell>
          <table:table-cell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-9.44223939837059" calcext:value-type="float">
            <text:p>–9.44</text:p>
          </table:table-cell>
          <table:table-cell table:style-name="ce64" office:value-type="float" office:value="-8.86133032694476" calcext:value-type="float">
            <text:p>–8.86</text:p>
          </table:table-cell>
          <table:table-cell table:style-name="ce64" office:value-type="float" office:value="-16.0237388724036" calcext:value-type="float">
            <text:p>–16.02</text:p>
          </table:table-cell>
          <table:table-cell table:style-name="ce64" office:value-type="float" office:value="-17.0886075949367" calcext:value-type="float">
            <text:p>–17.09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-17.4386920980926" calcext:value-type="float">
            <text:p>–17.44</text:p>
          </table:table-cell>
          <table:table-cell table:style-name="ce64" office:value-type="float" office:value="-21.0355987055016" calcext:value-type="float">
            <text:p>–21.04</text:p>
          </table:table-cell>
          <table:table-cell table:style-name="ce64" office:value-type="float" office:value="1.72413793103448" calcext:value-type="float">
            <text:p>1.72</text:p>
          </table:table-cell>
          <table:table-cell table:style-name="ce64" office:value-type="float" office:value="-9.29100529100529" calcext:value-type="float">
            <text:p>–9.29</text:p>
          </table:table-cell>
          <table:table-cell table:style-name="ce64" office:value-type="float" office:value="-8.71056241426612" calcext:value-type="float">
            <text:p>–8.71</text:p>
          </table:table-cell>
          <table:table-cell table:style-name="ce64" office:value-type="float" office:value="-15.7738095238095" calcext:value-type="float">
            <text:p>–15.77</text:p>
          </table:table-cell>
          <table:table-cell table:style-name="ce64" office:value-type="float" office:value="-16.8253968253968" calcext:value-type="float">
            <text:p>–16.8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-17.2131147540984" calcext:value-type="float">
            <text:p>–17.21</text:p>
          </table:table-cell>
          <table:table-cell table:style-name="ce64" office:value-type="float" office:value="-21.0355987055016" calcext:value-type="float">
            <text:p>–21.04</text:p>
          </table:table-cell>
          <table:table-cell table:style-name="ce64" office:value-type="float" office:value="3.50877192982456" calcext:value-type="float">
            <text:p>3.51</text:p>
          </table:table-cell>
          <table:table-cell table:style-name="ce64" office:value-type="float" office:value="-20.9677419354839" calcext:value-type="float">
            <text:p>–20.97</text:p>
          </table:table-cell>
          <table:table-cell table:style-name="ce64" office:value-type="float" office:value="-19.672131147541" calcext:value-type="float">
            <text:p>–19.67</text:p>
          </table:table-cell>
          <table:table-cell table:number-columns-repeated="2" table:style-name="ce64" office:value-type="float" office:value="-100" calcext:value-type="float">
            <text:p>–100.00</text:p>
          </table:table-cell>
          <table:table-cell table:style-name="ce64" office:value-type="string" calcext:value-type="string">
            <text:p>--</text:p>
          </table:table-cell>
          <table:table-cell table:style-name="ce64" office:value-type="float" office:value="-100" calcext:value-type="float">
            <text:p>–100.00</text:p>
          </table:table-cell>
          <table:table-cell table:style-name="ce64" office:value-type="string" calcext:value-type="string">
            <text:p>--</text:p>
          </table:table-cell>
          <table:table-cell table:style-name="ce64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-9.52280849274753" calcext:value-type="float">
            <text:p>–9.52</text:p>
          </table:table-cell>
          <table:table-cell table:style-name="ce62" office:value-type="float" office:value="-9.56577815993121" calcext:value-type="float">
            <text:p>–9.57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-13.0434782608696" calcext:value-type="float">
            <text:p>–13.04</text:p>
          </table:table-cell>
          <table:table-cell table:style-name="ce62" office:value-type="float" office:value="37.5" calcext:value-type="float">
            <text:p>37.50</text:p>
          </table:table-cell>
          <table:table-cell table:style-name="ce62" office:value-type="float" office:value="-10.8108108108108" calcext:value-type="float">
            <text:p>–10.81</text:p>
          </table:table-cell>
          <table:table-cell table:style-name="ce62" office:value-type="float" office:value="-29.6296296296296" calcext:value-type="float">
            <text:p>–29.63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-9.29100529100529" calcext:value-type="float">
            <text:p>–9.29</text:p>
          </table:table-cell>
          <table:table-cell table:style-name="ce62" office:value-type="float" office:value="-9.32900432900433" calcext:value-type="float">
            <text:p>–9.33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-13.0434782608696" calcext:value-type="float">
            <text:p>–13.04</text:p>
          </table:table-cell>
          <table:table-cell table:style-name="ce62" office:value-type="float" office:value="37.5" calcext:value-type="float">
            <text:p>37.50</text:p>
          </table:table-cell>
          <table:table-cell table:style-name="ce62" office:value-type="float" office:value="-10.8108108108108" calcext:value-type="float">
            <text:p>–10.81</text:p>
          </table:table-cell>
          <table:table-cell table:style-name="ce62" office:value-type="float" office:value="-29.6296296296296" calcext:value-type="float">
            <text:p>–29.63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2" table:style-name="ce62" office:value-type="float" office:value="-43.75" calcext:value-type="float">
            <text:p>–43.75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-9.36267386340046" calcext:value-type="float">
            <text:p>–9.36</text:p>
          </table:table-cell>
          <table:table-cell table:style-name="ce63" office:value-type="float" office:value="-8.08440018966335" calcext:value-type="float">
            <text:p>–8.08</text:p>
          </table:table-cell>
          <table:table-cell table:style-name="ce63" office:value-type="float" office:value="-17.6470588235294" calcext:value-type="float">
            <text:p>–17.65</text:p>
          </table:table-cell>
          <table:table-cell table:style-name="ce63" office:value-type="float" office:value="-17.4061433447099" calcext:value-type="float">
            <text:p>–17.41</text:p>
          </table:table-cell>
          <table:table-cell table:style-name="ce63" office:value-type="float" office:value="-23.0769230769231" calcext:value-type="float">
            <text:p>–23.08</text:p>
          </table:table-cell>
          <table:table-cell table:style-name="ce63" office:value-type="float" office:value="-19.1126279863481" calcext:value-type="float">
            <text:p>–19.11</text:p>
          </table:table-cell>
          <table:table-cell table:style-name="ce63" office:value-type="float" office:value="-20.2127659574468" calcext:value-type="float">
            <text:p>–20.21</text:p>
          </table:table-cell>
          <table:table-cell table:style-name="ce63" office:value-type="float" office:value="9.09090909090909" calcext:value-type="float">
            <text:p>9.09</text:p>
          </table:table-cell>
          <table:table-cell table:style-name="ce63" office:value-type="float" office:value="-9.29100529100529" calcext:value-type="float">
            <text:p>–9.29</text:p>
          </table:table-cell>
          <table:table-cell table:style-name="ce63" office:value-type="float" office:value="-8.01841085271318" calcext:value-type="float">
            <text:p>–8.02</text:p>
          </table:table-cell>
          <table:table-cell table:style-name="ce63" office:value-type="float" office:value="-17.3770491803279" calcext:value-type="float">
            <text:p>–17.38</text:p>
          </table:table-cell>
          <table:table-cell table:style-name="ce63" office:value-type="float" office:value="-17.1232876712329" calcext:value-type="float">
            <text:p>–17.12</text:p>
          </table:table-cell>
          <table:table-cell table:style-name="ce63" office:value-type="float" office:value="-23.0769230769231" calcext:value-type="float">
            <text:p>–23.08</text:p>
          </table:table-cell>
          <table:table-cell table:style-name="ce63" office:value-type="float" office:value="-18.8356164383562" calcext:value-type="float">
            <text:p>–18.84</text:p>
          </table:table-cell>
          <table:table-cell table:style-name="ce63" office:value-type="float" office:value="-20.2127659574468" calcext:value-type="float">
            <text:p>–20.21</text:p>
          </table:table-cell>
          <table:table-cell table:style-name="ce63" office:value-type="float" office:value="20" calcext:value-type="float">
            <text:p>20.00</text:p>
          </table:table-cell>
          <table:table-cell table:style-name="ce63" office:value-type="float" office:value="-13.0434782608696" calcext:value-type="float">
            <text:p>–13.04</text:p>
          </table:table-cell>
          <table:table-cell table:style-name="ce63" office:value-type="float" office:value="-11.1111111111111" calcext:value-type="float">
            <text:p>–11.11</text:p>
          </table:table-cell>
          <table:table-cell table:number-columns-repeated="2"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1023"/>
        </table:table-row>
        <table:table-row table:style-name="ro11" table:number-rows-repeated="1048443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09離-年月別'.$A$1" table:expression="[$'09離-年月別'.$A$1:.$B$1048576];[$'09離-年月別'.$A$1:.$AMJ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1年9月份" calcext:value-type="string">
              <text:p><text:s/>中華民國111年9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99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8670" calcext:value-type="float">
            <text:p><text:s text:c="3"/>8,670</text:p>
          </table:table-cell>
          <table:table-cell table:style-name="ce54" office:value-type="float" office:value="8084" calcext:value-type="float">
            <text:p><text:s text:c="3"/>8,084</text:p>
          </table:table-cell>
          <table:table-cell table:style-name="ce54" office:value-type="float" office:value="283" calcext:value-type="float">
            <text:p><text:s text:c="3"/>283</text:p>
          </table:table-cell>
          <table:table-cell table:style-name="ce54" office:value-type="float" office:value="262" calcext:value-type="float">
            <text:p><text:s text:c="3"/>262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303" calcext:value-type="float">
            <text:p><text:s text:c="3"/>303</text:p>
          </table:table-cell>
          <table:table-cell table:style-name="ce54" office:value-type="float" office:value="244" calcext:value-type="float">
            <text:p><text:s text:c="3"/>244</text:p>
          </table:table-cell>
          <table:table-cell table:style-name="ce54" office:value-type="float" office:value="59" calcext:value-type="float">
            <text:p><text:s text:c="3"/>59</text:p>
          </table:table-cell>
          <table:table-cell table:style-name="ce54" office:value-type="float" office:value="8572" calcext:value-type="float">
            <text:p><text:s text:c="3"/>8,572</text:p>
          </table:table-cell>
          <table:table-cell table:style-name="ce54" office:value-type="float" office:value="7986" calcext:value-type="float">
            <text:p><text:s text:c="3"/>7,986</text:p>
          </table:table-cell>
          <table:table-cell table:style-name="ce54" office:value-type="float" office:value="283" calcext:value-type="float">
            <text:p><text:s text:c="3"/>283</text:p>
          </table:table-cell>
          <table:table-cell table:style-name="ce54" office:value-type="float" office:value="262" calcext:value-type="float">
            <text:p><text:s text:c="3"/>262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303" calcext:value-type="float">
            <text:p><text:s text:c="3"/>303</text:p>
          </table:table-cell>
          <table:table-cell table:style-name="ce54" office:value-type="float" office:value="244" calcext:value-type="float">
            <text:p><text:s text:c="3"/>244</text:p>
          </table:table-cell>
          <table:table-cell table:style-name="ce54" office:value-type="float" office:value="59" calcext:value-type="float">
            <text:p><text:s text:c="3"/>59</text:p>
          </table:table-cell>
          <table:table-cell table:number-columns-repeated="2" table:style-name="ce54" office:value-type="float" office:value="98" calcext:value-type="float">
            <text:p><text:s text:c="3"/>9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style-name="ce122"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304" calcext:value-type="float">
            <text:p><text:s text:c="3"/>4,304</text:p>
          </table:table-cell>
          <table:table-cell table:style-name="ce51" office:value-type="float" office:value="4207" calcext:value-type="float">
            <text:p><text:s text:c="3"/>4,207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4286" calcext:value-type="float">
            <text:p><text:s text:c="3"/>4,286</text:p>
          </table:table-cell>
          <table:table-cell table:style-name="ce51" office:value-type="float" office:value="4189" calcext:value-type="float">
            <text:p><text:s text:c="3"/>4,189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number-columns-repeated="2" table:style-name="ce51" office:value-type="float" office:value="18" calcext:value-type="float">
            <text:p><text:s text:c="3"/>1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366" calcext:value-type="float">
            <text:p><text:s text:c="3"/>4,366</text:p>
          </table:table-cell>
          <table:table-cell table:style-name="ce52" office:value-type="float" office:value="3877" calcext:value-type="float">
            <text:p><text:s text:c="3"/>3,877</text:p>
          </table:table-cell>
          <table:table-cell table:style-name="ce52" office:value-type="float" office:value="252" calcext:value-type="float">
            <text:p><text:s text:c="3"/>252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237" calcext:value-type="float">
            <text:p><text:s text:c="3"/>237</text:p>
          </table:table-cell>
          <table:table-cell table:style-name="ce52" office:value-type="float" office:value="225" calcext:value-type="float">
            <text:p><text:s text:c="3"/>225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4286" calcext:value-type="float">
            <text:p><text:s text:c="3"/>4,286</text:p>
          </table:table-cell>
          <table:table-cell table:style-name="ce52" office:value-type="float" office:value="3797" calcext:value-type="float">
            <text:p><text:s text:c="3"/>3,797</text:p>
          </table:table-cell>
          <table:table-cell table:style-name="ce52" office:value-type="float" office:value="252" calcext:value-type="float">
            <text:p><text:s text:c="3"/>252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237" calcext:value-type="float">
            <text:p><text:s text:c="3"/>237</text:p>
          </table:table-cell>
          <table:table-cell table:style-name="ce52" office:value-type="float" office:value="225" calcext:value-type="float">
            <text:p><text:s text:c="3"/>225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number-columns-repeated="2" table:style-name="ce52" office:value-type="float" office:value="80" calcext:value-type="float">
            <text:p><text:s text:c="3"/>8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560" calcext:value-type="float">
            <text:p><text:s text:c="3"/>1,560</text:p>
          </table:table-cell>
          <table:table-cell table:style-name="ce54" office:value-type="float" office:value="1439" calcext:value-type="float">
            <text:p><text:s text:c="3"/>1,439</text:p>
          </table:table-cell>
          <table:table-cell table:style-name="ce54" office:value-type="float" office:value="60" calcext:value-type="float">
            <text:p><text:s text:c="3"/>60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61" calcext:value-type="float">
            <text:p><text:s text:c="3"/>61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1548" calcext:value-type="float">
            <text:p><text:s text:c="3"/>1,548</text:p>
          </table:table-cell>
          <table:table-cell table:style-name="ce54" office:value-type="float" office:value="1427" calcext:value-type="float">
            <text:p><text:s text:c="3"/>1,427</text:p>
          </table:table-cell>
          <table:table-cell table:style-name="ce54" office:value-type="float" office:value="60" calcext:value-type="float">
            <text:p><text:s text:c="3"/>60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61" calcext:value-type="float">
            <text:p><text:s text:c="3"/>61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776" calcext:value-type="float">
            <text:p><text:s text:c="3"/>776</text:p>
          </table:table-cell>
          <table:table-cell table:style-name="ce51" office:value-type="float" office:value="753" calcext:value-type="float">
            <text:p><text:s text:c="3"/>753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751" calcext:value-type="float">
            <text:p><text:s text:c="3"/>751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784" calcext:value-type="float">
            <text:p><text:s text:c="3"/>784</text:p>
          </table:table-cell>
          <table:table-cell table:style-name="ce52" office:value-type="float" office:value="686" calcext:value-type="float">
            <text:p><text:s text:c="3"/>686</text:p>
          </table:table-cell>
          <table:table-cell table:style-name="ce52" office:value-type="float" office:value="54" calcext:value-type="float">
            <text:p><text:s text:c="3"/>54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774" calcext:value-type="float">
            <text:p><text:s text:c="3"/>774</text:p>
          </table:table-cell>
          <table:table-cell table:style-name="ce52" office:value-type="float" office:value="676" calcext:value-type="float">
            <text:p><text:s text:c="3"/>676</text:p>
          </table:table-cell>
          <table:table-cell table:style-name="ce52" office:value-type="float" office:value="54" calcext:value-type="float">
            <text:p><text:s text:c="3"/>54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4" calcext:value-type="float">
            <text:p><text:s text:c="3"/>4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752" calcext:value-type="float">
            <text:p><text:s text:c="3"/>752</text:p>
          </table:table-cell>
          <table:table-cell table:style-name="ce54" office:value-type="float" office:value="703" calcext:value-type="float">
            <text:p><text:s text:c="3"/>703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number-columns-repeated="2" table:style-name="ce54" office:value-type="float" office:value="9" calcext:value-type="float">
            <text:p><text:s text:c="3"/>9</text:p>
          </table:table-cell>
          <table:table-cell table:style-name="ce54" office:value-type="float" office:value="740" calcext:value-type="float">
            <text:p><text:s text:c="3"/>740</text:p>
          </table:table-cell>
          <table:table-cell table:style-name="ce54" office:value-type="float" office:value="691" calcext:value-type="float">
            <text:p><text:s text:c="3"/>691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number-columns-repeated="2" table:style-name="ce54" office:value-type="float" office:value="9" calcext:value-type="float">
            <text:p><text:s text:c="3"/>9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367" calcext:value-type="float">
            <text:p><text:s text:c="3"/>367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70" calcext:value-type="float">
            <text:p><text:s text:c="3"/>370</text:p>
          </table:table-cell>
          <table:table-cell table:style-name="ce51" office:value-type="float" office:value="359" calcext:value-type="float">
            <text:p><text:s text:c="3"/>359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7" calcext:value-type="float">
            <text:p><text:s text:c="3"/>7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374" calcext:value-type="float">
            <text:p><text:s text:c="3"/>374</text:p>
          </table:table-cell>
          <table:table-cell table:style-name="ce52" office:value-type="float" office:value="336" calcext:value-type="float">
            <text:p><text:s text:c="3"/>336</text:p>
          </table:table-cell>
          <table:table-cell table:number-columns-repeated="2" table:style-name="ce52" office:value-type="float" office:value="27" calcext:value-type="float">
            <text:p><text:s text:c="3"/>2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70" calcext:value-type="float">
            <text:p><text:s text:c="3"/>370</text:p>
          </table:table-cell>
          <table:table-cell table:style-name="ce52" office:value-type="float" office:value="332" calcext:value-type="float">
            <text:p><text:s text:c="3"/>332</text:p>
          </table:table-cell>
          <table:table-cell table:number-columns-repeated="2" table:style-name="ce52" office:value-type="float" office:value="27" calcext:value-type="float">
            <text:p><text:s text:c="3"/>2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990" calcext:value-type="float">
            <text:p><text:s text:c="3"/>990</text:p>
          </table:table-cell>
          <table:table-cell table:style-name="ce54" office:value-type="float" office:value="905" calcext:value-type="float">
            <text:p><text:s text:c="3"/>905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978" calcext:value-type="float">
            <text:p><text:s text:c="3"/>978</text:p>
          </table:table-cell>
          <table:table-cell table:style-name="ce54" office:value-type="float" office:value="893" calcext:value-type="float">
            <text:p><text:s text:c="3"/>893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3" calcext:value-type="float">
            <text:p><text:s text:c="3"/>3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89" calcext:value-type="float">
            <text:p><text:s text:c="3"/>489</text:p>
          </table:table-cell>
          <table:table-cell table:style-name="ce51" office:value-type="float" office:value="476" calcext:value-type="float">
            <text:p><text:s text:c="3"/>476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489" calcext:value-type="float">
            <text:p><text:s text:c="3"/>489</text:p>
          </table:table-cell>
          <table:table-cell table:style-name="ce51" office:value-type="float" office:value="476" calcext:value-type="float">
            <text:p><text:s text:c="3"/>476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01" calcext:value-type="float">
            <text:p><text:s text:c="3"/>501</text:p>
          </table:table-cell>
          <table:table-cell table:style-name="ce52" office:value-type="float" office:value="429" calcext:value-type="float">
            <text:p><text:s text:c="3"/>429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489" calcext:value-type="float">
            <text:p><text:s text:c="3"/>489</text:p>
          </table:table-cell>
          <table:table-cell table:style-name="ce52" office:value-type="float" office:value="417" calcext:value-type="float">
            <text:p><text:s text:c="3"/>417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136" calcext:value-type="float">
            <text:p><text:s text:c="3"/>1,136</text:p>
          </table:table-cell>
          <table:table-cell table:style-name="ce54" office:value-type="float" office:value="1067" calcext:value-type="float">
            <text:p><text:s text:c="3"/>1,067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1124" calcext:value-type="float">
            <text:p><text:s text:c="3"/>1,124</text:p>
          </table:table-cell>
          <table:table-cell table:style-name="ce54" office:value-type="float" office:value="1055" calcext:value-type="float">
            <text:p><text:s text:c="3"/>1,055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number-columns-repeated="3" table:style-name="ce54" office:value-type="float" office:value="12" calcext:value-type="float">
            <text:p><text:s text:c="3"/>1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74" calcext:value-type="float">
            <text:p><text:s text:c="3"/>574</text:p>
          </table:table-cell>
          <table:table-cell table:style-name="ce52" office:value-type="float" office:value="524" calcext:value-type="float">
            <text:p><text:s text:c="3"/>524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62" calcext:value-type="float">
            <text:p><text:s text:c="3"/>562</text:p>
          </table:table-cell>
          <table:table-cell table:style-name="ce52" office:value-type="float" office:value="512" calcext:value-type="float">
            <text:p><text:s text:c="3"/>512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652" calcext:value-type="float">
            <text:p><text:s text:c="3"/>652</text:p>
          </table:table-cell>
          <table:table-cell table:style-name="ce54" office:value-type="float" office:value="609" calcext:value-type="float">
            <text:p><text:s text:c="3"/>609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640" calcext:value-type="float">
            <text:p><text:s text:c="3"/>640</text:p>
          </table:table-cell>
          <table:table-cell table:style-name="ce54" office:value-type="float" office:value="597" calcext:value-type="float">
            <text:p><text:s text:c="3"/>597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5" calcext:value-type="float">
            <text:p><text:s text:c="3"/>5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20" calcext:value-type="float">
            <text:p><text:s text:c="3"/>320</text:p>
          </table:table-cell>
          <table:table-cell table:style-name="ce51" office:value-type="float" office:value="316" calcext:value-type="float">
            <text:p><text:s text:c="3"/>316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320" calcext:value-type="float">
            <text:p><text:s text:c="3"/>320</text:p>
          </table:table-cell>
          <table:table-cell table:style-name="ce51" office:value-type="float" office:value="316" calcext:value-type="float">
            <text:p><text:s text:c="3"/>316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32" calcext:value-type="float">
            <text:p><text:s text:c="3"/>332</text:p>
          </table:table-cell>
          <table:table-cell table:style-name="ce52" office:value-type="float" office:value="293" calcext:value-type="float">
            <text:p><text:s text:c="3"/>293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20" calcext:value-type="float">
            <text:p><text:s text:c="3"/>320</text:p>
          </table:table-cell>
          <table:table-cell table:style-name="ce52" office:value-type="float" office:value="281" calcext:value-type="float">
            <text:p><text:s text:c="3"/>281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1068" calcext:value-type="float">
            <text:p><text:s text:c="3"/>1,068</text:p>
          </table:table-cell>
          <table:table-cell table:style-name="ce54" office:value-type="float" office:value="1001" calcext:value-type="float">
            <text:p><text:s text:c="3"/>1,001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050" calcext:value-type="float">
            <text:p><text:s text:c="3"/>1,050</text:p>
          </table:table-cell>
          <table:table-cell table:style-name="ce54" office:value-type="float" office:value="983" calcext:value-type="float">
            <text:p><text:s text:c="3"/>983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5" calcext:value-type="float">
            <text:p><text:s text:c="3"/>5</text:p>
          </table:table-cell>
          <table:table-cell table:number-columns-repeated="2" table:style-name="ce54" office:value-type="float" office:value="18" calcext:value-type="float">
            <text:p><text:s text:c="3"/>1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27" calcext:value-type="float">
            <text:p><text:s text:c="3"/>527</text:p>
          </table:table-cell>
          <table:table-cell table:style-name="ce51" office:value-type="float" office:value="516" calcext:value-type="float">
            <text:p><text:s text:c="3"/>516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525" calcext:value-type="float">
            <text:p><text:s text:c="3"/>525</text:p>
          </table:table-cell>
          <table:table-cell table:style-name="ce51" office:value-type="float" office:value="514" calcext:value-type="float">
            <text:p><text:s text:c="3"/>514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style-name="ce52" office:value-type="float" office:value="485" calcext:value-type="float">
            <text:p><text:s text:c="3"/>485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22" calcext:value-type="float">
            <text:p><text:s text:c="3"/>2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25" calcext:value-type="float">
            <text:p><text:s text:c="3"/>525</text:p>
          </table:table-cell>
          <table:table-cell table:style-name="ce52" office:value-type="float" office:value="469" calcext:value-type="float">
            <text:p><text:s text:c="3"/>469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22" calcext:value-type="float">
            <text:p><text:s text:c="3"/>22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474" calcext:value-type="float">
            <text:p><text:s text:c="3"/>2,474</text:p>
          </table:table-cell>
          <table:table-cell table:style-name="ce54" office:value-type="float" office:value="2324" calcext:value-type="float">
            <text:p><text:s text:c="3"/>2,324</text:p>
          </table:table-cell>
          <table:table-cell table:style-name="ce54" office:value-type="float" office:value="68" calcext:value-type="float">
            <text:p><text:s text:c="3"/>68</text:p>
          </table:table-cell>
          <table:table-cell table:style-name="ce54" office:value-type="float" office:value="63" calcext:value-type="float">
            <text:p><text:s text:c="3"/>63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82" calcext:value-type="float">
            <text:p><text:s text:c="3"/>82</text:p>
          </table:table-cell>
          <table:table-cell table:style-name="ce54" office:value-type="float" office:value="72" calcext:value-type="float">
            <text:p><text:s text:c="3"/>72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2454" calcext:value-type="float">
            <text:p><text:s text:c="3"/>2,454</text:p>
          </table:table-cell>
          <table:table-cell table:style-name="ce54" office:value-type="float" office:value="2304" calcext:value-type="float">
            <text:p><text:s text:c="3"/>2,304</text:p>
          </table:table-cell>
          <table:table-cell table:style-name="ce54" office:value-type="float" office:value="68" calcext:value-type="float">
            <text:p><text:s text:c="3"/>68</text:p>
          </table:table-cell>
          <table:table-cell table:style-name="ce54" office:value-type="float" office:value="63" calcext:value-type="float">
            <text:p><text:s text:c="3"/>63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82" calcext:value-type="float">
            <text:p><text:s text:c="3"/>82</text:p>
          </table:table-cell>
          <table:table-cell table:style-name="ce54" office:value-type="float" office:value="72" calcext:value-type="float">
            <text:p><text:s text:c="3"/>72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number-columns-repeated="2" table:style-name="ce54" office:value-type="float" office:value="20" calcext:value-type="float">
            <text:p><text:s text:c="3"/>2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233" calcext:value-type="float">
            <text:p><text:s text:c="3"/>1,233</text:p>
          </table:table-cell>
          <table:table-cell table:style-name="ce51" office:value-type="float" office:value="1218" calcext:value-type="float">
            <text:p><text:s text:c="3"/>1,21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227" calcext:value-type="float">
            <text:p><text:s text:c="3"/>1,227</text:p>
          </table:table-cell>
          <table:table-cell table:style-name="ce51" office:value-type="float" office:value="1212" calcext:value-type="float">
            <text:p><text:s text:c="3"/>1,21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8" calcext:value-type="float">
            <text:p><text:s text:c="3"/>8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241" calcext:value-type="float">
            <text:p><text:s text:c="3"/>1,241</text:p>
          </table:table-cell>
          <table:table-cell table:style-name="ce52" office:value-type="float" office:value="1106" calcext:value-type="float">
            <text:p><text:s text:c="3"/>1,106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61" calcext:value-type="float">
            <text:p><text:s text:c="3"/>6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3" calcext:value-type="float">
            <text:p><text:s text:c="3"/>73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227" calcext:value-type="float">
            <text:p><text:s text:c="3"/>1,227</text:p>
          </table:table-cell>
          <table:table-cell table:style-name="ce52" office:value-type="float" office:value="1092" calcext:value-type="float">
            <text:p><text:s text:c="3"/>1,092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61" calcext:value-type="float">
            <text:p><text:s text:c="3"/>6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3" calcext:value-type="float">
            <text:p><text:s text:c="3"/>73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4" calcext:value-type="float">
            <text:p><text:s text:c="3"/>1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03" office:value-type="float" office:value="160" calcext:value-type="float">
            <text:p><text:s text:c="3"/>160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03" office:value-type="float" office:value="160" calcext:value-type="float">
            <text:p><text:s text:c="3"/>160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85" calcext:value-type="float">
            <text:p><text:s text:c="3"/>8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5" calcext:value-type="float">
            <text:p><text:s text:c="3"/>85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12" calcext:value-type="float">
            <text:p><text:s text:c="3"/>212</text:p>
          </table:table-cell>
          <table:table-cell table:style-name="ce103" office:value-type="float" office:value="203" calcext:value-type="float">
            <text:p><text:s text:c="3"/>20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06" calcext:value-type="float">
            <text:p><text:s text:c="3"/>206</text:p>
          </table:table-cell>
          <table:table-cell table:style-name="ce103" office:value-type="float" office:value="197" calcext:value-type="float">
            <text:p><text:s text:c="3"/>197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3" calcext:value-type="float">
            <text:p><text:s text:c="3"/>103</text:p>
          </table:table-cell>
          <table:table-cell table:style-name="ce103" office:value-type="float" office:value="102" calcext:value-type="float">
            <text:p><text:s text:c="3"/>10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03" calcext:value-type="float">
            <text:p><text:s text:c="3"/>103</text:p>
          </table:table-cell>
          <table:table-cell table:style-name="ce103" office:value-type="float" office:value="102" calcext:value-type="float">
            <text:p><text:s text:c="3"/>10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09" calcext:value-type="float">
            <text:p><text:s text:c="3"/>109</text:p>
          </table:table-cell>
          <table:table-cell table:style-name="ce104" office:value-type="float" office:value="101" calcext:value-type="float">
            <text:p><text:s text:c="3"/>10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3" calcext:value-type="float">
            <text:p><text:s text:c="3"/>103</text:p>
          </table:table-cell>
          <table:table-cell table:style-name="ce104" office:value-type="float" office:value="95" calcext:value-type="float">
            <text:p><text:s text:c="3"/>95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96" calcext:value-type="float">
            <text:p><text:s text:c="3"/>196</text:p>
          </table:table-cell>
          <table:table-cell table:style-name="ce103" office:value-type="float" office:value="180" calcext:value-type="float">
            <text:p><text:s text:c="3"/>180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92" calcext:value-type="float">
            <text:p><text:s text:c="3"/>192</text:p>
          </table:table-cell>
          <table:table-cell table:style-name="ce103" office:value-type="float" office:value="176" calcext:value-type="float">
            <text:p><text:s text:c="3"/>176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style-name="ce103" office:value-type="float" office:value="97" calcext:value-type="float">
            <text:p><text:s text:c="3"/>9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style-name="ce103" office:value-type="float" office:value="95" calcext:value-type="float">
            <text:p><text:s text:c="3"/>9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8" calcext:value-type="float">
            <text:p><text:s text:c="3"/>98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96" calcext:value-type="float">
            <text:p><text:s text:c="3"/>96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70" calcext:value-type="float">
            <text:p><text:s text:c="3"/>370</text:p>
          </table:table-cell>
          <table:table-cell table:style-name="ce103" office:value-type="float" office:value="352" calcext:value-type="float">
            <text:p><text:s text:c="3"/>352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70" calcext:value-type="float">
            <text:p><text:s text:c="3"/>370</text:p>
          </table:table-cell>
          <table:table-cell table:style-name="ce103" office:value-type="float" office:value="352" calcext:value-type="float">
            <text:p><text:s text:c="3"/>352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85" calcext:value-type="float">
            <text:p><text:s text:c="3"/>185</text:p>
          </table:table-cell>
          <table:table-cell table:style-name="ce103" office:value-type="float" office:value="183" calcext:value-type="float">
            <text:p><text:s text:c="3"/>18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85" calcext:value-type="float">
            <text:p><text:s text:c="3"/>185</text:p>
          </table:table-cell>
          <table:table-cell table:style-name="ce103" office:value-type="float" office:value="183" calcext:value-type="float">
            <text:p><text:s text:c="3"/>18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0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85" calcext:value-type="float">
            <text:p><text:s text:c="3"/>185</text:p>
          </table:table-cell>
          <table:table-cell table:style-name="ce104" office:value-type="float" office:value="169" calcext:value-type="float">
            <text:p><text:s text:c="3"/>169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85" calcext:value-type="float">
            <text:p><text:s text:c="3"/>185</text:p>
          </table:table-cell>
          <table:table-cell table:style-name="ce104" office:value-type="float" office:value="169" calcext:value-type="float">
            <text:p><text:s text:c="3"/>169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6" calcext:value-type="float">
            <text:p><text:s text:c="3"/>176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74" calcext:value-type="float">
            <text:p><text:s text:c="3"/>174</text:p>
          </table:table-cell>
          <table:table-cell table:style-name="ce103" office:value-type="float" office:value="160" calcext:value-type="float">
            <text:p><text:s text:c="3"/>160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9" calcext:value-type="float">
            <text:p><text:s text:c="3"/>89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style-name="ce104" office:value-type="float" office:value="74" calcext:value-type="float">
            <text:p><text:s text:c="3"/>74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222" calcext:value-type="float">
            <text:p><text:s text:c="3"/>222</text:p>
          </table:table-cell>
          <table:table-cell table:style-name="ce138" office:value-type="float" office:value="209" calcext:value-type="float">
            <text:p><text:s text:c="3"/>209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20" calcext:value-type="float">
            <text:p><text:s text:c="3"/>220</text:p>
          </table:table-cell>
          <table:table-cell table:style-name="ce103" office:value-type="float" office:value="207" calcext:value-type="float">
            <text:p><text:s text:c="3"/>207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10" calcext:value-type="float">
            <text:p><text:s text:c="3"/>110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10" calcext:value-type="float">
            <text:p><text:s text:c="3"/>110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2" calcext:value-type="float">
            <text:p><text:s text:c="3"/>112</text:p>
          </table:table-cell>
          <table:table-cell table:style-name="ce104" office:value-type="float" office:value="99" calcext:value-type="float">
            <text:p><text:s text:c="3"/>99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0" calcext:value-type="float">
            <text:p><text:s text:c="3"/>110</text:p>
          </table:table-cell>
          <table:table-cell table:style-name="ce104" office:value-type="float" office:value="97" calcext:value-type="float">
            <text:p><text:s text:c="3"/>97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2" calcext:value-type="float">
            <text:p><text:s text:c="3"/>142</text:p>
          </table:table-cell>
          <table:table-cell table:style-name="ce103" office:value-type="float" office:value="131" calcext:value-type="float">
            <text:p><text:s text:c="3"/>13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40" calcext:value-type="float">
            <text:p><text:s text:c="3"/>140</text:p>
          </table:table-cell>
          <table:table-cell table:style-name="ce103" office:value-type="float" office:value="129" calcext:value-type="float">
            <text:p><text:s text:c="3"/>129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70" calcext:value-type="float">
            <text:p><text:s text:c="3"/>70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0" calcext:value-type="float">
            <text:p><text:s text:c="3"/>70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style-name="ce104" office:value-type="float" office:value="61" calcext:value-type="float">
            <text:p><text:s text:c="3"/>6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style-name="ce104" office:value-type="float" office:value="59" calcext:value-type="float">
            <text:p><text:s text:c="3"/>59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90" calcext:value-type="float">
            <text:p><text:s text:c="3"/>290</text:p>
          </table:table-cell>
          <table:table-cell table:style-name="ce103" office:value-type="float" office:value="271" calcext:value-type="float">
            <text:p><text:s text:c="3"/>27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288" calcext:value-type="float">
            <text:p><text:s text:c="3"/>288</text:p>
          </table:table-cell>
          <table:table-cell table:style-name="ce103" office:value-type="float" office:value="269" calcext:value-type="float">
            <text:p><text:s text:c="3"/>269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03" office:value-type="float" office:value="142" calcext:value-type="float">
            <text:p><text:s text:c="3"/>14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44" calcext:value-type="float">
            <text:p><text:s text:c="3"/>144</text:p>
          </table:table-cell>
          <table:table-cell table:style-name="ce104" office:value-type="float" office:value="127" calcext:value-type="float">
            <text:p><text:s text:c="3"/>127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44" calcext:value-type="float">
            <text:p><text:s text:c="3"/>144</text:p>
          </table:table-cell>
          <table:table-cell table:style-name="ce104" office:value-type="float" office:value="127" calcext:value-type="float">
            <text:p><text:s text:c="3"/>127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45" calcext:value-type="float">
            <text:p><text:s text:c="3"/>45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5" calcext:value-type="float">
            <text:p><text:s text:c="3"/>45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5" calcext:value-type="float">
            <text:p><text:s text:c="3"/>45</text:p>
          </table:table-cell>
          <table:table-cell table:style-name="ce104" office:value-type="float" office:value="41" calcext:value-type="float">
            <text:p><text:s text:c="3"/>4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5" calcext:value-type="float">
            <text:p><text:s text:c="3"/>45</text:p>
          </table:table-cell>
          <table:table-cell table:style-name="ce104" office:value-type="float" office:value="41" calcext:value-type="float">
            <text:p><text:s text:c="3"/>4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142" calcext:value-type="float">
            <text:p><text:s text:c="3"/>142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142" calcext:value-type="float">
            <text:p><text:s text:c="3"/>142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number-columns-repeated="2" table:style-name="ce103" office:value-type="float" office:value="34" calcext:value-type="float">
            <text:p><text:s text:c="3"/>3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4" calcext:value-type="float">
            <text:p><text:s text:c="3"/>34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7" calcext:value-type="float">
            <text:p><text:s text:c="3"/>17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7" calcext:value-type="float">
            <text:p><text:s text:c="3"/>17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number-columns-repeated="2" table:style-name="ce104" office:value-type="float" office:value="17" calcext:value-type="float">
            <text:p><text:s text:c="3"/>17</text:p>
          </table:table-cell>
          <table:table-cell table:number-columns-repeated="6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7" calcext:value-type="float">
            <text:p><text:s text:c="3"/>17</text:p>
          </table:table-cell>
          <table:table-cell table:number-columns-repeated="13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style-name="ce103" office:value-type="float" office:value="155" calcext:value-type="float">
            <text:p><text:s text:c="3"/>155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style-name="ce103" office:value-type="float" office:value="155" calcext:value-type="float">
            <text:p><text:s text:c="3"/>155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6" calcext:value-type="float">
            <text:p><text:s text:c="3"/>86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6" calcext:value-type="float">
            <text:p><text:s text:c="3"/>86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4" calcext:value-type="float">
            <text:p><text:s text:c="3"/>164</text:p>
          </table:table-cell>
          <table:table-cell table:style-name="ce103" office:value-type="float" office:value="153" calcext:value-type="float">
            <text:p><text:s text:c="3"/>153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style-name="ce103" office:value-type="float" office:value="151" calcext:value-type="float">
            <text:p><text:s text:c="3"/>151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style-name="ce14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45" calcext:value-type="float">
            <text:p><text:s text:c="3"/>45</text:p>
          </table:table-cell>
          <table:table-cell table:style-name="ce103" office:value-type="float" office:value="43" calcext:value-type="float">
            <text:p><text:s text:c="3"/>4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5" calcext:value-type="float">
            <text:p><text:s text:c="3"/>45</text:p>
          </table:table-cell>
          <table:table-cell table:style-name="ce103" office:value-type="float" office:value="43" calcext:value-type="float">
            <text:p><text:s text:c="3"/>4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5" calcext:value-type="float">
            <text:p><text:s text:c="3"/>45</text:p>
          </table:table-cell>
          <table:table-cell table:style-name="ce104" office:value-type="float" office:value="44" calcext:value-type="float">
            <text:p><text:s text:c="3"/>44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45" calcext:value-type="float">
            <text:p><text:s text:c="3"/>45</text:p>
          </table:table-cell>
          <table:table-cell table:style-name="ce104" office:value-type="float" office:value="44" calcext:value-type="float">
            <text:p><text:s text:c="3"/>44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number-columns-repeated="8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4" table:style-name="ce51" office:value-type="float" office:value="0" calcext:value-type="float">
            <text:p>—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11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number-columns-repeated="8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style-name="ce103" office:value-type="float" office:value="32" calcext:value-type="float">
            <text:p><text:s text:c="3"/>3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style-name="ce103" office:value-type="float" office:value="32" calcext:value-type="float">
            <text:p><text:s text:c="3"/>32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6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13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A$1:.$AMJ$8" table:range-usable-as="repeat-column repeat-row"/>
        </table:named-expressions>
      </table:table>
      <table:table table:name="09離-設籍情形" table:style-name="ta3" table:print-ranges="'09離-設籍情形'.A1:'09離-設籍情形'.BG99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96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96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96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96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96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96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96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9" office:value-type="string" calcext:value-type="string" table:number-columns-spanned="1" table:number-rows-spanned="3">
            <text:p>9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114" calcext:value-type="float">
            <text:p><text:s text:c="3"/>8,114</text:p>
          </table:table-cell>
          <table:table-cell table:style-name="ce57" office:value-type="float" office:value="7582" calcext:value-type="float">
            <text:p><text:s text:c="3"/>7,582</text:p>
          </table:table-cell>
          <table:table-cell table:style-name="ce57" office:value-type="float" office:value="7579" calcext:value-type="float">
            <text:p><text:s text:c="3"/>7,57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26" calcext:value-type="float">
            <text:p><text:s text:c="3"/>226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08" calcext:value-type="float">
            <text:p><text:s text:c="3"/>108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291" calcext:value-type="float">
            <text:p><text:s text:c="3"/>291</text:p>
          </table:table-cell>
          <table:table-cell table:style-name="ce57" office:value-type="float" office:value="171" calcext:value-type="float">
            <text:p><text:s text:c="3"/>171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style-name="ce57" office:value-type="float" office:value="252" calcext:value-type="float">
            <text:p><text:s text:c="3"/>252</text:p>
          </table:table-cell>
          <table:table-cell table:style-name="ce57" office:value-type="float" office:value="170" calcext:value-type="float">
            <text:p><text:s text:c="3"/>170</text:p>
          </table:table-cell>
          <table:table-cell table:style-name="ce57" office:value-type="float" office:value="82" calcext:value-type="float">
            <text:p><text:s text:c="3"/>82</text:p>
          </table:table-cell>
          <table:table-cell table:style-name="ce57" office:value-type="float" office:value="39" calcext:value-type="float">
            <text:p><text:s text:c="3"/>3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8040" calcext:value-type="float">
            <text:p><text:s text:c="3"/>8,040</text:p>
          </table:table-cell>
          <table:table-cell table:style-name="ce57" office:value-type="float" office:value="7509" calcext:value-type="float">
            <text:p><text:s text:c="3"/>7,509</text:p>
          </table:table-cell>
          <table:table-cell table:style-name="ce57" office:value-type="float" office:value="7506" calcext:value-type="float">
            <text:p><text:s text:c="3"/>7,50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26" calcext:value-type="float">
            <text:p><text:s text:c="3"/>226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08" calcext:value-type="float">
            <text:p><text:s text:c="3"/>108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290" calcext:value-type="float">
            <text:p><text:s text:c="3"/>290</text:p>
          </table:table-cell>
          <table:table-cell table:style-name="ce57" office:value-type="float" office:value="171" calcext:value-type="float">
            <text:p><text:s text:c="3"/>171</text:p>
          </table:table-cell>
          <table:table-cell table:style-name="ce57" office:value-type="float" office:value="119" calcext:value-type="float">
            <text:p><text:s text:c="3"/>119</text:p>
          </table:table-cell>
          <table:table-cell table:style-name="ce57" office:value-type="float" office:value="252" calcext:value-type="float">
            <text:p><text:s text:c="3"/>252</text:p>
          </table:table-cell>
          <table:table-cell table:style-name="ce57" office:value-type="float" office:value="170" calcext:value-type="float">
            <text:p><text:s text:c="3"/>170</text:p>
          </table:table-cell>
          <table:table-cell table:style-name="ce57" office:value-type="float" office:value="82" calcext:value-type="float">
            <text:p><text:s text:c="3"/>82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7" calcext:value-type="float">
            <text:p><text:s text:c="3"/>37</text:p>
          </table:table-cell>
          <table:table-cell table:style-name="ce57" office:value-type="float" office:value="74" calcext:value-type="float">
            <text:p><text:s text:c="3"/>74</text:p>
          </table:table-cell>
          <table:table-cell table:number-columns-repeated="2" table:style-name="ce57" office:value-type="float" office:value="73" calcext:value-type="float">
            <text:p><text:s text:c="3"/>73</text:p>
          </table:table-cell>
          <table:table-cell table:number-columns-repeated="7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038" calcext:value-type="float">
            <text:p><text:s text:c="3"/>4,038</text:p>
          </table:table-cell>
          <table:table-cell table:style-name="ce58" office:value-type="float" office:value="3969" calcext:value-type="float">
            <text:p><text:s text:c="3"/>3,969</text:p>
          </table:table-cell>
          <table:table-cell table:style-name="ce58" office:value-type="float" office:value="3967" calcext:value-type="float">
            <text:p><text:s text:c="3"/>3,96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4020" calcext:value-type="float">
            <text:p><text:s text:c="3"/>4,020</text:p>
          </table:table-cell>
          <table:table-cell table:style-name="ce58" office:value-type="float" office:value="3951" calcext:value-type="float">
            <text:p><text:s text:c="3"/>3,951</text:p>
          </table:table-cell>
          <table:table-cell table:style-name="ce58" office:value-type="float" office:value="3949" calcext:value-type="float">
            <text:p><text:s text:c="3"/>3,94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number-columns-repeated="3" table:style-name="ce58" office:value-type="float" office:value="18" calcext:value-type="float">
            <text:p><text:s text:c="3"/>18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076" calcext:value-type="float">
            <text:p><text:s text:c="3"/>4,076</text:p>
          </table:table-cell>
          <table:table-cell table:style-name="ce58" office:value-type="float" office:value="3613" calcext:value-type="float">
            <text:p><text:s text:c="3"/>3,613</text:p>
          </table:table-cell>
          <table:table-cell table:style-name="ce58" office:value-type="float" office:value="3612" calcext:value-type="float">
            <text:p><text:s text:c="3"/>3,61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10" calcext:value-type="float">
            <text:p><text:s text:c="3"/>210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94" calcext:value-type="float">
            <text:p><text:s text:c="3"/>94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167" calcext:value-type="float">
            <text:p><text:s text:c="3"/>167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67" calcext:value-type="float">
            <text:p><text:s text:c="3"/>167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4020" calcext:value-type="float">
            <text:p><text:s text:c="3"/>4,020</text:p>
          </table:table-cell>
          <table:table-cell table:style-name="ce58" office:value-type="float" office:value="3558" calcext:value-type="float">
            <text:p><text:s text:c="3"/>3,558</text:p>
          </table:table-cell>
          <table:table-cell table:style-name="ce58" office:value-type="float" office:value="3557" calcext:value-type="float">
            <text:p><text:s text:c="3"/>3,55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10" calcext:value-type="float">
            <text:p><text:s text:c="3"/>210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94" calcext:value-type="float">
            <text:p><text:s text:c="3"/>94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41" calcext:value-type="float">
            <text:p><text:s text:c="3"/>241</text:p>
          </table:table-cell>
          <table:table-cell table:style-name="ce58" office:value-type="float" office:value="167" calcext:value-type="float">
            <text:p><text:s text:c="3"/>167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67" calcext:value-type="float">
            <text:p><text:s text:c="3"/>167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number-columns-repeated="2" table:style-name="ce58" office:value-type="float" office:value="55" calcext:value-type="float">
            <text:p><text:s text:c="3"/>55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0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122" calcext:value-type="float">
            <text:p><text:s text:c="3"/>8,122</text:p>
          </table:table-cell>
          <table:table-cell table:number-columns-repeated="2" table:style-name="ce57" office:value-type="float" office:value="7601" calcext:value-type="float">
            <text:p><text:s text:c="3"/>7,60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38" calcext:value-type="float">
            <text:p><text:s text:c="3"/>238</text:p>
          </table:table-cell>
          <table:table-cell table:style-name="ce57" office:value-type="float" office:value="127" calcext:value-type="float">
            <text:p><text:s text:c="3"/>127</text:p>
          </table:table-cell>
          <table:table-cell table:style-name="ce57" office:value-type="float" office:value="111" calcext:value-type="float">
            <text:p><text:s text:c="3"/>111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74" calcext:value-type="float">
            <text:p><text:s text:c="3"/>274</text:p>
          </table:table-cell>
          <table:table-cell table:style-name="ce57" office:value-type="float" office:value="161" calcext:value-type="float">
            <text:p><text:s text:c="3"/>161</text:p>
          </table:table-cell>
          <table:table-cell table:style-name="ce57" office:value-type="float" office:value="113" calcext:value-type="float">
            <text:p><text:s text:c="3"/>113</text:p>
          </table:table-cell>
          <table:table-cell table:style-name="ce57" office:value-type="float" office:value="241" calcext:value-type="float">
            <text:p><text:s text:c="3"/>241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82" calcext:value-type="float">
            <text:p><text:s text:c="3"/>82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8030" calcext:value-type="float">
            <text:p><text:s text:c="3"/>8,030</text:p>
          </table:table-cell>
          <table:table-cell table:number-columns-repeated="2" table:style-name="ce57" office:value-type="float" office:value="7509" calcext:value-type="float">
            <text:p><text:s text:c="3"/>7,509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38" calcext:value-type="float">
            <text:p><text:s text:c="3"/>238</text:p>
          </table:table-cell>
          <table:table-cell table:style-name="ce57" office:value-type="float" office:value="127" calcext:value-type="float">
            <text:p><text:s text:c="3"/>127</text:p>
          </table:table-cell>
          <table:table-cell table:style-name="ce57" office:value-type="float" office:value="111" calcext:value-type="float">
            <text:p><text:s text:c="3"/>111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74" calcext:value-type="float">
            <text:p><text:s text:c="3"/>274</text:p>
          </table:table-cell>
          <table:table-cell table:style-name="ce57" office:value-type="float" office:value="161" calcext:value-type="float">
            <text:p><text:s text:c="3"/>161</text:p>
          </table:table-cell>
          <table:table-cell table:style-name="ce57" office:value-type="float" office:value="113" calcext:value-type="float">
            <text:p><text:s text:c="3"/>113</text:p>
          </table:table-cell>
          <table:table-cell table:style-name="ce57" office:value-type="float" office:value="241" calcext:value-type="float">
            <text:p><text:s text:c="3"/>241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82" calcext:value-type="float">
            <text:p><text:s text:c="3"/>82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number-columns-repeated="3" table:style-name="ce57" office:value-type="float" office:value="92" calcext:value-type="float">
            <text:p><text:s text:c="3"/>92</text:p>
          </table:table-cell>
          <table:table-cell table:number-columns-repeated="1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031" calcext:value-type="float">
            <text:p><text:s text:c="3"/>4,031</text:p>
          </table:table-cell>
          <table:table-cell table:number-columns-repeated="2" table:style-name="ce58" office:value-type="float" office:value="3961" calcext:value-type="float">
            <text:p><text:s text:c="3"/>3,96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4015" calcext:value-type="float">
            <text:p><text:s text:c="3"/>4,015</text:p>
          </table:table-cell>
          <table:table-cell table:number-columns-repeated="2" table:style-name="ce58" office:value-type="float" office:value="3945" calcext:value-type="float">
            <text:p><text:s text:c="3"/>3,94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number-columns-repeated="3" table:style-name="ce58" office:value-type="float" office:value="16" calcext:value-type="float">
            <text:p><text:s text:c="3"/>16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091" calcext:value-type="float">
            <text:p><text:s text:c="3"/>4,091</text:p>
          </table:table-cell>
          <table:table-cell table:number-columns-repeated="2" table:style-name="ce58" office:value-type="float" office:value="3640" calcext:value-type="float">
            <text:p><text:s text:c="3"/>3,64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23" calcext:value-type="float">
            <text:p><text:s text:c="3"/>223</text:p>
          </table:table-cell>
          <table:table-cell table:style-name="ce58" office:value-type="float" office:value="123" calcext:value-type="float">
            <text:p><text:s text:c="3"/>123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4" calcext:value-type="float">
            <text:p><text:s text:c="3"/>4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153" calcext:value-type="float">
            <text:p><text:s text:c="3"/>153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58" office:value-type="float" office:value="153" calcext:value-type="float">
            <text:p><text:s text:c="3"/>153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4015" calcext:value-type="float">
            <text:p><text:s text:c="3"/>4,015</text:p>
          </table:table-cell>
          <table:table-cell table:number-columns-repeated="2" table:style-name="ce58" office:value-type="float" office:value="3564" calcext:value-type="float">
            <text:p><text:s text:c="3"/>3,56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23" calcext:value-type="float">
            <text:p><text:s text:c="3"/>223</text:p>
          </table:table-cell>
          <table:table-cell table:style-name="ce58" office:value-type="float" office:value="123" calcext:value-type="float">
            <text:p><text:s text:c="3"/>123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4" calcext:value-type="float">
            <text:p><text:s text:c="3"/>4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153" calcext:value-type="float">
            <text:p><text:s text:c="3"/>153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58" office:value-type="float" office:value="153" calcext:value-type="float">
            <text:p><text:s text:c="3"/>153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76" calcext:value-type="float">
            <text:p><text:s text:c="3"/>76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578" calcext:value-type="float">
            <text:p><text:s text:c="3"/>8,578</text:p>
          </table:table-cell>
          <table:table-cell table:number-columns-repeated="2" table:style-name="ce57" office:value-type="float" office:value="8008" calcext:value-type="float">
            <text:p><text:s text:c="3"/>8,008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128" calcext:value-type="float">
            <text:p><text:s text:c="3"/>1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10" calcext:value-type="float">
            <text:p><text:s text:c="3"/>310</text:p>
          </table:table-cell>
          <table:table-cell table:style-name="ce57" office:value-type="float" office:value="196" calcext:value-type="float">
            <text:p><text:s text:c="3"/>196</text:p>
          </table:table-cell>
          <table:table-cell table:style-name="ce57" office:value-type="float" office:value="114" calcext:value-type="float">
            <text:p><text:s text:c="3"/>114</text:p>
          </table:table-cell>
          <table:table-cell table:style-name="ce57" office:value-type="float" office:value="261" calcext:value-type="float">
            <text:p><text:s text:c="3"/>261</text:p>
          </table:table-cell>
          <table:table-cell table:style-name="ce57" office:value-type="float" office:value="195" calcext:value-type="float">
            <text:p><text:s text:c="3"/>195</text:p>
          </table:table-cell>
          <table:table-cell table:style-name="ce57" office:value-type="float" office:value="66" calcext:value-type="float">
            <text:p><text:s text:c="3"/>66</text:p>
          </table:table-cell>
          <table:table-cell table:style-name="ce57" office:value-type="float" office:value="49" calcext:value-type="float">
            <text:p><text:s text:c="3"/>4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48" calcext:value-type="float">
            <text:p><text:s text:c="3"/>48</text:p>
          </table:table-cell>
          <table:table-cell table:style-name="ce57" office:value-type="float" office:value="8458" calcext:value-type="float">
            <text:p><text:s text:c="3"/>8,458</text:p>
          </table:table-cell>
          <table:table-cell table:number-columns-repeated="2" table:style-name="ce57" office:value-type="float" office:value="7889" calcext:value-type="float">
            <text:p><text:s text:c="3"/>7,889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128" calcext:value-type="float">
            <text:p><text:s text:c="3"/>1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09" calcext:value-type="float">
            <text:p><text:s text:c="3"/>309</text:p>
          </table:table-cell>
          <table:table-cell table:style-name="ce57" office:value-type="float" office:value="196" calcext:value-type="float">
            <text:p><text:s text:c="3"/>196</text:p>
          </table:table-cell>
          <table:table-cell table:style-name="ce57" office:value-type="float" office:value="113" calcext:value-type="float">
            <text:p><text:s text:c="3"/>113</text:p>
          </table:table-cell>
          <table:table-cell table:style-name="ce57" office:value-type="float" office:value="261" calcext:value-type="float">
            <text:p><text:s text:c="3"/>261</text:p>
          </table:table-cell>
          <table:table-cell table:style-name="ce57" office:value-type="float" office:value="195" calcext:value-type="float">
            <text:p><text:s text:c="3"/>195</text:p>
          </table:table-cell>
          <table:table-cell table:style-name="ce57" office:value-type="float" office:value="66" calcext:value-type="float">
            <text:p><text:s text:c="3"/>66</text:p>
          </table:table-cell>
          <table:table-cell table:style-name="ce57" office:value-type="float" office:value="48" calcext:value-type="float">
            <text:p><text:s text:c="3"/>48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47" calcext:value-type="float">
            <text:p><text:s text:c="3"/>47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number-columns-repeated="2" table:style-name="ce57" office:value-type="float" office:value="119" calcext:value-type="float">
            <text:p><text:s text:c="3"/>119</text:p>
          </table:table-cell>
          <table:table-cell table:number-columns-repeated="7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253" calcext:value-type="float">
            <text:p><text:s text:c="3"/>4,253</text:p>
          </table:table-cell>
          <table:table-cell table:number-columns-repeated="2" table:style-name="ce58" office:value-type="float" office:value="4170" calcext:value-type="float">
            <text:p><text:s text:c="3"/>4,17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4229" calcext:value-type="float">
            <text:p><text:s text:c="3"/>4,229</text:p>
          </table:table-cell>
          <table:table-cell table:number-columns-repeated="2" table:style-name="ce58" office:value-type="float" office:value="4146" calcext:value-type="float">
            <text:p><text:s text:c="3"/>4,14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number-columns-repeated="3" table:style-name="ce58" office:value-type="float" office:value="24" calcext:value-type="float">
            <text:p><text:s text:c="3"/>24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325" calcext:value-type="float">
            <text:p><text:s text:c="3"/>4,325</text:p>
          </table:table-cell>
          <table:table-cell table:number-columns-repeated="2" table:style-name="ce58" office:value-type="float" office:value="3838" calcext:value-type="float">
            <text:p><text:s text:c="3"/>3,83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27" calcext:value-type="float">
            <text:p><text:s text:c="3"/>227</text:p>
          </table:table-cell>
          <table:table-cell table:style-name="ce58" office:value-type="float" office:value="126" calcext:value-type="float">
            <text:p><text:s text:c="3"/>126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51" calcext:value-type="float">
            <text:p><text:s text:c="3"/>251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58" office:value-type="float" office:value="241" calcext:value-type="float">
            <text:p><text:s text:c="3"/>241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4229" calcext:value-type="float">
            <text:p><text:s text:c="3"/>4,229</text:p>
          </table:table-cell>
          <table:table-cell table:number-columns-repeated="2" table:style-name="ce58" office:value-type="float" office:value="3743" calcext:value-type="float">
            <text:p><text:s text:c="3"/>3,74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27" calcext:value-type="float">
            <text:p><text:s text:c="3"/>227</text:p>
          </table:table-cell>
          <table:table-cell table:style-name="ce58" office:value-type="float" office:value="126" calcext:value-type="float">
            <text:p><text:s text:c="3"/>126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50" calcext:value-type="float">
            <text:p><text:s text:c="3"/>250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241" calcext:value-type="float">
            <text:p><text:s text:c="3"/>241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96" calcext:value-type="float">
            <text:p><text:s text:c="3"/>96</text:p>
          </table:table-cell>
          <table:table-cell table:number-columns-repeated="2" table:style-name="ce58" office:value-type="float" office:value="95" calcext:value-type="float">
            <text:p><text:s text:c="3"/>95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2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940" calcext:value-type="float">
            <text:p><text:s text:c="3"/>8,940</text:p>
          </table:table-cell>
          <table:table-cell table:number-columns-repeated="2" table:style-name="ce57" office:value-type="float" office:value="8354" calcext:value-type="float">
            <text:p><text:s text:c="3"/>8,354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71" calcext:value-type="float">
            <text:p><text:s text:c="3"/>271</text:p>
          </table:table-cell>
          <table:table-cell table:style-name="ce57" office:value-type="float" office:value="146" calcext:value-type="float">
            <text:p><text:s text:c="3"/>146</text:p>
          </table:table-cell>
          <table:table-cell table:style-name="ce57" office:value-type="float" office:value="125" calcext:value-type="float">
            <text:p><text:s text:c="3"/>12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00" calcext:value-type="float">
            <text:p><text:s text:c="3"/>300</text:p>
          </table:table-cell>
          <table:table-cell table:style-name="ce57" office:value-type="float" office:value="180" calcext:value-type="float">
            <text:p><text:s text:c="3"/>180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style-name="ce57" office:value-type="float" office:value="259" calcext:value-type="float">
            <text:p><text:s text:c="3"/>259</text:p>
          </table:table-cell>
          <table:table-cell table:style-name="ce57" office:value-type="float" office:value="178" calcext:value-type="float">
            <text:p><text:s text:c="3"/>178</text:p>
          </table:table-cell>
          <table:table-cell table:style-name="ce57" office:value-type="float" office:value="81" calcext:value-type="float">
            <text:p><text:s text:c="3"/>81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9" calcext:value-type="float">
            <text:p><text:s text:c="3"/>39</text:p>
          </table:table-cell>
          <table:table-cell table:style-name="ce57" office:value-type="float" office:value="8838" calcext:value-type="float">
            <text:p><text:s text:c="3"/>8,838</text:p>
          </table:table-cell>
          <table:table-cell table:number-columns-repeated="2" table:style-name="ce57" office:value-type="float" office:value="8253" calcext:value-type="float">
            <text:p><text:s text:c="3"/>8,25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71" calcext:value-type="float">
            <text:p><text:s text:c="3"/>271</text:p>
          </table:table-cell>
          <table:table-cell table:style-name="ce57" office:value-type="float" office:value="146" calcext:value-type="float">
            <text:p><text:s text:c="3"/>146</text:p>
          </table:table-cell>
          <table:table-cell table:style-name="ce57" office:value-type="float" office:value="125" calcext:value-type="float">
            <text:p><text:s text:c="3"/>12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99" calcext:value-type="float">
            <text:p><text:s text:c="3"/>299</text:p>
          </table:table-cell>
          <table:table-cell table:style-name="ce57" office:value-type="float" office:value="179" calcext:value-type="float">
            <text:p><text:s text:c="3"/>179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style-name="ce57" office:value-type="float" office:value="258" calcext:value-type="float">
            <text:p><text:s text:c="3"/>258</text:p>
          </table:table-cell>
          <table:table-cell table:style-name="ce57" office:value-type="float" office:value="177" calcext:value-type="float">
            <text:p><text:s text:c="3"/>177</text:p>
          </table:table-cell>
          <table:table-cell table:style-name="ce57" office:value-type="float" office:value="81" calcext:value-type="float">
            <text:p><text:s text:c="3"/>81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9" calcext:value-type="float">
            <text:p><text:s text:c="3"/>39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number-columns-repeated="2" table:style-name="ce57" office:value-type="float" office:value="101" calcext:value-type="float">
            <text:p><text:s text:c="3"/>101</text:p>
          </table:table-cell>
          <table:table-cell table:number-columns-repeated="7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445" calcext:value-type="float">
            <text:p><text:s text:c="3"/>4,445</text:p>
          </table:table-cell>
          <table:table-cell table:number-columns-repeated="2" table:style-name="ce58" office:value-type="float" office:value="4364" calcext:value-type="float">
            <text:p><text:s text:c="3"/>4,36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4419" calcext:value-type="float">
            <text:p><text:s text:c="3"/>4,419</text:p>
          </table:table-cell>
          <table:table-cell table:number-columns-repeated="2" table:style-name="ce58" office:value-type="float" office:value="4338" calcext:value-type="float">
            <text:p><text:s text:c="3"/>4,33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number-columns-repeated="3" table:style-name="ce58" office:value-type="float" office:value="26" calcext:value-type="float">
            <text:p><text:s text:c="3"/>26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495" calcext:value-type="float">
            <text:p><text:s text:c="3"/>4,495</text:p>
          </table:table-cell>
          <table:table-cell table:number-columns-repeated="2" table:style-name="ce58" office:value-type="float" office:value="3990" calcext:value-type="float">
            <text:p><text:s text:c="3"/>3,99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41" calcext:value-type="float">
            <text:p><text:s text:c="3"/>141</text:p>
          </table:table-cell>
          <table:table-cell table:style-name="ce58" office:value-type="float" office:value="107" calcext:value-type="float">
            <text:p><text:s text:c="3"/>107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46" calcext:value-type="float">
            <text:p><text:s text:c="3"/>246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236" calcext:value-type="float">
            <text:p><text:s text:c="3"/>236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4419" calcext:value-type="float">
            <text:p><text:s text:c="3"/>4,419</text:p>
          </table:table-cell>
          <table:table-cell table:number-columns-repeated="2" table:style-name="ce58" office:value-type="float" office:value="3915" calcext:value-type="float">
            <text:p><text:s text:c="3"/>3,91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41" calcext:value-type="float">
            <text:p><text:s text:c="3"/>141</text:p>
          </table:table-cell>
          <table:table-cell table:style-name="ce58" office:value-type="float" office:value="107" calcext:value-type="float">
            <text:p><text:s text:c="3"/>107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235" calcext:value-type="float">
            <text:p><text:s text:c="3"/>235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number-columns-repeated="2" table:style-name="ce58" office:value-type="float" office:value="75" calcext:value-type="float">
            <text:p><text:s text:c="3"/>75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11年</text:p>
            <text:p>截至9月止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5928" calcext:value-type="float">
            <text:p><text:s text:c="3"/>75,928</text:p>
          </table:table-cell>
          <table:table-cell table:style-name="ce59" office:value-type="float" office:value="70780" calcext:value-type="float">
            <text:p><text:s text:c="3"/>70,780</text:p>
          </table:table-cell>
          <table:table-cell table:style-name="ce59" office:value-type="float" office:value="70769" calcext:value-type="float">
            <text:p><text:s text:c="3"/>70,769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2259" calcext:value-type="float">
            <text:p><text:s text:c="3"/>2,259</text:p>
          </table:table-cell>
          <table:table-cell table:style-name="ce59" office:value-type="float" office:value="1211" calcext:value-type="float">
            <text:p><text:s text:c="3"/>1,211</text:p>
          </table:table-cell>
          <table:table-cell table:style-name="ce59" office:value-type="float" office:value="1048" calcext:value-type="float">
            <text:p><text:s text:c="3"/>1,048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86" calcext:value-type="float">
            <text:p><text:s text:c="3"/>86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2732" calcext:value-type="float">
            <text:p><text:s text:c="3"/>2,732</text:p>
          </table:table-cell>
          <table:table-cell table:style-name="ce59" office:value-type="float" office:value="1627" calcext:value-type="float">
            <text:p><text:s text:c="3"/>1,627</text:p>
          </table:table-cell>
          <table:table-cell table:style-name="ce59" office:value-type="float" office:value="1105" calcext:value-type="float">
            <text:p><text:s text:c="3"/>1,105</text:p>
          </table:table-cell>
          <table:table-cell table:style-name="ce59" office:value-type="float" office:value="2324" calcext:value-type="float">
            <text:p><text:s text:c="3"/>2,324</text:p>
          </table:table-cell>
          <table:table-cell table:style-name="ce59" office:value-type="float" office:value="1602" calcext:value-type="float">
            <text:p><text:s text:c="3"/>1,602</text:p>
          </table:table-cell>
          <table:table-cell table:style-name="ce59" office:value-type="float" office:value="722" calcext:value-type="float">
            <text:p><text:s text:c="3"/>722</text:p>
          </table:table-cell>
          <table:table-cell table:style-name="ce59" office:value-type="float" office:value="408" calcext:value-type="float">
            <text:p><text:s text:c="3"/>408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83" calcext:value-type="float">
            <text:p><text:s text:c="3"/>383</text:p>
          </table:table-cell>
          <table:table-cell table:style-name="ce59" office:value-type="float" office:value="75032" calcext:value-type="float">
            <text:p><text:s text:c="3"/>75,032</text:p>
          </table:table-cell>
          <table:table-cell table:style-name="ce59" office:value-type="float" office:value="69892" calcext:value-type="float">
            <text:p><text:s text:c="3"/>69,892</text:p>
          </table:table-cell>
          <table:table-cell table:style-name="ce59" office:value-type="float" office:value="69881" calcext:value-type="float">
            <text:p><text:s text:c="3"/>69,881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2258" calcext:value-type="float">
            <text:p><text:s text:c="3"/>2,258</text:p>
          </table:table-cell>
          <table:table-cell table:style-name="ce59" office:value-type="float" office:value="1210" calcext:value-type="float">
            <text:p><text:s text:c="3"/>1,210</text:p>
          </table:table-cell>
          <table:table-cell table:style-name="ce59" office:value-type="float" office:value="1048" calcext:value-type="float">
            <text:p><text:s text:c="3"/>1,048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2727" calcext:value-type="float">
            <text:p><text:s text:c="3"/>2,727</text:p>
          </table:table-cell>
          <table:table-cell table:style-name="ce59" office:value-type="float" office:value="1625" calcext:value-type="float">
            <text:p><text:s text:c="3"/>1,625</text:p>
          </table:table-cell>
          <table:table-cell table:style-name="ce59" office:value-type="float" office:value="1102" calcext:value-type="float">
            <text:p><text:s text:c="3"/>1,102</text:p>
          </table:table-cell>
          <table:table-cell table:style-name="ce59" office:value-type="float" office:value="2322" calcext:value-type="float">
            <text:p><text:s text:c="3"/>2,322</text:p>
          </table:table-cell>
          <table:table-cell table:style-name="ce59" office:value-type="float" office:value="1600" calcext:value-type="float">
            <text:p><text:s text:c="3"/>1,600</text:p>
          </table:table-cell>
          <table:table-cell table:style-name="ce59" office:value-type="float" office:value="722" calcext:value-type="float">
            <text:p><text:s text:c="3"/>722</text:p>
          </table:table-cell>
          <table:table-cell table:style-name="ce59" office:value-type="float" office:value="405" calcext:value-type="float">
            <text:p><text:s text:c="3"/>405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80" calcext:value-type="float">
            <text:p><text:s text:c="3"/>380</text:p>
          </table:table-cell>
          <table:table-cell table:style-name="ce59" office:value-type="float" office:value="896" calcext:value-type="float">
            <text:p><text:s text:c="3"/>896</text:p>
          </table:table-cell>
          <table:table-cell table:number-columns-repeated="2" table:style-name="ce59" office:value-type="float" office:value="888" calcext:value-type="float">
            <text:p><text:s text:c="3"/>888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7740" calcext:value-type="float">
            <text:p><text:s text:c="3"/>37,740</text:p>
          </table:table-cell>
          <table:table-cell table:style-name="ce60" office:value-type="float" office:value="36999" calcext:value-type="float">
            <text:p><text:s text:c="3"/>36,999</text:p>
          </table:table-cell>
          <table:table-cell table:style-name="ce60" office:value-type="float" office:value="36991" calcext:value-type="float">
            <text:p><text:s text:c="3"/>36,99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125" calcext:value-type="float">
            <text:p><text:s text:c="3"/>1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514" calcext:value-type="float">
            <text:p><text:s text:c="3"/>514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68" calcext:value-type="float">
            <text:p><text:s text:c="3"/>468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66" calcext:value-type="float">
            <text:p><text:s text:c="3"/>166</text:p>
          </table:table-cell>
          <table:table-cell table:style-name="ce60" office:value-type="float" office:value="320" calcext:value-type="float">
            <text:p><text:s text:c="3"/>320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02" calcext:value-type="float">
            <text:p><text:s text:c="3"/>302</text:p>
          </table:table-cell>
          <table:table-cell table:style-name="ce60" office:value-type="float" office:value="37516" calcext:value-type="float">
            <text:p><text:s text:c="3"/>37,516</text:p>
          </table:table-cell>
          <table:table-cell table:style-name="ce60" office:value-type="float" office:value="36778" calcext:value-type="float">
            <text:p><text:s text:c="3"/>36,778</text:p>
          </table:table-cell>
          <table:table-cell table:style-name="ce60" office:value-type="float" office:value="36770" calcext:value-type="float">
            <text:p><text:s text:c="3"/>36,77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125" calcext:value-type="float">
            <text:p><text:s text:c="3"/>125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513" calcext:value-type="float">
            <text:p><text:s text:c="3"/>513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67" calcext:value-type="float">
            <text:p><text:s text:c="3"/>467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66" calcext:value-type="float">
            <text:p><text:s text:c="3"/>166</text:p>
          </table:table-cell>
          <table:table-cell table:style-name="ce60" office:value-type="float" office:value="319" calcext:value-type="float">
            <text:p><text:s text:c="3"/>31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01" calcext:value-type="float">
            <text:p><text:s text:c="3"/>301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number-columns-repeated="2" table:style-name="ce60" office:value-type="float" office:value="221" calcext:value-type="float">
            <text:p><text:s text:c="3"/>22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8188" calcext:value-type="float">
            <text:p><text:s text:c="3"/>38,188</text:p>
          </table:table-cell>
          <table:table-cell table:style-name="ce60" office:value-type="float" office:value="33781" calcext:value-type="float">
            <text:p><text:s text:c="3"/>33,781</text:p>
          </table:table-cell>
          <table:table-cell table:style-name="ce60" office:value-type="float" office:value="33778" calcext:value-type="float">
            <text:p><text:s text:c="3"/>33,77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94" calcext:value-type="float">
            <text:p><text:s text:c="3"/>2,094</text:p>
          </table:table-cell>
          <table:table-cell table:style-name="ce60" office:value-type="float" office:value="1171" calcext:value-type="float">
            <text:p><text:s text:c="3"/>1,171</text:p>
          </table:table-cell>
          <table:table-cell table:style-name="ce60" office:value-type="float" office:value="923" calcext:value-type="float">
            <text:p><text:s text:c="3"/>923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218" calcext:value-type="float">
            <text:p><text:s text:c="3"/>2,218</text:p>
          </table:table-cell>
          <table:table-cell table:style-name="ce60" office:value-type="float" office:value="1581" calcext:value-type="float">
            <text:p><text:s text:c="3"/>1,581</text:p>
          </table:table-cell>
          <table:table-cell table:style-name="ce60" office:value-type="float" office:value="637" calcext:value-type="float">
            <text:p><text:s text:c="3"/>637</text:p>
          </table:table-cell>
          <table:table-cell table:style-name="ce60" office:value-type="float" office:value="2130" calcext:value-type="float">
            <text:p><text:s text:c="3"/>2,130</text:p>
          </table:table-cell>
          <table:table-cell table:style-name="ce60" office:value-type="float" office:value="1574" calcext:value-type="float">
            <text:p><text:s text:c="3"/>1,574</text:p>
          </table:table-cell>
          <table:table-cell table:style-name="ce60" office:value-type="float" office:value="556" calcext:value-type="float">
            <text:p><text:s text:c="3"/>556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37516" calcext:value-type="float">
            <text:p><text:s text:c="3"/>37,516</text:p>
          </table:table-cell>
          <table:table-cell table:style-name="ce60" office:value-type="float" office:value="33114" calcext:value-type="float">
            <text:p><text:s text:c="3"/>33,114</text:p>
          </table:table-cell>
          <table:table-cell table:style-name="ce60" office:value-type="float" office:value="33111" calcext:value-type="float">
            <text:p><text:s text:c="3"/>33,11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93" calcext:value-type="float">
            <text:p><text:s text:c="3"/>2,093</text:p>
          </table:table-cell>
          <table:table-cell table:style-name="ce60" office:value-type="float" office:value="1170" calcext:value-type="float">
            <text:p><text:s text:c="3"/>1,170</text:p>
          </table:table-cell>
          <table:table-cell table:style-name="ce60" office:value-type="float" office:value="923" calcext:value-type="float">
            <text:p><text:s text:c="3"/>923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214" calcext:value-type="float">
            <text:p><text:s text:c="3"/>2,214</text:p>
          </table:table-cell>
          <table:table-cell table:style-name="ce60" office:value-type="float" office:value="1579" calcext:value-type="float">
            <text:p><text:s text:c="3"/>1,579</text:p>
          </table:table-cell>
          <table:table-cell table:style-name="ce60" office:value-type="float" office:value="635" calcext:value-type="float">
            <text:p><text:s text:c="3"/>635</text:p>
          </table:table-cell>
          <table:table-cell table:style-name="ce60" office:value-type="float" office:value="2128" calcext:value-type="float">
            <text:p><text:s text:c="3"/>2,128</text:p>
          </table:table-cell>
          <table:table-cell table:style-name="ce60" office:value-type="float" office:value="1572" calcext:value-type="float">
            <text:p><text:s text:c="3"/>1,572</text:p>
          </table:table-cell>
          <table:table-cell table:style-name="ce60" office:value-type="float" office:value="556" calcext:value-type="float">
            <text:p><text:s text:c="3"/>556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672" calcext:value-type="float">
            <text:p><text:s text:c="3"/>672</text:p>
          </table:table-cell>
          <table:table-cell table:number-columns-repeated="2" table:style-name="ce60" office:value-type="float" office:value="667" calcext:value-type="float">
            <text:p><text:s text:c="3"/>667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4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7922" calcext:value-type="float">
            <text:p><text:s text:c="3"/>7,922</text:p>
          </table:table-cell>
          <table:table-cell table:number-columns-repeated="2" table:style-name="ce57" office:value-type="float" office:value="7402" calcext:value-type="float">
            <text:p><text:s text:c="3"/>7,40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50" calcext:value-type="float">
            <text:p><text:s text:c="3"/>250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style-name="ce57" office:value-type="float" office:value="130" calcext:value-type="float">
            <text:p><text:s text:c="3"/>130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255" calcext:value-type="float">
            <text:p><text:s text:c="3"/>255</text:p>
          </table:table-cell>
          <table:table-cell table:style-name="ce57" office:value-type="float" office:value="135" calcext:value-type="float">
            <text:p><text:s text:c="3"/>135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57" office:value-type="float" office:value="135" calcext:value-type="float">
            <text:p><text:s text:c="3"/>135</text:p>
          </table:table-cell>
          <table:table-cell table:style-name="ce57" office:value-type="float" office:value="78" calcext:value-type="float">
            <text:p><text:s text:c="3"/>78</text:p>
          </table:table-cell>
          <table:table-cell table:style-name="ce57" office:value-type="float" office:value="42" calcext:value-type="float">
            <text:p><text:s text:c="3"/>4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42" calcext:value-type="float">
            <text:p><text:s text:c="3"/>42</text:p>
          </table:table-cell>
          <table:table-cell table:style-name="ce57" office:value-type="float" office:value="7828" calcext:value-type="float">
            <text:p><text:s text:c="3"/>7,828</text:p>
          </table:table-cell>
          <table:table-cell table:number-columns-repeated="2" table:style-name="ce57" office:value-type="float" office:value="7309" calcext:value-type="float">
            <text:p><text:s text:c="3"/>7,309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50" calcext:value-type="float">
            <text:p><text:s text:c="3"/>250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style-name="ce57" office:value-type="float" office:value="130" calcext:value-type="float">
            <text:p><text:s text:c="3"/>130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254" calcext:value-type="float">
            <text:p><text:s text:c="3"/>254</text:p>
          </table:table-cell>
          <table:table-cell table:style-name="ce57" office:value-type="float" office:value="135" calcext:value-type="float">
            <text:p><text:s text:c="3"/>135</text:p>
          </table:table-cell>
          <table:table-cell table:style-name="ce57" office:value-type="float" office:value="119" calcext:value-type="float">
            <text:p><text:s text:c="3"/>119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57" office:value-type="float" office:value="135" calcext:value-type="float">
            <text:p><text:s text:c="3"/>135</text:p>
          </table:table-cell>
          <table:table-cell table:style-name="ce57" office:value-type="float" office:value="78" calcext:value-type="float">
            <text:p><text:s text:c="3"/>78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57" office:value-type="float" office:value="94" calcext:value-type="float">
            <text:p><text:s text:c="3"/>94</text:p>
          </table:table-cell>
          <table:table-cell table:number-columns-repeated="2" table:style-name="ce57" office:value-type="float" office:value="93" calcext:value-type="float">
            <text:p><text:s text:c="3"/>93</text:p>
          </table:table-cell>
          <table:table-cell table:number-columns-repeated="7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944" calcext:value-type="float">
            <text:p><text:s text:c="3"/>3,944</text:p>
          </table:table-cell>
          <table:table-cell table:number-columns-repeated="2" table:style-name="ce58" office:value-type="float" office:value="3862" calcext:value-type="float">
            <text:p><text:s text:c="3"/>3,86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3914" calcext:value-type="float">
            <text:p><text:s text:c="3"/>3,914</text:p>
          </table:table-cell>
          <table:table-cell table:number-columns-repeated="2" table:style-name="ce58" office:value-type="float" office:value="3832" calcext:value-type="float">
            <text:p><text:s text:c="3"/>3,83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number-columns-repeated="3" table:style-name="ce58" office:value-type="float" office:value="30" calcext:value-type="float">
            <text:p><text:s text:c="3"/>30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978" calcext:value-type="float">
            <text:p><text:s text:c="3"/>3,978</text:p>
          </table:table-cell>
          <table:table-cell table:number-columns-repeated="2" table:style-name="ce58" office:value-type="float" office:value="3540" calcext:value-type="float">
            <text:p><text:s text:c="3"/>3,54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29" calcext:value-type="float">
            <text:p><text:s text:c="3"/>229</text:p>
          </table:table-cell>
          <table:table-cell table:style-name="ce58" office:value-type="float" office:value="119" calcext:value-type="float">
            <text:p><text:s text:c="3"/>119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99" calcext:value-type="float">
            <text:p><text:s text:c="3"/>199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195" calcext:value-type="float">
            <text:p><text:s text:c="3"/>195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3914" calcext:value-type="float">
            <text:p><text:s text:c="3"/>3,914</text:p>
          </table:table-cell>
          <table:table-cell table:number-columns-repeated="2" table:style-name="ce58" office:value-type="float" office:value="3477" calcext:value-type="float">
            <text:p><text:s text:c="3"/>3,47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29" calcext:value-type="float">
            <text:p><text:s text:c="3"/>229</text:p>
          </table:table-cell>
          <table:table-cell table:style-name="ce58" office:value-type="float" office:value="119" calcext:value-type="float">
            <text:p><text:s text:c="3"/>119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98" calcext:value-type="float">
            <text:p><text:s text:c="3"/>198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58" office:value-type="float" office:value="195" calcext:value-type="float">
            <text:p><text:s text:c="3"/>195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number-columns-repeated="2" table:style-name="ce58" office:value-type="float" office:value="63" calcext:value-type="float">
            <text:p><text:s text:c="3"/>63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2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6716" calcext:value-type="float">
            <text:p><text:s text:c="3"/>6,716</text:p>
          </table:table-cell>
          <table:table-cell table:style-name="ce57" office:value-type="float" office:value="6277" calcext:value-type="float">
            <text:p><text:s text:c="3"/>6,277</text:p>
          </table:table-cell>
          <table:table-cell table:style-name="ce57" office:value-type="float" office:value="6276" calcext:value-type="float">
            <text:p><text:s text:c="3"/>6,27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98" calcext:value-type="float">
            <text:p><text:s text:c="3"/>198</text:p>
          </table:table-cell>
          <table:table-cell table:style-name="ce57" office:value-type="float" office:value="108" calcext:value-type="float">
            <text:p><text:s text:c="3"/>108</text:p>
          </table:table-cell>
          <table:table-cell table:style-name="ce57" office:value-type="float" office:value="90" calcext:value-type="float">
            <text:p><text:s text:c="3"/>9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38" calcext:value-type="float">
            <text:p><text:s text:c="3"/>238</text:p>
          </table:table-cell>
          <table:table-cell table:style-name="ce57" office:value-type="float" office:value="131" calcext:value-type="float">
            <text:p><text:s text:c="3"/>131</text:p>
          </table:table-cell>
          <table:table-cell table:style-name="ce57" office:value-type="float" office:value="107" calcext:value-type="float">
            <text:p><text:s text:c="3"/>107</text:p>
          </table:table-cell>
          <table:table-cell table:style-name="ce57" office:value-type="float" office:value="205" calcext:value-type="float">
            <text:p><text:s text:c="3"/>205</text:p>
          </table:table-cell>
          <table:table-cell table:style-name="ce57" office:value-type="float" office:value="129" calcext:value-type="float">
            <text:p><text:s text:c="3"/>129</text:p>
          </table:table-cell>
          <table:table-cell table:style-name="ce57" office:value-type="float" office:value="76" calcext:value-type="float">
            <text:p><text:s text:c="3"/>76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6632" calcext:value-type="float">
            <text:p><text:s text:c="3"/>6,632</text:p>
          </table:table-cell>
          <table:table-cell table:style-name="ce57" office:value-type="float" office:value="6194" calcext:value-type="float">
            <text:p><text:s text:c="3"/>6,194</text:p>
          </table:table-cell>
          <table:table-cell table:style-name="ce57" office:value-type="float" office:value="6193" calcext:value-type="float">
            <text:p><text:s text:c="3"/>6,19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98" calcext:value-type="float">
            <text:p><text:s text:c="3"/>198</text:p>
          </table:table-cell>
          <table:table-cell table:style-name="ce57" office:value-type="float" office:value="108" calcext:value-type="float">
            <text:p><text:s text:c="3"/>108</text:p>
          </table:table-cell>
          <table:table-cell table:style-name="ce57" office:value-type="float" office:value="90" calcext:value-type="float">
            <text:p><text:s text:c="3"/>9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37" calcext:value-type="float">
            <text:p><text:s text:c="3"/>237</text:p>
          </table:table-cell>
          <table:table-cell table:style-name="ce57" office:value-type="float" office:value="131" calcext:value-type="float">
            <text:p><text:s text:c="3"/>131</text:p>
          </table:table-cell>
          <table:table-cell table:style-name="ce57" office:value-type="float" office:value="106" calcext:value-type="float">
            <text:p><text:s text:c="3"/>106</text:p>
          </table:table-cell>
          <table:table-cell table:style-name="ce57" office:value-type="float" office:value="205" calcext:value-type="float">
            <text:p><text:s text:c="3"/>205</text:p>
          </table:table-cell>
          <table:table-cell table:style-name="ce57" office:value-type="float" office:value="129" calcext:value-type="float">
            <text:p><text:s text:c="3"/>129</text:p>
          </table:table-cell>
          <table:table-cell table:style-name="ce57" office:value-type="float" office:value="76" calcext:value-type="float">
            <text:p><text:s text:c="3"/>76</text:p>
          </table:table-cell>
          <table:table-cell table:style-name="ce57" office:value-type="float" office:value="32" calcext:value-type="float">
            <text:p><text:s text:c="3"/>3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84" calcext:value-type="float">
            <text:p><text:s text:c="3"/>84</text:p>
          </table:table-cell>
          <table:table-cell table:number-columns-repeated="2" table:style-name="ce57" office:value-type="float" office:value="83" calcext:value-type="float">
            <text:p><text:s text:c="3"/>83</text:p>
          </table:table-cell>
          <table:table-cell table:number-columns-repeated="7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336" calcext:value-type="float">
            <text:p><text:s text:c="3"/>3,336</text:p>
          </table:table-cell>
          <table:table-cell table:style-name="ce58" office:value-type="float" office:value="3282" calcext:value-type="float">
            <text:p><text:s text:c="3"/>3,282</text:p>
          </table:table-cell>
          <table:table-cell table:style-name="ce58" office:value-type="float" office:value="3281" calcext:value-type="float">
            <text:p><text:s text:c="3"/>3,28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3316" calcext:value-type="float">
            <text:p><text:s text:c="3"/>3,316</text:p>
          </table:table-cell>
          <table:table-cell table:style-name="ce58" office:value-type="float" office:value="3263" calcext:value-type="float">
            <text:p><text:s text:c="3"/>3,263</text:p>
          </table:table-cell>
          <table:table-cell table:style-name="ce58" office:value-type="float" office:value="3262" calcext:value-type="float">
            <text:p><text:s text:c="3"/>3,26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number-columns-repeated="2" table:style-name="ce58" office:value-type="float" office:value="19" calcext:value-type="float">
            <text:p><text:s text:c="3"/>19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380" calcext:value-type="float">
            <text:p><text:s text:c="3"/>3,380</text:p>
          </table:table-cell>
          <table:table-cell table:number-columns-repeated="2" table:style-name="ce58" office:value-type="float" office:value="2995" calcext:value-type="float">
            <text:p><text:s text:c="3"/>2,99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80" calcext:value-type="float">
            <text:p><text:s text:c="3"/>8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99" calcext:value-type="float">
            <text:p><text:s text:c="3"/>199</text:p>
          </table:table-cell>
          <table:table-cell table:style-name="ce58" office:value-type="float" office:value="127" calcext:value-type="float">
            <text:p><text:s text:c="3"/>127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127" calcext:value-type="float">
            <text:p><text:s text:c="3"/>127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316" calcext:value-type="float">
            <text:p><text:s text:c="3"/>3,316</text:p>
          </table:table-cell>
          <table:table-cell table:number-columns-repeated="2" table:style-name="ce58" office:value-type="float" office:value="2931" calcext:value-type="float">
            <text:p><text:s text:c="3"/>2,93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80" calcext:value-type="float">
            <text:p><text:s text:c="3"/>8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99" calcext:value-type="float">
            <text:p><text:s text:c="3"/>199</text:p>
          </table:table-cell>
          <table:table-cell table:style-name="ce58" office:value-type="float" office:value="127" calcext:value-type="float">
            <text:p><text:s text:c="3"/>127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127" calcext:value-type="float">
            <text:p><text:s text:c="3"/>127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3" table:style-name="ce58" office:value-type="float" office:value="64" calcext:value-type="float">
            <text:p><text:s text:c="3"/>64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3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9642" calcext:value-type="float">
            <text:p><text:s text:c="3"/>9,642</text:p>
          </table:table-cell>
          <table:table-cell table:style-name="ce57" office:value-type="float" office:value="8956" calcext:value-type="float">
            <text:p><text:s text:c="3"/>8,956</text:p>
          </table:table-cell>
          <table:table-cell table:style-name="ce57" office:value-type="float" office:value="8953" calcext:value-type="float">
            <text:p><text:s text:c="3"/>8,953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95" calcext:value-type="float">
            <text:p><text:s text:c="3"/>295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136" calcext:value-type="float">
            <text:p><text:s text:c="3"/>136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68" calcext:value-type="float">
            <text:p><text:s text:c="3"/>368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38" calcext:value-type="float">
            <text:p><text:s text:c="3"/>138</text:p>
          </table:table-cell>
          <table:table-cell table:style-name="ce57" office:value-type="float" office:value="335" calcext:value-type="float">
            <text:p><text:s text:c="3"/>335</text:p>
          </table:table-cell>
          <table:table-cell table:style-name="ce57" office:value-type="float" office:value="227" calcext:value-type="float">
            <text:p><text:s text:c="3"/>227</text:p>
          </table:table-cell>
          <table:table-cell table:style-name="ce57" office:value-type="float" office:value="108" calcext:value-type="float">
            <text:p><text:s text:c="3"/>108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9536" calcext:value-type="float">
            <text:p><text:s text:c="3"/>9,536</text:p>
          </table:table-cell>
          <table:table-cell table:style-name="ce57" office:value-type="float" office:value="8850" calcext:value-type="float">
            <text:p><text:s text:c="3"/>8,850</text:p>
          </table:table-cell>
          <table:table-cell table:style-name="ce57" office:value-type="float" office:value="8847" calcext:value-type="float">
            <text:p><text:s text:c="3"/>8,847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95" calcext:value-type="float">
            <text:p><text:s text:c="3"/>295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136" calcext:value-type="float">
            <text:p><text:s text:c="3"/>136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68" calcext:value-type="float">
            <text:p><text:s text:c="3"/>368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38" calcext:value-type="float">
            <text:p><text:s text:c="3"/>138</text:p>
          </table:table-cell>
          <table:table-cell table:style-name="ce57" office:value-type="float" office:value="335" calcext:value-type="float">
            <text:p><text:s text:c="3"/>335</text:p>
          </table:table-cell>
          <table:table-cell table:style-name="ce57" office:value-type="float" office:value="227" calcext:value-type="float">
            <text:p><text:s text:c="3"/>227</text:p>
          </table:table-cell>
          <table:table-cell table:style-name="ce57" office:value-type="float" office:value="108" calcext:value-type="float">
            <text:p><text:s text:c="3"/>108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number-columns-repeated="3" table:style-name="ce57" office:value-type="float" office:value="106" calcext:value-type="float">
            <text:p><text:s text:c="3"/>106</text:p>
          </table:table-cell>
          <table:table-cell table:number-columns-repeated="1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792" calcext:value-type="float">
            <text:p><text:s text:c="3"/>4,792</text:p>
          </table:table-cell>
          <table:table-cell table:style-name="ce58" office:value-type="float" office:value="4706" calcext:value-type="float">
            <text:p><text:s text:c="3"/>4,706</text:p>
          </table:table-cell>
          <table:table-cell table:style-name="ce58" office:value-type="float" office:value="4704" calcext:value-type="float">
            <text:p><text:s text:c="3"/>4,70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4768" calcext:value-type="float">
            <text:p><text:s text:c="3"/>4,768</text:p>
          </table:table-cell>
          <table:table-cell table:style-name="ce58" office:value-type="float" office:value="4682" calcext:value-type="float">
            <text:p><text:s text:c="3"/>4,682</text:p>
          </table:table-cell>
          <table:table-cell table:style-name="ce58" office:value-type="float" office:value="4680" calcext:value-type="float">
            <text:p><text:s text:c="3"/>4,68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number-columns-repeated="3" table:style-name="ce58" office:value-type="float" office:value="24" calcext:value-type="float">
            <text:p><text:s text:c="3"/>24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850" calcext:value-type="float">
            <text:p><text:s text:c="3"/>4,850</text:p>
          </table:table-cell>
          <table:table-cell table:style-name="ce58" office:value-type="float" office:value="4250" calcext:value-type="float">
            <text:p><text:s text:c="3"/>4,250</text:p>
          </table:table-cell>
          <table:table-cell table:style-name="ce58" office:value-type="float" office:value="4249" calcext:value-type="float">
            <text:p><text:s text:c="3"/>4,24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72" calcext:value-type="float">
            <text:p><text:s text:c="3"/>272</text:p>
          </table:table-cell>
          <table:table-cell table:style-name="ce58" office:value-type="float" office:value="154" calcext:value-type="float">
            <text:p><text:s text:c="3"/>15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313" calcext:value-type="float">
            <text:p><text:s text:c="3"/>313</text:p>
          </table:table-cell>
          <table:table-cell table:style-name="ce58" office:value-type="float" office:value="225" calcext:value-type="float">
            <text:p><text:s text:c="3"/>225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58" office:value-type="float" office:value="223" calcext:value-type="float">
            <text:p><text:s text:c="3"/>223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768" calcext:value-type="float">
            <text:p><text:s text:c="3"/>4,768</text:p>
          </table:table-cell>
          <table:table-cell table:style-name="ce58" office:value-type="float" office:value="4168" calcext:value-type="float">
            <text:p><text:s text:c="3"/>4,168</text:p>
          </table:table-cell>
          <table:table-cell table:style-name="ce58" office:value-type="float" office:value="4167" calcext:value-type="float">
            <text:p><text:s text:c="3"/>4,16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72" calcext:value-type="float">
            <text:p><text:s text:c="3"/>272</text:p>
          </table:table-cell>
          <table:table-cell table:style-name="ce58" office:value-type="float" office:value="154" calcext:value-type="float">
            <text:p><text:s text:c="3"/>15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313" calcext:value-type="float">
            <text:p><text:s text:c="3"/>313</text:p>
          </table:table-cell>
          <table:table-cell table:style-name="ce58" office:value-type="float" office:value="225" calcext:value-type="float">
            <text:p><text:s text:c="3"/>225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58" office:value-type="float" office:value="223" calcext:value-type="float">
            <text:p><text:s text:c="3"/>223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9" calcext:value-type="float">
            <text:p><text:s text:c="3"/>9</text:p>
          </table:table-cell>
          <table:table-cell table:number-columns-repeated="3" table:style-name="ce58" office:value-type="float" office:value="82" calcext:value-type="float">
            <text:p><text:s text:c="3"/>82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4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102" calcext:value-type="float">
            <text:p><text:s text:c="3"/>8,102</text:p>
          </table:table-cell>
          <table:table-cell table:style-name="ce57" office:value-type="float" office:value="7578" calcext:value-type="float">
            <text:p><text:s text:c="3"/>7,578</text:p>
          </table:table-cell>
          <table:table-cell table:style-name="ce57" office:value-type="float" office:value="7577" calcext:value-type="float">
            <text:p><text:s text:c="3"/>7,57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14" calcext:value-type="float">
            <text:p><text:s text:c="3"/>214</text:p>
          </table:table-cell>
          <table:table-cell table:style-name="ce57" office:value-type="float" office:value="119" calcext:value-type="float">
            <text:p><text:s text:c="3"/>119</text:p>
          </table:table-cell>
          <table:table-cell table:style-name="ce57" office:value-type="float" office:value="95" calcext:value-type="float">
            <text:p><text:s text:c="3"/>95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88" calcext:value-type="float">
            <text:p><text:s text:c="3"/>288</text:p>
          </table:table-cell>
          <table:table-cell table:style-name="ce57" office:value-type="float" office:value="178" calcext:value-type="float">
            <text:p><text:s text:c="3"/>178</text:p>
          </table:table-cell>
          <table:table-cell table:style-name="ce57" office:value-type="float" office:value="110" calcext:value-type="float">
            <text:p><text:s text:c="3"/>110</text:p>
          </table:table-cell>
          <table:table-cell table:style-name="ce57" office:value-type="float" office:value="251" calcext:value-type="float">
            <text:p><text:s text:c="3"/>251</text:p>
          </table:table-cell>
          <table:table-cell table:style-name="ce57" office:value-type="float" office:value="177" calcext:value-type="float">
            <text:p><text:s text:c="3"/>177</text:p>
          </table:table-cell>
          <table:table-cell table:style-name="ce57" office:value-type="float" office:value="74" calcext:value-type="float">
            <text:p><text:s text:c="3"/>74</text:p>
          </table:table-cell>
          <table:table-cell table:style-name="ce57" office:value-type="float" office:value="37" calcext:value-type="float">
            <text:p><text:s text:c="3"/>3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6" calcext:value-type="float">
            <text:p><text:s text:c="3"/>36</text:p>
          </table:table-cell>
          <table:table-cell table:style-name="ce57" office:value-type="float" office:value="8006" calcext:value-type="float">
            <text:p><text:s text:c="3"/>8,006</text:p>
          </table:table-cell>
          <table:table-cell table:style-name="ce57" office:value-type="float" office:value="7484" calcext:value-type="float">
            <text:p><text:s text:c="3"/>7,484</text:p>
          </table:table-cell>
          <table:table-cell table:style-name="ce57" office:value-type="float" office:value="7483" calcext:value-type="float">
            <text:p><text:s text:c="3"/>7,48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14" calcext:value-type="float">
            <text:p><text:s text:c="3"/>214</text:p>
          </table:table-cell>
          <table:table-cell table:style-name="ce57" office:value-type="float" office:value="119" calcext:value-type="float">
            <text:p><text:s text:c="3"/>119</text:p>
          </table:table-cell>
          <table:table-cell table:style-name="ce57" office:value-type="float" office:value="95" calcext:value-type="float">
            <text:p><text:s text:c="3"/>95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88" calcext:value-type="float">
            <text:p><text:s text:c="3"/>288</text:p>
          </table:table-cell>
          <table:table-cell table:style-name="ce57" office:value-type="float" office:value="178" calcext:value-type="float">
            <text:p><text:s text:c="3"/>178</text:p>
          </table:table-cell>
          <table:table-cell table:style-name="ce57" office:value-type="float" office:value="110" calcext:value-type="float">
            <text:p><text:s text:c="3"/>110</text:p>
          </table:table-cell>
          <table:table-cell table:style-name="ce57" office:value-type="float" office:value="251" calcext:value-type="float">
            <text:p><text:s text:c="3"/>251</text:p>
          </table:table-cell>
          <table:table-cell table:style-name="ce57" office:value-type="float" office:value="177" calcext:value-type="float">
            <text:p><text:s text:c="3"/>177</text:p>
          </table:table-cell>
          <table:table-cell table:style-name="ce57" office:value-type="float" office:value="74" calcext:value-type="float">
            <text:p><text:s text:c="3"/>74</text:p>
          </table:table-cell>
          <table:table-cell table:style-name="ce57" office:value-type="float" office:value="37" calcext:value-type="float">
            <text:p><text:s text:c="3"/>3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6" calcext:value-type="float">
            <text:p><text:s text:c="3"/>36</text:p>
          </table:table-cell>
          <table:table-cell table:style-name="ce57" office:value-type="float" office:value="96" calcext:value-type="float">
            <text:p><text:s text:c="3"/>96</text:p>
          </table:table-cell>
          <table:table-cell table:number-columns-repeated="2" table:style-name="ce57" office:value-type="float" office:value="94" calcext:value-type="float">
            <text:p><text:s text:c="3"/>94</text:p>
          </table:table-cell>
          <table:table-cell table:number-columns-repeated="4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number-columns-repeated="9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029" calcext:value-type="float">
            <text:p><text:s text:c="3"/>4,029</text:p>
          </table:table-cell>
          <table:table-cell table:style-name="ce58" office:value-type="float" office:value="3962" calcext:value-type="float">
            <text:p><text:s text:c="3"/>3,962</text:p>
          </table:table-cell>
          <table:table-cell table:style-name="ce58" office:value-type="float" office:value="3961" calcext:value-type="float">
            <text:p><text:s text:c="3"/>3,96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4" calcext:value-type="float">
            <text:p><text:s text:c="3"/>4</text:p>
          </table:table-cell>
          <table:table-cell table:number-columns-repeated="2" table:style-name="ce58" office:value-type="float" office:value="9" calcext:value-type="float">
            <text:p><text:s text:c="3"/>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4003" calcext:value-type="float">
            <text:p><text:s text:c="3"/>4,003</text:p>
          </table:table-cell>
          <table:table-cell table:style-name="ce58" office:value-type="float" office:value="3938" calcext:value-type="float">
            <text:p><text:s text:c="3"/>3,938</text:p>
          </table:table-cell>
          <table:table-cell table:style-name="ce58" office:value-type="float" office:value="3937" calcext:value-type="float">
            <text:p><text:s text:c="3"/>3,93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number-columns-repeated="2" table:style-name="ce58" office:value-type="float" office:value="24" calcext:value-type="float">
            <text:p><text:s text:c="3"/>24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number-columns-repeated="9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073" calcext:value-type="float">
            <text:p><text:s text:c="3"/>4,073</text:p>
          </table:table-cell>
          <table:table-cell table:number-columns-repeated="2" table:style-name="ce58" office:value-type="float" office:value="3616" calcext:value-type="float">
            <text:p><text:s text:c="3"/>3,61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01" calcext:value-type="float">
            <text:p><text:s text:c="3"/>201</text:p>
          </table:table-cell>
          <table:table-cell table:style-name="ce58" office:value-type="float" office:value="115" calcext:value-type="float">
            <text:p><text:s text:c="3"/>115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43" calcext:value-type="float">
            <text:p><text:s text:c="3"/>243</text:p>
          </table:table-cell>
          <table:table-cell table:style-name="ce58" office:value-type="float" office:value="174" calcext:value-type="float">
            <text:p><text:s text:c="3"/>174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234" calcext:value-type="float">
            <text:p><text:s text:c="3"/>234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4003" calcext:value-type="float">
            <text:p><text:s text:c="3"/>4,003</text:p>
          </table:table-cell>
          <table:table-cell table:number-columns-repeated="2" table:style-name="ce58" office:value-type="float" office:value="3546" calcext:value-type="float">
            <text:p><text:s text:c="3"/>3,54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01" calcext:value-type="float">
            <text:p><text:s text:c="3"/>201</text:p>
          </table:table-cell>
          <table:table-cell table:style-name="ce58" office:value-type="float" office:value="115" calcext:value-type="float">
            <text:p><text:s text:c="3"/>115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43" calcext:value-type="float">
            <text:p><text:s text:c="3"/>243</text:p>
          </table:table-cell>
          <table:table-cell table:style-name="ce58" office:value-type="float" office:value="174" calcext:value-type="float">
            <text:p><text:s text:c="3"/>174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234" calcext:value-type="float">
            <text:p><text:s text:c="3"/>234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3" table:style-name="ce58" office:value-type="float" office:value="70" calcext:value-type="float">
            <text:p><text:s text:c="3"/>70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5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038" calcext:value-type="float">
            <text:p><text:s text:c="3"/>8,038</text:p>
          </table:table-cell>
          <table:table-cell table:style-name="ce57" office:value-type="float" office:value="7535" calcext:value-type="float">
            <text:p><text:s text:c="3"/>7,535</text:p>
          </table:table-cell>
          <table:table-cell table:style-name="ce57" office:value-type="float" office:value="7533" calcext:value-type="float">
            <text:p><text:s text:c="3"/>7,53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24" calcext:value-type="float">
            <text:p><text:s text:c="3"/>224</text:p>
          </table:table-cell>
          <table:table-cell table:style-name="ce57" office:value-type="float" office:value="129" calcext:value-type="float">
            <text:p><text:s text:c="3"/>129</text:p>
          </table:table-cell>
          <table:table-cell table:style-name="ce57" office:value-type="float" office:value="95" calcext:value-type="float">
            <text:p><text:s text:c="3"/>95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265" calcext:value-type="float">
            <text:p><text:s text:c="3"/>265</text:p>
          </table:table-cell>
          <table:table-cell table:style-name="ce57" office:value-type="float" office:value="166" calcext:value-type="float">
            <text:p><text:s text:c="3"/>166</text:p>
          </table:table-cell>
          <table:table-cell table:style-name="ce57" office:value-type="float" office:value="99" calcext:value-type="float">
            <text:p><text:s text:c="3"/>99</text:p>
          </table:table-cell>
          <table:table-cell table:style-name="ce57" office:value-type="float" office:value="227" calcext:value-type="float">
            <text:p><text:s text:c="3"/>227</text:p>
          </table:table-cell>
          <table:table-cell table:style-name="ce57" office:value-type="float" office:value="163" calcext:value-type="float">
            <text:p><text:s text:c="3"/>163</text:p>
          </table:table-cell>
          <table:table-cell table:style-name="ce57" office:value-type="float" office:value="64" calcext:value-type="float">
            <text:p><text:s text:c="3"/>64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5" calcext:value-type="float">
            <text:p><text:s text:c="3"/>35</text:p>
          </table:table-cell>
          <table:table-cell table:style-name="ce57" office:value-type="float" office:value="7950" calcext:value-type="float">
            <text:p><text:s text:c="3"/>7,950</text:p>
          </table:table-cell>
          <table:table-cell table:style-name="ce57" office:value-type="float" office:value="7447" calcext:value-type="float">
            <text:p><text:s text:c="3"/>7,447</text:p>
          </table:table-cell>
          <table:table-cell table:style-name="ce57" office:value-type="float" office:value="7445" calcext:value-type="float">
            <text:p><text:s text:c="3"/>7,44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24" calcext:value-type="float">
            <text:p><text:s text:c="3"/>224</text:p>
          </table:table-cell>
          <table:table-cell table:style-name="ce57" office:value-type="float" office:value="129" calcext:value-type="float">
            <text:p><text:s text:c="3"/>129</text:p>
          </table:table-cell>
          <table:table-cell table:style-name="ce57" office:value-type="float" office:value="95" calcext:value-type="float">
            <text:p><text:s text:c="3"/>95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265" calcext:value-type="float">
            <text:p><text:s text:c="3"/>265</text:p>
          </table:table-cell>
          <table:table-cell table:style-name="ce57" office:value-type="float" office:value="166" calcext:value-type="float">
            <text:p><text:s text:c="3"/>166</text:p>
          </table:table-cell>
          <table:table-cell table:style-name="ce57" office:value-type="float" office:value="99" calcext:value-type="float">
            <text:p><text:s text:c="3"/>99</text:p>
          </table:table-cell>
          <table:table-cell table:style-name="ce57" office:value-type="float" office:value="227" calcext:value-type="float">
            <text:p><text:s text:c="3"/>227</text:p>
          </table:table-cell>
          <table:table-cell table:style-name="ce57" office:value-type="float" office:value="163" calcext:value-type="float">
            <text:p><text:s text:c="3"/>163</text:p>
          </table:table-cell>
          <table:table-cell table:style-name="ce57" office:value-type="float" office:value="64" calcext:value-type="float">
            <text:p><text:s text:c="3"/>64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5" calcext:value-type="float">
            <text:p><text:s text:c="3"/>35</text:p>
          </table:table-cell>
          <table:table-cell table:number-columns-repeated="3" table:style-name="ce57" office:value-type="float" office:value="88" calcext:value-type="float">
            <text:p><text:s text:c="3"/>88</text:p>
          </table:table-cell>
          <table:table-cell table:number-columns-repeated="1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991" calcext:value-type="float">
            <text:p><text:s text:c="3"/>3,991</text:p>
          </table:table-cell>
          <table:table-cell table:style-name="ce58" office:value-type="float" office:value="3917" calcext:value-type="float">
            <text:p><text:s text:c="3"/>3,917</text:p>
          </table:table-cell>
          <table:table-cell table:style-name="ce58" office:value-type="float" office:value="3915" calcext:value-type="float">
            <text:p><text:s text:c="3"/>3,91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3975" calcext:value-type="float">
            <text:p><text:s text:c="3"/>3,975</text:p>
          </table:table-cell>
          <table:table-cell table:style-name="ce58" office:value-type="float" office:value="3901" calcext:value-type="float">
            <text:p><text:s text:c="3"/>3,901</text:p>
          </table:table-cell>
          <table:table-cell table:style-name="ce58" office:value-type="float" office:value="3899" calcext:value-type="float">
            <text:p><text:s text:c="3"/>3,89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number-columns-repeated="3" table:style-name="ce58" office:value-type="float" office:value="16" calcext:value-type="float">
            <text:p><text:s text:c="3"/>16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047" calcext:value-type="float">
            <text:p><text:s text:c="3"/>4,047</text:p>
          </table:table-cell>
          <table:table-cell table:number-columns-repeated="2" table:style-name="ce58" office:value-type="float" office:value="3618" calcext:value-type="float">
            <text:p><text:s text:c="3"/>3,61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05" calcext:value-type="float">
            <text:p><text:s text:c="3"/>205</text:p>
          </table:table-cell>
          <table:table-cell table:style-name="ce58" office:value-type="float" office:value="122" calcext:value-type="float">
            <text:p><text:s text:c="3"/>122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161" calcext:value-type="float">
            <text:p><text:s text:c="3"/>161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161" calcext:value-type="float">
            <text:p><text:s text:c="3"/>161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975" calcext:value-type="float">
            <text:p><text:s text:c="3"/>3,975</text:p>
          </table:table-cell>
          <table:table-cell table:number-columns-repeated="2" table:style-name="ce58" office:value-type="float" office:value="3546" calcext:value-type="float">
            <text:p><text:s text:c="3"/>3,54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05" calcext:value-type="float">
            <text:p><text:s text:c="3"/>205</text:p>
          </table:table-cell>
          <table:table-cell table:style-name="ce58" office:value-type="float" office:value="122" calcext:value-type="float">
            <text:p><text:s text:c="3"/>122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161" calcext:value-type="float">
            <text:p><text:s text:c="3"/>161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161" calcext:value-type="float">
            <text:p><text:s text:c="3"/>161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3" table:style-name="ce58" office:value-type="float" office:value="72" calcext:value-type="float">
            <text:p><text:s text:c="3"/>72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6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312" calcext:value-type="float">
            <text:p><text:s text:c="3"/>8,312</text:p>
          </table:table-cell>
          <table:table-cell table:number-columns-repeated="2" table:style-name="ce57" office:value-type="float" office:value="7718" calcext:value-type="float">
            <text:p><text:s text:c="3"/>7,718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67" calcext:value-type="float">
            <text:p><text:s text:c="3"/>267</text:p>
          </table:table-cell>
          <table:table-cell table:style-name="ce57" office:value-type="float" office:value="146" calcext:value-type="float">
            <text:p><text:s text:c="3"/>146</text:p>
          </table:table-cell>
          <table:table-cell table:style-name="ce57" office:value-type="float" office:value="121" calcext:value-type="float">
            <text:p><text:s text:c="3"/>121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311" calcext:value-type="float">
            <text:p><text:s text:c="3"/>311</text:p>
          </table:table-cell>
          <table:table-cell table:style-name="ce57" office:value-type="float" office:value="189" calcext:value-type="float">
            <text:p><text:s text:c="3"/>189</text:p>
          </table:table-cell>
          <table:table-cell table:style-name="ce57" office:value-type="float" office:value="122" calcext:value-type="float">
            <text:p><text:s text:c="3"/>122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57" office:value-type="float" office:value="183" calcext:value-type="float">
            <text:p><text:s text:c="3"/>183</text:p>
          </table:table-cell>
          <table:table-cell table:style-name="ce57" office:value-type="float" office:value="73" calcext:value-type="float">
            <text:p><text:s text:c="3"/>73</text:p>
          </table:table-cell>
          <table:table-cell table:style-name="ce57" office:value-type="float" office:value="55" calcext:value-type="float">
            <text:p><text:s text:c="3"/>55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49" calcext:value-type="float">
            <text:p><text:s text:c="3"/>49</text:p>
          </table:table-cell>
          <table:table-cell table:style-name="ce57" office:value-type="float" office:value="8206" calcext:value-type="float">
            <text:p><text:s text:c="3"/>8,206</text:p>
          </table:table-cell>
          <table:table-cell table:number-columns-repeated="2" table:style-name="ce57" office:value-type="float" office:value="7612" calcext:value-type="float">
            <text:p><text:s text:c="3"/>7,61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67" calcext:value-type="float">
            <text:p><text:s text:c="3"/>267</text:p>
          </table:table-cell>
          <table:table-cell table:style-name="ce57" office:value-type="float" office:value="146" calcext:value-type="float">
            <text:p><text:s text:c="3"/>146</text:p>
          </table:table-cell>
          <table:table-cell table:style-name="ce57" office:value-type="float" office:value="121" calcext:value-type="float">
            <text:p><text:s text:c="3"/>121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311" calcext:value-type="float">
            <text:p><text:s text:c="3"/>311</text:p>
          </table:table-cell>
          <table:table-cell table:style-name="ce57" office:value-type="float" office:value="189" calcext:value-type="float">
            <text:p><text:s text:c="3"/>189</text:p>
          </table:table-cell>
          <table:table-cell table:style-name="ce57" office:value-type="float" office:value="122" calcext:value-type="float">
            <text:p><text:s text:c="3"/>122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57" office:value-type="float" office:value="183" calcext:value-type="float">
            <text:p><text:s text:c="3"/>183</text:p>
          </table:table-cell>
          <table:table-cell table:style-name="ce57" office:value-type="float" office:value="73" calcext:value-type="float">
            <text:p><text:s text:c="3"/>73</text:p>
          </table:table-cell>
          <table:table-cell table:style-name="ce57" office:value-type="float" office:value="55" calcext:value-type="float">
            <text:p><text:s text:c="3"/>55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49" calcext:value-type="float">
            <text:p><text:s text:c="3"/>49</text:p>
          </table:table-cell>
          <table:table-cell table:number-columns-repeated="3" table:style-name="ce57" office:value-type="float" office:value="106" calcext:value-type="float">
            <text:p><text:s text:c="3"/>106</text:p>
          </table:table-cell>
          <table:table-cell table:number-columns-repeated="1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131" calcext:value-type="float">
            <text:p><text:s text:c="3"/>4,131</text:p>
          </table:table-cell>
          <table:table-cell table:number-columns-repeated="2" table:style-name="ce58" office:value-type="float" office:value="4041" calcext:value-type="float">
            <text:p><text:s text:c="3"/>4,04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4103" calcext:value-type="float">
            <text:p><text:s text:c="3"/>4,103</text:p>
          </table:table-cell>
          <table:table-cell table:number-columns-repeated="2" table:style-name="ce58" office:value-type="float" office:value="4013" calcext:value-type="float">
            <text:p><text:s text:c="3"/>4,01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number-columns-repeated="3" table:style-name="ce58" office:value-type="float" office:value="28" calcext:value-type="float">
            <text:p><text:s text:c="3"/>28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181" calcext:value-type="float">
            <text:p><text:s text:c="3"/>4,181</text:p>
          </table:table-cell>
          <table:table-cell table:number-columns-repeated="2" table:style-name="ce58" office:value-type="float" office:value="3677" calcext:value-type="float">
            <text:p><text:s text:c="3"/>3,67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38" calcext:value-type="float">
            <text:p><text:s text:c="3"/>138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style-name="ce58" office:value-type="float" office:value="182" calcext:value-type="float">
            <text:p><text:s text:c="3"/>18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233" calcext:value-type="float">
            <text:p><text:s text:c="3"/>233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4103" calcext:value-type="float">
            <text:p><text:s text:c="3"/>4,103</text:p>
          </table:table-cell>
          <table:table-cell table:number-columns-repeated="2" table:style-name="ce58" office:value-type="float" office:value="3599" calcext:value-type="float">
            <text:p><text:s text:c="3"/>3,599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38" calcext:value-type="float">
            <text:p><text:s text:c="3"/>138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style-name="ce58" office:value-type="float" office:value="182" calcext:value-type="float">
            <text:p><text:s text:c="3"/>18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233" calcext:value-type="float">
            <text:p><text:s text:c="3"/>233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number-columns-repeated="3" table:style-name="ce58" office:value-type="float" office:value="78" calcext:value-type="float">
            <text:p><text:s text:c="3"/>78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7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952" calcext:value-type="float">
            <text:p><text:s text:c="3"/>8,952</text:p>
          </table:table-cell>
          <table:table-cell table:style-name="ce57" office:value-type="float" office:value="8360" calcext:value-type="float">
            <text:p><text:s text:c="3"/>8,360</text:p>
          </table:table-cell>
          <table:table-cell table:style-name="ce57" office:value-type="float" office:value="8358" calcext:value-type="float">
            <text:p><text:s text:c="3"/>8,35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33" calcext:value-type="float">
            <text:p><text:s text:c="3"/>233</text:p>
          </table:table-cell>
          <table:table-cell table:style-name="ce57" office:value-type="float" office:value="127" calcext:value-type="float">
            <text:p><text:s text:c="3"/>127</text:p>
          </table:table-cell>
          <table:table-cell table:style-name="ce57" office:value-type="float" office:value="106" calcext:value-type="float">
            <text:p><text:s text:c="3"/>106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number-columns-repeated="2" table:style-name="ce57" office:value-type="float" office:value="11" calcext:value-type="float">
            <text:p><text:s text:c="3"/>11</text:p>
          </table:table-cell>
          <table:table-cell table:style-name="ce57" office:value-type="float" office:value="337" calcext:value-type="float">
            <text:p><text:s text:c="3"/>337</text:p>
          </table:table-cell>
          <table:table-cell table:style-name="ce57" office:value-type="float" office:value="209" calcext:value-type="float">
            <text:p><text:s text:c="3"/>209</text:p>
          </table:table-cell>
          <table:table-cell table:style-name="ce57" office:value-type="float" office:value="128" calcext:value-type="float">
            <text:p><text:s text:c="3"/>128</text:p>
          </table:table-cell>
          <table:table-cell table:style-name="ce57" office:value-type="float" office:value="284" calcext:value-type="float">
            <text:p><text:s text:c="3"/>284</text:p>
          </table:table-cell>
          <table:table-cell table:style-name="ce57" office:value-type="float" office:value="206" calcext:value-type="float">
            <text:p><text:s text:c="3"/>206</text:p>
          </table:table-cell>
          <table:table-cell table:style-name="ce57" office:value-type="float" office:value="78" calcext:value-type="float">
            <text:p><text:s text:c="3"/>78</text:p>
          </table:table-cell>
          <table:table-cell table:style-name="ce57" office:value-type="float" office:value="53" calcext:value-type="float">
            <text:p><text:s text:c="3"/>53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50" calcext:value-type="float">
            <text:p><text:s text:c="3"/>50</text:p>
          </table:table-cell>
          <table:table-cell table:style-name="ce57" office:value-type="float" office:value="8852" calcext:value-type="float">
            <text:p><text:s text:c="3"/>8,852</text:p>
          </table:table-cell>
          <table:table-cell table:style-name="ce57" office:value-type="float" office:value="8262" calcext:value-type="float">
            <text:p><text:s text:c="3"/>8,262</text:p>
          </table:table-cell>
          <table:table-cell table:style-name="ce57" office:value-type="float" office:value="8260" calcext:value-type="float">
            <text:p><text:s text:c="3"/>8,26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33" calcext:value-type="float">
            <text:p><text:s text:c="3"/>233</text:p>
          </table:table-cell>
          <table:table-cell table:style-name="ce57" office:value-type="float" office:value="127" calcext:value-type="float">
            <text:p><text:s text:c="3"/>127</text:p>
          </table:table-cell>
          <table:table-cell table:style-name="ce57" office:value-type="float" office:value="106" calcext:value-type="float">
            <text:p><text:s text:c="3"/>106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number-columns-repeated="2" table:style-name="ce57" office:value-type="float" office:value="11" calcext:value-type="float">
            <text:p><text:s text:c="3"/>11</text:p>
          </table:table-cell>
          <table:table-cell table:style-name="ce57" office:value-type="float" office:value="335" calcext:value-type="float">
            <text:p><text:s text:c="3"/>335</text:p>
          </table:table-cell>
          <table:table-cell table:style-name="ce57" office:value-type="float" office:value="207" calcext:value-type="float">
            <text:p><text:s text:c="3"/>207</text:p>
          </table:table-cell>
          <table:table-cell table:style-name="ce57" office:value-type="float" office:value="128" calcext:value-type="float">
            <text:p><text:s text:c="3"/>128</text:p>
          </table:table-cell>
          <table:table-cell table:style-name="ce57" office:value-type="float" office:value="282" calcext:value-type="float">
            <text:p><text:s text:c="3"/>282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78" calcext:value-type="float">
            <text:p><text:s text:c="3"/>78</text:p>
          </table:table-cell>
          <table:table-cell table:style-name="ce57" office:value-type="float" office:value="53" calcext:value-type="float">
            <text:p><text:s text:c="3"/>53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50" calcext:value-type="float">
            <text:p><text:s text:c="3"/>50</text:p>
          </table:table-cell>
          <table:table-cell table:style-name="ce57" office:value-type="float" office:value="100" calcext:value-type="float">
            <text:p><text:s text:c="3"/>100</text:p>
          </table:table-cell>
          <table:table-cell table:number-columns-repeated="2" table:style-name="ce57" office:value-type="float" office:value="98" calcext:value-type="float">
            <text:p><text:s text:c="3"/>98</text:p>
          </table:table-cell>
          <table:table-cell table:number-columns-repeated="7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456" calcext:value-type="float">
            <text:p><text:s text:c="3"/>4,456</text:p>
          </table:table-cell>
          <table:table-cell table:number-columns-repeated="2" table:style-name="ce58" office:value-type="float" office:value="4370" calcext:value-type="float">
            <text:p><text:s text:c="3"/>4,37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4426" calcext:value-type="float">
            <text:p><text:s text:c="3"/>4,426</text:p>
          </table:table-cell>
          <table:table-cell table:number-columns-repeated="2" table:style-name="ce58" office:value-type="float" office:value="4340" calcext:value-type="float">
            <text:p><text:s text:c="3"/>4,34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number-columns-repeated="3" table:style-name="ce58" office:value-type="float" office:value="30" calcext:value-type="float">
            <text:p><text:s text:c="3"/>30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496" calcext:value-type="float">
            <text:p><text:s text:c="3"/>4,496</text:p>
          </table:table-cell>
          <table:table-cell table:style-name="ce58" office:value-type="float" office:value="3990" calcext:value-type="float">
            <text:p><text:s text:c="3"/>3,990</text:p>
          </table:table-cell>
          <table:table-cell table:style-name="ce58" office:value-type="float" office:value="3988" calcext:value-type="float">
            <text:p><text:s text:c="3"/>3,98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4" calcext:value-type="float">
            <text:p><text:s text:c="3"/>274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261" calcext:value-type="float">
            <text:p><text:s text:c="3"/>261</text:p>
          </table:table-cell>
          <table:table-cell table:style-name="ce58" office:value-type="float" office:value="202" calcext:value-type="float">
            <text:p><text:s text:c="3"/>202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4426" calcext:value-type="float">
            <text:p><text:s text:c="3"/>4,426</text:p>
          </table:table-cell>
          <table:table-cell table:style-name="ce58" office:value-type="float" office:value="3922" calcext:value-type="float">
            <text:p><text:s text:c="3"/>3,922</text:p>
          </table:table-cell>
          <table:table-cell table:style-name="ce58" office:value-type="float" office:value="3920" calcext:value-type="float">
            <text:p><text:s text:c="3"/>3,92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2" calcext:value-type="float">
            <text:p><text:s text:c="3"/>272</text:p>
          </table:table-cell>
          <table:table-cell table:style-name="ce58" office:value-type="float" office:value="201" calcext:value-type="float">
            <text:p><text:s text:c="3"/>201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259" calcext:value-type="float">
            <text:p><text:s text:c="3"/>259</text:p>
          </table:table-cell>
          <table:table-cell table:style-name="ce58" office:value-type="float" office:value="200" calcext:value-type="float">
            <text:p><text:s text:c="3"/>200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number-columns-repeated="2" table:style-name="ce58" office:value-type="float" office:value="68" calcext:value-type="float">
            <text:p><text:s text:c="3"/>68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8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9574" calcext:value-type="float">
            <text:p><text:s text:c="3"/>9,574</text:p>
          </table:table-cell>
          <table:table-cell table:style-name="ce57" office:value-type="float" office:value="8870" calcext:value-type="float">
            <text:p><text:s text:c="3"/>8,870</text:p>
          </table:table-cell>
          <table:table-cell table:style-name="ce57" office:value-type="float" office:value="8869" calcext:value-type="float">
            <text:p><text:s text:c="3"/>8,86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16" calcext:value-type="float">
            <text:p><text:s text:c="3"/>316</text:p>
          </table:table-cell>
          <table:table-cell table:style-name="ce57" office:value-type="float" office:value="163" calcext:value-type="float">
            <text:p><text:s text:c="3"/>163</text:p>
          </table:table-cell>
          <table:table-cell table:style-name="ce57" office:value-type="float" office:value="153" calcext:value-type="float">
            <text:p><text:s text:c="3"/>153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367" calcext:value-type="float">
            <text:p><text:s text:c="3"/>367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57" office:value-type="float" office:value="154" calcext:value-type="float">
            <text:p><text:s text:c="3"/>154</text:p>
          </table:table-cell>
          <table:table-cell table:style-name="ce57" office:value-type="float" office:value="309" calcext:value-type="float">
            <text:p><text:s text:c="3"/>309</text:p>
          </table:table-cell>
          <table:table-cell table:style-name="ce57" office:value-type="float" office:value="211" calcext:value-type="float">
            <text:p><text:s text:c="3"/>211</text:p>
          </table:table-cell>
          <table:table-cell table:style-name="ce57" office:value-type="float" office:value="98" calcext:value-type="float">
            <text:p><text:s text:c="3"/>98</text:p>
          </table:table-cell>
          <table:table-cell table:style-name="ce57" office:value-type="float" office:value="58" calcext:value-type="float">
            <text:p><text:s text:c="3"/>5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56" calcext:value-type="float">
            <text:p><text:s text:c="3"/>56</text:p>
          </table:table-cell>
          <table:table-cell table:style-name="ce57" office:value-type="float" office:value="9450" calcext:value-type="float">
            <text:p><text:s text:c="3"/>9,450</text:p>
          </table:table-cell>
          <table:table-cell table:style-name="ce57" office:value-type="float" office:value="8748" calcext:value-type="float">
            <text:p><text:s text:c="3"/>8,748</text:p>
          </table:table-cell>
          <table:table-cell table:style-name="ce57" office:value-type="float" office:value="8747" calcext:value-type="float">
            <text:p><text:s text:c="3"/>8,74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15" calcext:value-type="float">
            <text:p><text:s text:c="3"/>315</text:p>
          </table:table-cell>
          <table:table-cell table:style-name="ce57" office:value-type="float" office:value="162" calcext:value-type="float">
            <text:p><text:s text:c="3"/>162</text:p>
          </table:table-cell>
          <table:table-cell table:style-name="ce57" office:value-type="float" office:value="153" calcext:value-type="float">
            <text:p><text:s text:c="3"/>153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366" calcext:value-type="float">
            <text:p><text:s text:c="3"/>366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57" office:value-type="float" office:value="153" calcext:value-type="float">
            <text:p><text:s text:c="3"/>153</text:p>
          </table:table-cell>
          <table:table-cell table:style-name="ce57" office:value-type="float" office:value="309" calcext:value-type="float">
            <text:p><text:s text:c="3"/>309</text:p>
          </table:table-cell>
          <table:table-cell table:style-name="ce57" office:value-type="float" office:value="211" calcext:value-type="float">
            <text:p><text:s text:c="3"/>211</text:p>
          </table:table-cell>
          <table:table-cell table:style-name="ce57" office:value-type="float" office:value="98" calcext:value-type="float">
            <text:p><text:s text:c="3"/>98</text:p>
          </table:table-cell>
          <table:table-cell table:style-name="ce57" office:value-type="float" office:value="57" calcext:value-type="float">
            <text:p><text:s text:c="3"/>57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55" calcext:value-type="float">
            <text:p><text:s text:c="3"/>55</text:p>
          </table:table-cell>
          <table:table-cell table:style-name="ce57" office:value-type="float" office:value="124" calcext:value-type="float">
            <text:p><text:s text:c="3"/>124</text:p>
          </table:table-cell>
          <table:table-cell table:number-columns-repeated="2" table:style-name="ce57" office:value-type="float" office:value="122" calcext:value-type="float">
            <text:p><text:s text:c="3"/>122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number-columns-repeated="4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757" calcext:value-type="float">
            <text:p><text:s text:c="3"/>4,757</text:p>
          </table:table-cell>
          <table:table-cell table:style-name="ce58" office:value-type="float" office:value="4652" calcext:value-type="float">
            <text:p><text:s text:c="3"/>4,652</text:p>
          </table:table-cell>
          <table:table-cell table:style-name="ce58" office:value-type="float" office:value="4651" calcext:value-type="float">
            <text:p><text:s text:c="3"/>4,65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4725" calcext:value-type="float">
            <text:p><text:s text:c="3"/>4,725</text:p>
          </table:table-cell>
          <table:table-cell table:style-name="ce58" office:value-type="float" office:value="4620" calcext:value-type="float">
            <text:p><text:s text:c="3"/>4,620</text:p>
          </table:table-cell>
          <table:table-cell table:style-name="ce58" office:value-type="float" office:value="4619" calcext:value-type="float">
            <text:p><text:s text:c="3"/>4,61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number-columns-repeated="3" table:style-name="ce58" office:value-type="float" office:value="32" calcext:value-type="float">
            <text:p><text:s text:c="3"/>32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817" calcext:value-type="float">
            <text:p><text:s text:c="3"/>4,817</text:p>
          </table:table-cell>
          <table:table-cell table:number-columns-repeated="2" table:style-name="ce58" office:value-type="float" office:value="4218" calcext:value-type="float">
            <text:p><text:s text:c="3"/>4,21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93" calcext:value-type="float">
            <text:p><text:s text:c="3"/>293</text:p>
          </table:table-cell>
          <table:table-cell table:style-name="ce58" office:value-type="float" office:value="158" calcext:value-type="float">
            <text:p><text:s text:c="3"/>158</text:p>
          </table:table-cell>
          <table:table-cell table:style-name="ce58" office:value-type="float" office:value="135" calcext:value-type="float">
            <text:p><text:s text:c="3"/>13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93" calcext:value-type="float">
            <text:p><text:s text:c="3"/>293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282" calcext:value-type="float">
            <text:p><text:s text:c="3"/>282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4725" calcext:value-type="float">
            <text:p><text:s text:c="3"/>4,725</text:p>
          </table:table-cell>
          <table:table-cell table:number-columns-repeated="2" table:style-name="ce58" office:value-type="float" office:value="4128" calcext:value-type="float">
            <text:p><text:s text:c="3"/>4,12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92" calcext:value-type="float">
            <text:p><text:s text:c="3"/>292</text:p>
          </table:table-cell>
          <table:table-cell table:style-name="ce58" office:value-type="float" office:value="157" calcext:value-type="float">
            <text:p><text:s text:c="3"/>157</text:p>
          </table:table-cell>
          <table:table-cell table:style-name="ce58" office:value-type="float" office:value="135" calcext:value-type="float">
            <text:p><text:s text:c="3"/>13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92" calcext:value-type="float">
            <text:p><text:s text:c="3"/>292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282" calcext:value-type="float">
            <text:p><text:s text:c="3"/>282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number-columns-repeated="2" table:style-name="ce58" office:value-type="float" office:value="90" calcext:value-type="float">
            <text:p><text:s text:c="3"/>90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9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670" calcext:value-type="float">
            <text:p><text:s text:c="3"/>8,670</text:p>
          </table:table-cell>
          <table:table-cell table:style-name="ce57" office:value-type="float" office:value="8084" calcext:value-type="float">
            <text:p><text:s text:c="3"/>8,084</text:p>
          </table:table-cell>
          <table:table-cell table:style-name="ce57" office:value-type="float" office:value="8083" calcext:value-type="float">
            <text:p><text:s text:c="3"/>8,08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57" office:value-type="float" office:value="140" calcext:value-type="float">
            <text:p><text:s text:c="3"/>140</text:p>
          </table:table-cell>
          <table:table-cell table:style-name="ce57" office:value-type="float" office:value="122" calcext:value-type="float">
            <text:p><text:s text:c="3"/>122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303" calcext:value-type="float">
            <text:p><text:s text:c="3"/>303</text:p>
          </table:table-cell>
          <table:table-cell table:style-name="ce57" office:value-type="float" office:value="176" calcext:value-type="float">
            <text:p><text:s text:c="3"/>176</text:p>
          </table:table-cell>
          <table:table-cell table:style-name="ce57" office:value-type="float" office:value="127" calcext:value-type="float">
            <text:p><text:s text:c="3"/>127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171" calcext:value-type="float">
            <text:p><text:s text:c="3"/>171</text:p>
          </table:table-cell>
          <table:table-cell table:style-name="ce57" office:value-type="float" office:value="73" calcext:value-type="float">
            <text:p><text:s text:c="3"/>73</text:p>
          </table:table-cell>
          <table:table-cell table:style-name="ce57" office:value-type="float" office:value="59" calcext:value-type="float">
            <text:p><text:s text:c="3"/>59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54" calcext:value-type="float">
            <text:p><text:s text:c="3"/>54</text:p>
          </table:table-cell>
          <table:table-cell table:style-name="ce57" office:value-type="float" office:value="8572" calcext:value-type="float">
            <text:p><text:s text:c="3"/>8,572</text:p>
          </table:table-cell>
          <table:table-cell table:style-name="ce57" office:value-type="float" office:value="7986" calcext:value-type="float">
            <text:p><text:s text:c="3"/>7,986</text:p>
          </table:table-cell>
          <table:table-cell table:style-name="ce57" office:value-type="float" office:value="7985" calcext:value-type="float">
            <text:p><text:s text:c="3"/>7,98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57" office:value-type="float" office:value="140" calcext:value-type="float">
            <text:p><text:s text:c="3"/>140</text:p>
          </table:table-cell>
          <table:table-cell table:style-name="ce57" office:value-type="float" office:value="122" calcext:value-type="float">
            <text:p><text:s text:c="3"/>122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303" calcext:value-type="float">
            <text:p><text:s text:c="3"/>303</text:p>
          </table:table-cell>
          <table:table-cell table:style-name="ce57" office:value-type="float" office:value="176" calcext:value-type="float">
            <text:p><text:s text:c="3"/>176</text:p>
          </table:table-cell>
          <table:table-cell table:style-name="ce57" office:value-type="float" office:value="127" calcext:value-type="float">
            <text:p><text:s text:c="3"/>127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171" calcext:value-type="float">
            <text:p><text:s text:c="3"/>171</text:p>
          </table:table-cell>
          <table:table-cell table:style-name="ce57" office:value-type="float" office:value="73" calcext:value-type="float">
            <text:p><text:s text:c="3"/>73</text:p>
          </table:table-cell>
          <table:table-cell table:style-name="ce57" office:value-type="float" office:value="59" calcext:value-type="float">
            <text:p><text:s text:c="3"/>59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54" calcext:value-type="float">
            <text:p><text:s text:c="3"/>54</text:p>
          </table:table-cell>
          <table:table-cell table:number-columns-repeated="3" table:style-name="ce57" office:value-type="float" office:value="98" calcext:value-type="float">
            <text:p><text:s text:c="3"/>98</text:p>
          </table:table-cell>
          <table:table-cell table:number-columns-repeated="1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304" calcext:value-type="float">
            <text:p><text:s text:c="3"/>4,304</text:p>
          </table:table-cell>
          <table:table-cell table:style-name="ce58" office:value-type="float" office:value="4207" calcext:value-type="float">
            <text:p><text:s text:c="3"/>4,207</text:p>
          </table:table-cell>
          <table:table-cell table:style-name="ce58" office:value-type="float" office:value="4206" calcext:value-type="float">
            <text:p><text:s text:c="3"/>4,20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style-name="ce58" office:value-type="float" office:value="4286" calcext:value-type="float">
            <text:p><text:s text:c="3"/>4,286</text:p>
          </table:table-cell>
          <table:table-cell table:style-name="ce58" office:value-type="float" office:value="4189" calcext:value-type="float">
            <text:p><text:s text:c="3"/>4,189</text:p>
          </table:table-cell>
          <table:table-cell table:style-name="ce58" office:value-type="float" office:value="4188" calcext:value-type="float">
            <text:p><text:s text:c="3"/>4,18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number-columns-repeated="3" table:style-name="ce58" office:value-type="float" office:value="18" calcext:value-type="float">
            <text:p><text:s text:c="3"/>18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366" calcext:value-type="float">
            <text:p><text:s text:c="3"/>4,366</text:p>
          </table:table-cell>
          <table:table-cell table:number-columns-repeated="2" table:style-name="ce58" office:value-type="float" office:value="3877" calcext:value-type="float">
            <text:p><text:s text:c="3"/>3,87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136" calcext:value-type="float">
            <text:p><text:s text:c="3"/>136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number-columns-repeated="2" table:style-name="ce58" office:value-type="float" office:value="5" calcext:value-type="float">
            <text:p><text:s text:c="3"/>5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225" calcext:value-type="float">
            <text:p><text:s text:c="3"/>225</text:p>
          </table:table-cell>
          <table:table-cell table:style-name="ce58" office:value-type="float" office:value="166" calcext:value-type="float">
            <text:p><text:s text:c="3"/>166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4286" calcext:value-type="float">
            <text:p><text:s text:c="3"/>4,286</text:p>
          </table:table-cell>
          <table:table-cell table:number-columns-repeated="2" table:style-name="ce58" office:value-type="float" office:value="3797" calcext:value-type="float">
            <text:p><text:s text:c="3"/>3,79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136" calcext:value-type="float">
            <text:p><text:s text:c="3"/>136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number-columns-repeated="2" table:style-name="ce58" office:value-type="float" office:value="5" calcext:value-type="float">
            <text:p><text:s text:c="3"/>5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225" calcext:value-type="float">
            <text:p><text:s text:c="3"/>225</text:p>
          </table:table-cell>
          <table:table-cell table:style-name="ce58" office:value-type="float" office:value="166" calcext:value-type="float">
            <text:p><text:s text:c="3"/>166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number-columns-repeated="3" table:style-name="ce58" office:value-type="float" office:value="80" calcext:value-type="float">
            <text:p><text:s text:c="3"/>80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169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設籍情形'.$A$1:.$BG$99" table:range-usable-as="print-range"/>
          <table:named-expression table:name="Excel_BuiltIn_Print_Titles" table:base-cell-address="$'09離-年月別'.$A$1" table:expression="[$'09離-設籍情形'.$A$1:.$B$1048576];[$'09離-設籍情形'.$A$1:.$AMJ$6]"/>
        </table:named-expressions>
      </table:table>
      <table:named-expressions>
        <table:named-expression table:name="Excel_BuiltIn_Print_Area" table:base-cell-address="$'09離-年月別'.$A$1" table:expression="['smb://192.168.167.105/d/Documents%20and%20Settings/Administrator/%E6%A1%8C%E9%9D%A2/%E8%8B%97%E6%A0%97.xls'#$''.$V$7:.$AW$43]"/>
        <table:named-expression table:name="NAME" table:base-cell-address="$'09離-年月別'.$A$1" table:expression="['smb://192.168.167.105/d/Documents%20and%20Settings/Administrator/%E6%A1%8C%E9%9D%A2/%E8%8B%97%E6%A0%97.xls'#$''.$BZ$11:.$CA$39]"/>
        <table:named-expression table:name="PRINT_AREA_MI" table:base-cell-address="$'09離-年月別'.$A$1" table:expression="['smb://192.168.167.105/d/Documents%20and%20Settings/Administrator/%E6%A1%8C%E9%9D%A2/%E8%8B%97%E6%A0%97.xls'#$''.$V$7:.$AW$43]"/>
        <table:named-expression table:name="P_1" table:base-cell-address="$'09離-年月別'.$A$1" table:expression="['smb://192.168.167.105/d/Documents%20and%20Settings/Administrator/%E6%A1%8C%E9%9D%A2/%E8%8B%97%E6%A0%97.xls'#$''.$A$7:.$U$40]"/>
        <table:named-expression table:name="P_11" table:base-cell-address="$'09離-年月別'.$A$1" table:expression="['smb://192.168.167.105/d/Documents%20and%20Settings/Administrator/%E6%A1%8C%E9%9D%A2/%E8%8B%97%E6%A0%97.xls'#$''.$A$87:.$M$119]"/>
        <table:named-expression table:name="P_2" table:base-cell-address="$'09離-年月別'.$A$1" table:expression="['smb://192.168.167.105/d/Documents%20and%20Settings/Administrator/%E6%A1%8C%E9%9D%A2/%E8%8B%97%E6%A0%97.xls'#$''.$V$7:.$AW$43]"/>
        <table:named-expression table:name="\a" table:base-cell-address="$'09離-年月別'.$A$1" table:expression="['smb://192.168.167.105/d/Documents%20and%20Settings/Administrator/%E6%A1%8C%E9%9D%A2/%E8%8B%97%E6%A0%97.xls'#$''.$B$80]"/>
        <table:named-expression table:name="\b" table:base-cell-address="$'09離-年月別'.$A$1" table:expression="['smb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</number:number-style>
    <number:number-style style:name="N170P1" style:volatile="true">
      <number:text>–</number:text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P1" style:volatile="true">
      <number:text>–</number:text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P1" style:volatile="true">
      <number:text>-</number:text>
      <number:number number:decimal-places="0" loext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number number:decimal-places="0" loext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number:text>－  </number:text>
      <number:number number:decimal-places="0" loext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縣市別" style:display-name="PageStyle_09離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02:57</dc:date>
    <meta:print-date>2022-06-29T17:02:50</meta:print-date>
    <meta:document-statistic meta:table-count="3" meta:cell-count="8966" meta:object-count="0"/>
    <meta:generator>LibreOffice/6.4.7.2$Linux_X86_64 LibreOffice_project/40$Build-2</meta:generator>
  </office:meta>
</office:document-meta>
</file>